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 style:font-family-generic="swiss"/>
    <style:font-face style:name="Calibri3" svg:font-family="Calibri" style:font-pitch="variable"/>
    <style:font-face style:name="Liberation Sans1" svg:font-family="'Liberation Sans'" style:font-pitch="variable"/>
    <style:font-face style:name="Mangal1" svg:font-family="Mangal" style:font-pitch="variable"/>
    <style:font-face style:name="Microsoft YaHei" svg:font-family="'Microsoft YaHei'" style:font-pitch="variable"/>
    <style:font-face style:name="SimSun1" svg:font-family="SimSun, 宋体" style:font-pitch="variable"/>
    <style:font-face style:name="Times New Roman1" svg:font-family="'Times New Roman'" style:font-pitch="variable"/>
    <style:font-face style:name="Albany" svg:font-family="Albany" style:font-family-generic="roman" style:font-pitch="variable"/>
    <style:font-face style:name="Arial1" svg:font-family="Arial" style:font-family-generic="roman" style:font-pitch="variable"/>
    <style:font-face style:name="Calibri2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Wingdings" svg:font-family="Wingdings" style:font-family-generic="roman" style:font-pitch="variable"/>
    <style:font-face style:name="Albany2" svg:font-family="Albany, Arial" style:font-family-generic="swiss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wiss" style:font-pitch="variable"/>
    <style:font-face style:name="Albany1" svg:font-family="Albany" style:font-family-generic="system" style:font-pitch="variable"/>
    <style:font-face style:name="Andale Sans UI" svg:font-family="'Andale Sans UI'" style:font-family-generic="system" style:font-pitch="variable"/>
    <style:font-face style:name="Arial2" svg:font-family="Arial" style:font-family-generic="system" style:font-pitch="variable"/>
    <style:font-face style:name="Calibri4" svg:font-family="Calibri" style:font-family-generic="system" style:font-pitch="variable"/>
    <style:font-face style:name="Courier New1" svg:font-family="'Courier New'" style:font-family-generic="system" style:font-pitch="variable"/>
    <style:font-face style:name="Liberation Serif1" svg:font-family="'Liberation Serif'" style:font-family-generic="system" style:font-pitch="variable"/>
    <style:font-face style:name="Mangal" svg:font-family="Mangal" style:font-family-generic="system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Times" svg:font-family="Times" style:font-family-generic="system" style:font-pitch="variable"/>
    <style:font-face style:name="Times New Roman2" svg:font-family="'Times New Roman'" style:font-family-generic="system" style:font-pitch="variable"/>
    <style:font-face style:name="Verdana1" svg:font-family="Verdana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Tabla2" style:family="table">
      <style:table-properties style:width="26.989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a2.A" style:family="table-column">
      <style:table-column-properties style:column-width="5.911cm"/>
    </style:style>
    <style:style style:name="Tabla2.B" style:family="table-column">
      <style:table-column-properties style:column-width="6.906cm"/>
    </style:style>
    <style:style style:name="Tabla2.D" style:family="table-column">
      <style:table-column-properties style:column-width="2.983cm"/>
    </style:style>
    <style:style style:name="Tabla2.E" style:family="table-column">
      <style:table-column-properties style:column-width="1.021cm"/>
    </style:style>
    <style:style style:name="Tabla2.H" style:family="table-column">
      <style:table-column-properties style:column-width="1.221cm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top" fo:background-color="#999999" fo:padding="0.097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bla2.3" style:family="table-row">
      <style:table-row-properties fo:background-color="transparent" fo:keep-together="auto">
        <style:background-image/>
      </style:table-row-properties>
    </style:style>
    <style:style style:name="Tabla2.A3" style:family="table-cell">
      <style:table-cell-properties style:vertical-align="top" fo:background-color="#e6e6ff" fo:padding="0.097cm" fo:border-left="0.05pt solid #000000" fo:border-right="none" fo:border-top="0.05pt solid #000000" fo:border-bottom="0.05pt solid #000000" style:writing-mode="lr-tb">
        <style:background-image/>
      </style:table-cell-properties>
    </style:style>
    <style:style style:name="Tabla2.H3" style:family="table-cell">
      <style:table-cell-properties style:vertical-align="top" fo:background-color="#e6e6ff" fo:padding="0.097cm" fo:border="0.05pt solid #000000" style:writing-mode="lr-tb">
        <style:background-image/>
      </style:table-cell-properties>
    </style:style>
    <style:style style:name="Tabla2.A4" style:family="table-cell">
      <style:table-cell-properties style:vertical-align="top" fo:background-color="transparent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bla2.H4" style:family="table-cell">
      <style:table-cell-properties style:vertical-align="top" fo:background-color="transparent" fo:padding="0.097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bla2.A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B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C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D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E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F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G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H5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2.A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B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C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D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E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F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G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H6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2.A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B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C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D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E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F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G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H7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2.A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B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C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D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E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F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G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H8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2.A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B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C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D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E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F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G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H9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2.A1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B1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C1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D1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E1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F1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G1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H10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2.A1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B1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C1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D1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E1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F1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G1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H11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2.A1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B1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C1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D1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E1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F1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G1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H12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2.A1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B1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C1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D1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E1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F1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G1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H13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2.A14" style:family="table-cell">
      <style:table-cell-properties style:vertical-align="top" fo:background-color="#808080" fo:padding="0.097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bla2.A15" style:family="table-cell">
      <style:table-cell-properties style:vertical-align="top" fo:background-color="#e6e6e6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bla2.H15" style:family="table-cell">
      <style:table-cell-properties style:vertical-align="top" fo:background-color="#e6e6e6" fo:padding="0.097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bla2.C1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D1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E1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F1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G1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H17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2.A1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B1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C1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D1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E1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F1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G1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H18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2.A1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B1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C1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D1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E1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F1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G1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H19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2.A2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B2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C2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D2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E2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F2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G2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H20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2.A2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B2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C2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D2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E2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F2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G2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H21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2.A2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B2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C2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D2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E2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F2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G2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H22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2.A2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B2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C2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D2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E2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F2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G2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H23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2.A2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B2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C2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D2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E2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F2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G2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H24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2.A2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B2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C2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D2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E2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F2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G2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H25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2.C2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D2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E2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F2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G2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H29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2.C3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D3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E3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F3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G3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H30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2.C3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D3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E3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F3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G3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H31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2.A3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B3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C3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D3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E3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F3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G3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H32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2.A3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B3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C3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D3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E3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F3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G3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H33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2.A3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B3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C3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D3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E3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F3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G3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H34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2.A3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B3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C3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D3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E3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F3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G3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H35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2.C3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D3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E3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F3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G3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H39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2.A4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B4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C4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D4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E4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F4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G4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H40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2.A4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B4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C4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D4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E4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F4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G4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H41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2.A4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B4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C4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D4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E4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F4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G4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H42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2.A4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B4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C4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D4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E4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F4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G4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H43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2.A4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B4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C4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D4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E4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F4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G4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H44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2.A4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B4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C4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D4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E4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F4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G4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H45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2.A4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B4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C4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D4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E4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F4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G4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H46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2.A4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B4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C4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D4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E4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F4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G4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H47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2.A4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B4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C4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D4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E4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F4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G4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H48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2.A4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B4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C4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D4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E4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F4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G4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H49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2.A5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B5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C5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D5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E5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F5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G5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H50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2.A5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B5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C5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D5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E5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F5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G5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H53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2.A5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B5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C5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D5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E5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F5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G5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H54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2.A5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B5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C5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D5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E5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F5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G5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H55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2.A5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B5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C5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D5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E5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F5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G5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H56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2.A5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B5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C5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D5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E5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F5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G5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H57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2.A5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B5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C5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D5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E5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F5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G5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H58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2.A5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B5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C5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D5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E5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F5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G5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H59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2.A6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B6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C6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D6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E6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F6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G6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H60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Header" style:master-page-name="">
      <style:paragraph-properties style:page-number="auto">
        <style:tab-stops>
          <style:tab-stop style:position="3cm"/>
          <style:tab-stop style:position="12.924cm"/>
          <style:tab-stop style:position="21.11cm"/>
          <style:tab-stop style:position="26.09cm" style:type="right"/>
        </style:tab-stops>
      </style:paragraph-properties>
      <style:text-properties fo:font-size="8pt" officeooo:rsid="0048d237" officeooo:paragraph-rsid="0048d237" style:font-size-asian="8pt" style:font-size-complex="8pt"/>
    </style:style>
    <style:style style:name="P3" style:family="paragraph" style:parent-style-name="Header">
      <style:paragraph-properties>
        <style:tab-stops>
          <style:tab-stop style:position="3cm"/>
          <style:tab-stop style:position="12.924cm"/>
          <style:tab-stop style:position="13cm"/>
          <style:tab-stop style:position="21.11cm"/>
        </style:tab-stops>
      </style:paragraph-properties>
      <style:text-properties fo:font-size="8pt" officeooo:rsid="0048d237" officeooo:paragraph-rsid="0048d237" style:font-size-asian="8pt" style:font-size-complex="8pt"/>
    </style:style>
    <style:style style:name="P4" style:family="paragraph" style:parent-style-name="Header">
      <style:text-properties fo:font-size="8pt" officeooo:rsid="0048d237" officeooo:paragraph-rsid="005bc7a2" style:font-size-asian="8pt" style:font-size-complex="8pt"/>
    </style:style>
    <style:style style:name="P5" style:family="paragraph" style:parent-style-name="Header">
      <style:paragraph-properties fo:text-align="start" style:justify-single-word="false">
        <style:tab-stops>
          <style:tab-stop style:position="3cm"/>
          <style:tab-stop style:position="12.924cm"/>
          <style:tab-stop style:position="13cm"/>
          <style:tab-stop style:position="21.11cm"/>
        </style:tab-stops>
      </style:paragraph-properties>
      <style:text-properties fo:font-size="8pt" officeooo:rsid="005bc7a2" officeooo:paragraph-rsid="005bc7a2" style:font-size-asian="8pt" style:font-size-complex="8pt"/>
    </style:style>
    <style:style style:name="P6" style:family="paragraph" style:parent-style-name="Header">
      <style:paragraph-properties fo:text-align="start" style:justify-single-word="false">
        <style:tab-stops>
          <style:tab-stop style:position="3cm"/>
          <style:tab-stop style:position="12.924cm"/>
          <style:tab-stop style:position="13cm"/>
          <style:tab-stop style:position="21.11cm"/>
        </style:tab-stops>
      </style:paragraph-properties>
      <style:text-properties fo:font-size="8pt" fo:language="ca" fo:country="ES" officeooo:rsid="0048d237" officeooo:paragraph-rsid="005bc7a2" style:font-size-asian="8pt" style:font-size-complex="8pt"/>
    </style:style>
    <style:style style:name="P7" style:family="paragraph" style:parent-style-name="Header">
      <style:paragraph-properties fo:text-align="start" style:justify-single-word="false">
        <style:tab-stops>
          <style:tab-stop style:position="3cm"/>
          <style:tab-stop style:position="12.924cm"/>
          <style:tab-stop style:position="13cm"/>
          <style:tab-stop style:position="21.11cm"/>
        </style:tab-stops>
      </style:paragraph-properties>
      <style:text-properties fo:font-size="10pt" officeooo:rsid="005bc7a2" officeooo:paragraph-rsid="005bc7a2" style:font-size-asian="10pt" style:font-size-complex="10pt"/>
    </style:style>
    <style:style style:name="P8" style:family="paragraph" style:parent-style-name="Header">
      <style:paragraph-properties fo:text-align="start" style:justify-single-word="false">
        <style:tab-stops>
          <style:tab-stop style:position="3cm"/>
          <style:tab-stop style:position="12.924cm"/>
          <style:tab-stop style:position="13cm"/>
          <style:tab-stop style:position="21.11cm"/>
        </style:tab-stops>
      </style:paragraph-properties>
      <style:text-properties officeooo:paragraph-rsid="005bc7a2"/>
    </style:style>
    <style:style style:name="P9" style:family="paragraph" style:parent-style-name="Standard">
      <style:paragraph-properties fo:line-height="110%" fo:text-align="start" style:justify-single-word="false" fo:orphans="2" fo:widows="2" style:snap-to-layout-grid="false"/>
      <style:text-properties fo:color="#000000" style:font-name="Calibri" fo:font-size="9pt" fo:language="ca" fo:country="ES" fo:font-weight="normal" officeooo:paragraph-rsid="00730dbe" style:font-name-asian="Arial" style:font-size-asian="9pt" style:font-weight-asian="normal" style:font-name-complex="Calibri" style:font-size-complex="9pt" style:font-weight-complex="normal"/>
    </style:style>
    <style:style style:name="P10" style:family="paragraph" style:parent-style-name="Standard">
      <style:paragraph-properties style:line-height-at-least="0.353cm" fo:orphans="2" fo:widows="2" style:snap-to-layout-grid="false"/>
      <style:text-properties fo:color="#000000" style:font-name="Calibri" fo:font-size="9pt" fo:language="ca" fo:country="ES" fo:font-weight="normal" officeooo:paragraph-rsid="00730dbe" style:font-name-asian="Arial" style:font-size-asian="9pt" style:font-weight-asian="normal" style:font-name-complex="Calibri" style:font-weight-complex="normal"/>
    </style:style>
    <style:style style:name="P11" style:family="paragraph" style:parent-style-name="Standard">
      <style:paragraph-properties style:line-height-at-least="0.353cm" fo:text-align="start" style:justify-single-word="false" fo:orphans="2" fo:widows="2" style:snap-to-layout-grid="false"/>
      <style:text-properties fo:color="#000000" style:font-name="Calibri" fo:font-size="9pt" fo:language="ca" fo:country="ES" fo:font-weight="normal" officeooo:paragraph-rsid="00730dbe" style:font-name-asian="Arial" style:font-size-asian="9pt" style:font-weight-asian="normal" style:font-name-complex="Calibri" style:font-weight-complex="normal"/>
    </style:style>
    <style:style style:name="P12" style:family="paragraph" style:parent-style-name="Standard">
      <style:paragraph-properties fo:line-height="110%" fo:text-align="start" style:justify-single-word="false" fo:orphans="2" fo:widows="2" style:snap-to-layout-grid="false"/>
      <style:text-properties fo:color="#000000" style:font-name="Calibri" fo:font-size="9pt" fo:language="ca" fo:country="ES" fo:font-weight="normal" officeooo:paragraph-rsid="00730dbe" style:font-name-asian="Arial" style:font-size-asian="9pt" style:font-weight-asian="normal" style:font-name-complex="Calibri" style:font-weight-complex="normal"/>
    </style:style>
    <style:style style:name="P13" style:family="paragraph" style:parent-style-name="Standard">
      <style:paragraph-properties fo:line-height="115%" fo:text-align="start" style:justify-single-word="false" fo:orphans="2" fo:widows="2" style:snap-to-layout-grid="false"/>
      <style:text-properties fo:color="#000000" style:font-name="Calibri" fo:font-size="9pt" fo:language="ca" fo:country="ES" fo:font-weight="normal" officeooo:paragraph-rsid="00730dbe" style:font-name-asian="Arial" style:font-size-asian="9pt" style:font-weight-asian="normal" style:font-name-complex="Calibri" style:font-weight-complex="normal"/>
    </style:style>
    <style:style style:name="P14" style:family="paragraph" style:parent-style-name="Standard">
      <style:paragraph-properties style:line-height-at-least="0.353cm" fo:text-align="start" style:justify-single-word="false" style:snap-to-layout-grid="false"/>
      <style:text-properties fo:color="#000000" style:font-name="Calibri" fo:font-size="9pt" fo:language="ca" fo:country="ES" fo:font-weight="normal" officeooo:paragraph-rsid="00730dbe" style:font-size-asian="9pt" style:font-weight-asian="normal" style:font-name-complex="Calibri" style:font-weight-complex="normal"/>
    </style:style>
    <style:style style:name="P15" style:family="paragraph" style:parent-style-name="Standard">
      <style:paragraph-properties fo:text-align="start" style:justify-single-word="false" fo:hyphenation-ladder-count="no-limit" style:snap-to-layout-grid="false"/>
      <style:text-properties fo:color="#000000" style:font-name="Calibri" fo:font-size="9pt" fo:language="ca" fo:country="ES" fo:font-weight="normal" officeooo:paragraph-rsid="00730dbe" style:font-size-asian="9pt" style:font-weight-asian="normal" style:font-name-complex="Calibri" style:font-weight-complex="normal" fo:hyphenate="true" fo:hyphenation-remain-char-count="2" fo:hyphenation-push-char-count="2"/>
    </style:style>
    <style:style style:name="P16" style:family="paragraph" style:parent-style-name="Standard">
      <style:paragraph-properties fo:text-align="start" style:justify-single-word="false" style:snap-to-layout-grid="false"/>
      <style:text-properties fo:color="#000000" style:font-name="Calibri" fo:font-size="9pt" fo:language="ca" fo:country="ES" officeooo:paragraph-rsid="00730dbe" style:font-size-asian="9pt" style:font-name-complex="Calibri"/>
    </style:style>
    <style:style style:name="P17" style:family="paragraph" style:parent-style-name="Standard">
      <style:paragraph-properties style:line-height-at-least="0.353cm" fo:text-align="justify" style:justify-single-word="false" fo:orphans="2" fo:widows="2" style:snap-to-layout-grid="false"/>
      <style:text-properties fo:color="#000000" style:font-name="Calibri1" fo:font-size="9pt" fo:language="ca" fo:country="ES" fo:font-weight="normal" officeooo:paragraph-rsid="00730dbe" style:font-name-asian="Arial" style:font-size-asian="9pt" style:font-weight-asian="normal" style:font-name-complex="Calibri" style:font-size-complex="9pt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Calibri" fo:font-size="9pt" fo:language="ca" fo:country="ES" officeooo:paragraph-rsid="00730dbe" style:font-size-asian="9pt" style:font-name-complex="Calibri"/>
    </style:style>
    <style:style style:name="P19" style:family="paragraph" style:parent-style-name="Standard">
      <style:paragraph-properties fo:text-align="start" style:justify-single-word="false">
        <style:tab-stops>
          <style:tab-stop style:position="3cm"/>
          <style:tab-stop style:position="12.924cm"/>
          <style:tab-stop style:position="13cm"/>
          <style:tab-stop style:position="21.11cm"/>
        </style:tab-stops>
      </style:paragraph-properties>
      <style:text-properties officeooo:paragraph-rsid="006282b9"/>
    </style:style>
    <style:style style:name="P20" style:family="paragraph" style:parent-style-name="Standard">
      <style:paragraph-properties fo:text-align="start" style:justify-single-word="false"/>
      <style:text-properties style:font-name="Calibri1" fo:font-size="9pt" fo:language="ca" fo:country="ES" officeooo:paragraph-rsid="00730dbe" style:font-size-asian="9pt" style:font-size-complex="9pt"/>
    </style:style>
    <style:style style:name="P21" style:family="paragraph" style:parent-style-name="Standard">
      <style:paragraph-properties fo:line-height="110%" fo:text-align="center" style:justify-single-word="false" fo:orphans="2" fo:widows="2" style:snap-to-layout-grid="false"/>
      <style:text-properties fo:color="#ffffff" style:font-name="Calibri" fo:font-size="14pt" fo:language="ca" fo:country="ES" fo:font-weight="normal" officeooo:rsid="0110cb9a" officeooo:paragraph-rsid="00730dbe" style:letter-kerning="true" style:font-name-asian="SimSun1" style:font-size-asian="14pt" style:language-asian="zh" style:country-asian="CN" style:font-weight-asian="normal" style:font-name-complex="Calibri" style:font-size-complex="14pt" style:language-complex="hi" style:country-complex="IN" style:font-weight-complex="normal"/>
    </style:style>
    <style:style style:name="P22" style:family="paragraph" style:parent-style-name="Standard">
      <style:paragraph-properties style:line-height-at-least="0.353cm" fo:text-align="center" style:justify-single-word="false" fo:orphans="2" fo:widows="2" style:snap-to-layout-grid="false"/>
      <style:text-properties fo:color="#ffffff" style:font-name="Calibri" fo:font-size="14pt" fo:language="ca" fo:country="ES" fo:font-weight="normal" officeooo:rsid="0110cb9a" officeooo:paragraph-rsid="00730dbe" style:letter-kerning="true" style:font-name-asian="SimSun1" style:font-size-asian="14pt" style:language-asian="zh" style:country-asian="CN" style:font-weight-asian="normal" style:font-name-complex="Calibri" style:font-size-complex="14pt" style:language-complex="hi" style:country-complex="IN" style:font-weight-complex="normal"/>
    </style:style>
    <style:style style:name="P23" style:family="paragraph" style:parent-style-name="Standard">
      <style:paragraph-properties fo:text-align="start" style:justify-single-word="false">
        <style:tab-stops>
          <style:tab-stop style:position="3cm"/>
          <style:tab-stop style:position="12.924cm"/>
          <style:tab-stop style:position="13cm"/>
          <style:tab-stop style:position="21.11cm"/>
        </style:tab-stops>
      </style:paragraph-properties>
      <style:text-properties fo:font-size="8pt" fo:language="ca" fo:country="ES" officeooo:rsid="0048d237" officeooo:paragraph-rsid="00730dbe" style:font-size-asian="8pt" style:font-size-complex="8pt"/>
    </style:style>
    <style:style style:name="P24" style:family="paragraph" style:parent-style-name="Table_20_Contents">
      <style:paragraph-properties fo:margin-top="0cm" fo:margin-bottom="0.101cm" style:contextual-spacing="false" fo:text-align="start" style:justify-single-word="false"/>
      <style:text-properties style:font-name="Calibri" fo:font-size="9pt" fo:language="ca" fo:country="ES" officeooo:paragraph-rsid="00730dbe" style:font-size-asian="9pt" style:font-name-complex="Calibri"/>
    </style:style>
    <style:style style:name="P25" style:family="paragraph" style:parent-style-name="Table_20_Contents">
      <style:paragraph-properties fo:margin-top="0cm" fo:margin-bottom="0.101cm" style:contextual-spacing="false" fo:text-align="start" style:justify-single-word="false" style:snap-to-layout-grid="false"/>
      <style:text-properties fo:color="#000000" style:font-name="Calibri" fo:font-size="9pt" fo:language="ca" fo:country="ES" officeooo:paragraph-rsid="00730dbe" style:font-size-asian="9pt" style:font-name-complex="Calibri"/>
    </style:style>
    <style:style style:name="P26" style:family="paragraph" style:parent-style-name="Standard">
      <style:paragraph-properties fo:margin-top="0cm" fo:margin-bottom="0.101cm" style:contextual-spacing="false" fo:text-align="start" style:justify-single-word="false" style:snap-to-layout-grid="false"/>
      <style:text-properties fo:color="#000000" style:font-name="Calibri" fo:font-size="9pt" fo:language="ca" fo:country="ES" officeooo:paragraph-rsid="00730dbe" style:font-size-asian="9pt" style:font-name-complex="Calibri"/>
    </style:style>
    <style:style style:name="P27" style:family="paragraph" style:parent-style-name="Standard">
      <style:paragraph-properties fo:margin-top="0cm" fo:margin-bottom="0.101cm" style:contextual-spacing="false" style:line-height-at-least="0.353cm" fo:text-align="start" style:justify-single-word="false" style:snap-to-layout-grid="false"/>
      <style:text-properties fo:color="#000000" style:font-name="Calibri" fo:font-size="9pt" fo:language="ca" fo:country="ES" fo:font-weight="normal" officeooo:paragraph-rsid="00730dbe" style:font-size-asian="9pt" style:font-weight-asian="normal" style:font-name-complex="Calibri" style:font-size-complex="9pt" style:font-weight-complex="normal"/>
    </style:style>
    <style:style style:name="P28" style:family="paragraph" style:parent-style-name="Standard">
      <style:paragraph-properties fo:margin-top="0cm" fo:margin-bottom="0cm" style:contextual-spacing="false" style:line-height-at-least="0.176cm" fo:text-align="justify" style:justify-single-word="false" style:snap-to-layout-grid="false"/>
      <style:text-properties fo:color="#000000" style:font-name="Calibri" fo:font-size="9pt" fo:language="ca" fo:country="ES" fo:font-weight="normal" officeooo:paragraph-rsid="00730dbe" style:font-size-asian="9pt" style:font-weight-asian="normal" style:font-name-complex="Calibri" style:font-size-complex="9pt" style:font-weight-complex="normal"/>
    </style:style>
    <style:style style:name="P29" style:family="paragraph" style:parent-style-name="Standard">
      <style:paragraph-properties fo:margin-top="0cm" fo:margin-bottom="0cm" style:contextual-spacing="false" style:line-height-at-least="0.353cm" fo:text-align="start" style:justify-single-word="false" style:snap-to-layout-grid="false"/>
      <style:text-properties fo:color="#000000" style:font-name="Calibri" fo:font-size="9pt" fo:language="ca" fo:country="ES" fo:font-weight="normal" officeooo:paragraph-rsid="00730dbe" style:font-size-asian="9pt" style:font-weight-asian="normal" style:font-name-complex="Calibri" style:font-weight-complex="normal"/>
    </style:style>
    <style:style style:name="P30" style:family="paragraph" style:parent-style-name="Standard">
      <style:paragraph-properties fo:margin-top="0cm" fo:margin-bottom="0cm" style:contextual-spacing="false" style:line-height-at-least="0.353cm" fo:text-align="start" style:justify-single-word="false" style:snap-to-layout-grid="false"/>
      <style:text-properties fo:color="#000000" style:font-name="Calibri" fo:font-size="9pt" fo:language="ca" fo:country="ES" officeooo:paragraph-rsid="00730dbe" style:font-size-asian="9pt" style:font-name-complex="Calibri" style:font-size-complex="9pt"/>
    </style:style>
    <style:style style:name="P31" style:family="paragraph" style:parent-style-name="Standard">
      <style:paragraph-properties fo:margin-top="0cm" fo:margin-bottom="0cm" style:contextual-spacing="false" style:line-height-at-least="0.176cm" fo:text-align="justify" style:justify-single-word="false" style:snap-to-layout-grid="false"/>
      <style:text-properties fo:color="#000000" style:font-name="Calibri" fo:font-size="9pt" fo:language="ca" fo:country="ES" officeooo:paragraph-rsid="00730dbe" style:font-size-asian="9pt" style:font-name-complex="Calibri"/>
    </style:style>
    <style:style style:name="P32" style:family="paragraph" style:parent-style-name="Text_20_body">
      <style:paragraph-properties fo:margin-top="0cm" fo:margin-bottom="0cm" style:contextual-spacing="false" style:line-height-at-least="0.176cm" style:snap-to-layout-grid="false"/>
      <style:text-properties fo:color="#000000" style:font-name="Calibri" fo:font-size="9pt" fo:language="ca" fo:country="ES" officeooo:paragraph-rsid="00730dbe" style:font-size-asian="9pt" style:font-name-complex="Calibri"/>
    </style:style>
    <style:style style:name="P33" style:family="paragraph" style:parent-style-name="Text_20_body">
      <style:paragraph-properties fo:margin-top="0cm" fo:margin-bottom="0cm" style:contextual-spacing="false" style:line-height-at-least="0.176cm" fo:text-align="start" style:justify-single-word="false" style:snap-to-layout-grid="false"/>
      <style:text-properties fo:color="#000000" style:font-name="Calibri" fo:font-size="9pt" fo:language="ca" fo:country="ES" officeooo:paragraph-rsid="00730dbe" style:font-size-asian="9pt" style:font-name-complex="Calibri"/>
    </style:style>
    <style:style style:name="P34" style:family="paragraph" style:parent-style-name="Text_20_body">
      <style:paragraph-properties fo:margin-top="0cm" fo:margin-bottom="0cm" style:contextual-spacing="false" fo:line-height="110%" style:snap-to-layout-grid="false"/>
      <style:text-properties fo:color="#000000" style:font-name="Calibri" fo:font-size="9pt" fo:language="ca" fo:country="ES" officeooo:paragraph-rsid="00730dbe" style:font-size-asian="9pt" style:font-name-complex="Calibri"/>
    </style:style>
    <style:style style:name="P35" style:family="paragraph" style:parent-style-name="Text_20_body">
      <style:paragraph-properties fo:margin-top="0cm" fo:margin-bottom="0cm" style:contextual-spacing="false" fo:line-height="110%" fo:text-align="start" style:justify-single-word="false" style:snap-to-layout-grid="false"/>
      <style:text-properties fo:color="#000000" style:font-name="Calibri" fo:font-size="9pt" fo:language="ca" fo:country="ES" officeooo:paragraph-rsid="00730dbe" style:font-size-asian="9pt" style:font-name-complex="Calibri"/>
    </style:style>
    <style:style style:name="P36" style:family="paragraph" style:parent-style-name="Text_20_body">
      <style:paragraph-properties fo:margin-top="0cm" fo:margin-bottom="0cm" style:contextual-spacing="false" style:line-height-at-least="0.176cm" fo:text-align="justify" style:justify-single-word="false" style:snap-to-layout-grid="false"/>
      <style:text-properties fo:color="#000000" style:font-name="Calibri" fo:font-size="9pt" fo:language="ca" fo:country="ES" fo:font-weight="normal" officeooo:paragraph-rsid="00730dbe" style:font-size-asian="9pt" style:font-weight-asian="normal" style:font-name-complex="Calibri" style:font-size-complex="9pt" style:font-weight-complex="normal"/>
    </style:style>
    <style:style style:name="P37" style:family="paragraph" style:parent-style-name="Text_20_body">
      <style:paragraph-properties fo:margin-top="0cm" fo:margin-bottom="0cm" style:contextual-spacing="false" style:line-height-at-least="0.353cm" fo:text-align="start" style:justify-single-word="false" style:snap-to-layout-grid="false"/>
      <style:text-properties fo:color="#000000" style:font-name="Calibri" fo:font-size="9pt" fo:language="ca" fo:country="ES" fo:font-weight="normal" officeooo:rsid="009dddd5" officeooo:paragraph-rsid="00730dbe" style:font-size-asian="9pt" style:font-weight-asian="normal" style:font-name-complex="Calibri" style:font-size-complex="9pt" style:font-weight-complex="normal"/>
    </style:style>
    <style:style style:name="P38" style:family="paragraph" style:parent-style-name="Text_20_body">
      <style:paragraph-properties fo:margin-top="0cm" fo:margin-bottom="0cm" style:contextual-spacing="false" style:line-height-at-least="0.353cm" fo:text-align="justify" style:justify-single-word="false" style:snap-to-layout-grid="false"/>
      <style:text-properties fo:color="#000000" style:font-name="Calibri" fo:font-size="9pt" fo:language="ca" fo:country="ES" fo:font-weight="normal" officeooo:paragraph-rsid="00730dbe" style:font-size-asian="9pt" style:font-weight-asian="normal" style:font-name-complex="Calibri" style:font-weight-complex="normal"/>
    </style:style>
    <style:style style:name="P39" style:family="paragraph" style:parent-style-name="Text_20_body">
      <style:paragraph-properties fo:margin-top="0cm" fo:margin-bottom="0cm" style:contextual-spacing="false" style:line-height-at-least="0.353cm" fo:text-align="start" style:justify-single-word="false" style:snap-to-layout-grid="false"/>
      <style:text-properties fo:color="#000000" style:font-name="Calibri" fo:font-size="9pt" fo:language="ca" fo:country="ES" fo:font-weight="normal" officeooo:paragraph-rsid="00730dbe" style:font-size-asian="9pt" style:font-weight-asian="normal" style:font-name-complex="Calibri" style:font-weight-complex="normal"/>
    </style:style>
    <style:style style:name="P40" style:family="paragraph" style:parent-style-name="Text_20_body">
      <style:paragraph-properties fo:margin-top="0cm" fo:margin-bottom="0cm" style:contextual-spacing="false" style:line-height-at-least="0.176cm" fo:text-align="justify" style:justify-single-word="false" style:snap-to-layout-grid="false"/>
      <style:text-properties fo:color="#000000" style:font-name="Calibri" fo:font-size="9pt" fo:language="ca" fo:country="ES" fo:font-weight="normal" officeooo:paragraph-rsid="00730dbe" style:font-size-asian="9pt" style:font-weight-asian="normal" style:font-name-complex="Calibri" style:font-weight-complex="normal"/>
    </style:style>
    <style:style style:name="P41" style:family="paragraph" style:parent-style-name="Text_20_body">
      <style:paragraph-properties fo:margin-top="0cm" fo:margin-bottom="0cm" style:contextual-spacing="false" style:line-height-at-least="0.176cm" fo:text-align="start" style:justify-single-word="false" style:snap-to-layout-grid="false"/>
      <style:text-properties fo:color="#000000" style:font-name="Calibri" fo:font-size="9pt" fo:language="ca" fo:country="ES" fo:font-weight="normal" officeooo:paragraph-rsid="00730dbe" style:font-size-asian="9pt" style:font-weight-asian="normal" style:font-name-complex="Calibri" style:font-weight-complex="normal"/>
    </style:style>
    <style:style style:name="P42" style:family="paragraph" style:parent-style-name="Text_20_body">
      <style:paragraph-properties fo:margin-top="0cm" fo:margin-bottom="0cm" style:contextual-spacing="false" style:line-height-at-least="0.176cm" fo:text-align="start" style:justify-single-word="false" style:snap-to-layout-grid="false"/>
      <style:text-properties fo:color="#000000" style:font-name="Calibri" fo:font-size="9pt" fo:language="ca" fo:country="ES" fo:font-weight="normal" officeooo:rsid="00e7906a" officeooo:paragraph-rsid="00730dbe" style:font-size-asian="9pt" style:font-weight-asian="normal" style:font-name-complex="Calibri" style:font-weight-complex="normal"/>
    </style:style>
    <style:style style:name="P43" style:family="paragraph" style:parent-style-name="Text_20_body">
      <style:paragraph-properties fo:margin-top="0cm" fo:margin-bottom="0cm" style:contextual-spacing="false" style:line-height-at-least="0.176cm" fo:text-align="justify" style:justify-single-word="false" style:snap-to-layout-grid="false"/>
      <style:text-properties fo:color="#000000" style:font-name="Calibri" fo:font-size="9pt" fo:language="ca" fo:country="ES" fo:font-weight="normal" officeooo:rsid="011bb06b" officeooo:paragraph-rsid="00730dbe" style:font-size-asian="9pt" style:font-weight-asian="normal" style:font-name-complex="Calibri" style:font-weight-complex="normal"/>
    </style:style>
    <style:style style:name="P44" style:family="paragraph" style:parent-style-name="Text_20_body">
      <style:paragraph-properties fo:margin-top="0cm" fo:margin-bottom="0cm" style:contextual-spacing="false" fo:line-height="110%" fo:text-align="start" style:justify-single-word="false" fo:orphans="2" fo:widows="2" style:snap-to-layout-grid="false"/>
      <style:text-properties fo:color="#000000" style:font-name="Calibri" fo:font-size="9pt" fo:language="ca" fo:country="ES" fo:font-weight="normal" officeooo:paragraph-rsid="00730dbe" style:font-name-asian="Arial" style:font-size-asian="9pt" style:font-weight-asian="normal" style:font-name-complex="Calibri" style:font-size-complex="9pt" style:font-weight-complex="normal"/>
    </style:style>
    <style:style style:name="P45" style:family="paragraph" style:parent-style-name="Text_20_body">
      <style:paragraph-properties fo:margin-top="0cm" fo:margin-bottom="0cm" style:contextual-spacing="false" fo:line-height="110%" fo:orphans="2" fo:widows="2" style:snap-to-layout-grid="false"/>
      <style:text-properties fo:color="#000000" style:font-name="Calibri" fo:font-size="9pt" fo:language="ca" fo:country="ES" fo:font-weight="normal" officeooo:paragraph-rsid="00730dbe" style:font-name-asian="Arial" style:font-size-asian="9pt" style:font-weight-asian="normal" style:font-name-complex="Calibri" style:font-weight-complex="normal"/>
    </style:style>
    <style:style style:name="P46" style:family="paragraph" style:parent-style-name="Text_20_body">
      <style:paragraph-properties fo:margin-top="0cm" fo:margin-bottom="0cm" style:contextual-spacing="false" fo:line-height="110%" fo:text-align="start" style:justify-single-word="false" fo:orphans="2" fo:widows="2" style:snap-to-layout-grid="false"/>
      <style:text-properties fo:color="#000000" style:font-name="Calibri" fo:font-size="9pt" fo:language="ca" fo:country="ES" fo:font-weight="normal" officeooo:paragraph-rsid="00730dbe" style:font-name-asian="Arial" style:font-size-asian="9pt" style:font-weight-asian="normal" style:font-name-complex="Calibri" style:font-weight-complex="normal"/>
    </style:style>
    <style:style style:name="P47" style:family="paragraph" style:parent-style-name="Text_20_body">
      <style:paragraph-properties fo:margin-top="0cm" fo:margin-bottom="0cm" style:contextual-spacing="false" fo:line-height="110%" fo:text-align="start" style:justify-single-word="false" fo:orphans="2" fo:widows="2" style:snap-to-layout-grid="false"/>
      <style:text-properties fo:color="#000000" style:font-name="Calibri" fo:font-size="9pt" fo:language="ca" fo:country="ES" officeooo:paragraph-rsid="00730dbe" style:font-name-asian="Arial" style:font-size-asian="9pt" style:font-name-complex="Calibri"/>
    </style:style>
    <style:style style:name="P48" style:family="paragraph" style:parent-style-name="Text_20_body">
      <style:paragraph-properties fo:margin-top="0cm" fo:margin-bottom="0cm" style:contextual-spacing="false" style:line-height-at-least="0.353cm" fo:text-align="justify" style:justify-single-word="false" style:snap-to-layout-grid="false"/>
      <style:text-properties fo:color="#000000" style:font-name="Calibri1" fo:font-size="9pt" fo:language="ca" fo:country="ES" fo:font-weight="normal" officeooo:paragraph-rsid="00730dbe" style:font-size-asian="9pt" style:font-weight-asian="normal" style:font-name-complex="Calibri" style:font-size-complex="9pt" style:font-weight-complex="normal"/>
    </style:style>
    <style:style style:name="P49" style:family="paragraph" style:parent-style-name="Text_20_body">
      <style:paragraph-properties fo:margin-top="0cm" fo:margin-bottom="0cm" style:contextual-spacing="false" style:line-height-at-least="0.353cm" fo:text-align="start" style:justify-single-word="false" style:snap-to-layout-grid="false"/>
      <style:text-properties fo:color="#000000" style:font-name="Calibri1" fo:font-size="9pt" fo:language="ca" fo:country="ES" fo:font-weight="normal" officeooo:paragraph-rsid="00730dbe" style:font-size-asian="9pt" style:font-weight-asian="normal" style:font-name-complex="Calibri" style:font-size-complex="9pt" style:font-weight-complex="normal"/>
    </style:style>
    <style:style style:name="P50" style:family="paragraph" style:parent-style-name="Text_20_body">
      <style:paragraph-properties fo:margin-top="0cm" fo:margin-bottom="0cm" style:contextual-spacing="false" style:line-height-at-least="0.353cm" fo:text-align="start" style:justify-single-word="false" style:snap-to-layout-grid="false"/>
      <style:text-properties fo:font-size="9pt" fo:language="ca" fo:country="ES" officeooo:paragraph-rsid="00730dbe" style:font-size-asian="9pt" style:font-size-complex="9pt"/>
    </style:style>
    <style:style style:name="P51" style:family="paragraph" style:parent-style-name="Text_20_body">
      <style:paragraph-properties fo:margin-top="0cm" fo:margin-bottom="0cm" style:contextual-spacing="false" style:line-height-at-least="0.353cm" fo:text-align="center" style:justify-single-word="false" style:snap-to-layout-grid="false"/>
      <style:text-properties fo:color="#ffffff" style:font-name="Calibri" fo:font-size="14pt" fo:language="ca" fo:country="ES" fo:font-weight="normal" officeooo:rsid="0110cb9a" officeooo:paragraph-rsid="00730dbe" style:letter-kerning="true" style:font-name-asian="SimSun1" style:font-size-asian="14pt" style:language-asian="zh" style:country-asian="CN" style:font-weight-asian="normal" style:font-name-complex="Calibri" style:font-size-complex="14pt" style:language-complex="hi" style:country-complex="IN" style:font-weight-complex="normal"/>
    </style:style>
    <style:style style:name="P52" style:family="paragraph" style:parent-style-name="Text_20_body">
      <style:paragraph-properties fo:margin-top="0cm" fo:margin-bottom="0cm" style:contextual-spacing="false" style:line-height-at-least="0.176cm" fo:text-align="center" style:justify-single-word="false" style:snap-to-layout-grid="false"/>
      <style:text-properties fo:color="#ffffff" style:font-name="Calibri" fo:font-size="14pt" fo:language="ca" fo:country="ES" fo:font-weight="normal" officeooo:rsid="0110cb9a" officeooo:paragraph-rsid="00730dbe" style:letter-kerning="true" style:font-name-asian="SimSun1" style:font-size-asian="14pt" style:language-asian="zh" style:country-asian="CN" style:font-weight-asian="normal" style:font-name-complex="Calibri" style:font-size-complex="14pt" style:language-complex="hi" style:country-complex="IN" style:font-weight-complex="normal"/>
    </style:style>
    <style:style style:name="P53" style:family="paragraph" style:parent-style-name="Normal_20__28_Web_29_">
      <style:paragraph-properties fo:margin-top="0cm" fo:margin-bottom="0cm" style:contextual-spacing="false" style:line-height-at-least="0.353cm" fo:text-align="justify" style:justify-single-word="false" style:snap-to-layout-grid="false"/>
      <style:text-properties fo:color="#000000" style:font-name="Calibri" fo:font-size="9pt" fo:language="ca" fo:country="ES" fo:font-weight="normal" officeooo:paragraph-rsid="00730dbe" style:font-size-asian="9pt" style:font-weight-asian="normal" style:font-name-complex="Calibri" style:font-size-complex="9pt" style:font-weight-complex="normal"/>
    </style:style>
    <style:style style:name="P54" style:family="paragraph" style:parent-style-name="Normal_20__28_Web_29_">
      <style:paragraph-properties fo:margin-top="0cm" fo:margin-bottom="0cm" style:contextual-spacing="false" style:line-height-at-least="0.353cm" fo:text-align="justify" style:justify-single-word="false" style:snap-to-layout-grid="false"/>
      <style:text-properties fo:color="#000000" style:font-name="Calibri" fo:font-size="9pt" fo:language="ca" fo:country="ES" fo:font-weight="normal" officeooo:paragraph-rsid="00730dbe" style:font-size-asian="9pt" style:font-weight-asian="normal" style:font-name-complex="Calibri" style:font-weight-complex="normal"/>
    </style:style>
    <style:style style:name="P55" style:family="paragraph" style:parent-style-name="Normal_20__28_Web_29_">
      <style:paragraph-properties fo:margin-top="0cm" fo:margin-bottom="0cm" style:contextual-spacing="false" style:line-height-at-least="0.353cm" style:snap-to-layout-grid="false"/>
      <style:text-properties fo:color="#000000" style:font-name="Calibri" fo:font-size="9pt" fo:language="ca" fo:country="ES" officeooo:paragraph-rsid="00730dbe" style:font-size-asian="9pt" style:font-name-complex="Calibri"/>
    </style:style>
    <style:style style:name="P56" style:family="paragraph" style:parent-style-name="Normal_20__28_Web_29_">
      <style:paragraph-properties fo:margin-top="0cm" fo:margin-bottom="0cm" style:contextual-spacing="false" style:line-height-at-least="0.353cm"/>
      <style:text-properties fo:color="#000000" style:font-name="Calibri" fo:font-size="9pt" fo:language="ca" fo:country="ES" officeooo:paragraph-rsid="00730dbe" style:font-size-asian="9pt" style:font-name-complex="Calibri"/>
    </style:style>
    <style:style style:name="P57" style:family="paragraph" style:parent-style-name="Normal_20__28_Web_29_">
      <style:paragraph-properties fo:margin-top="0cm" fo:margin-bottom="0cm" style:contextual-spacing="false" style:line-height-at-least="0.353cm" fo:text-align="start" style:justify-single-word="false" style:snap-to-layout-grid="false"/>
      <style:text-properties fo:color="#000000" style:font-name="Calibri" fo:font-size="9pt" fo:language="ca" fo:country="ES" officeooo:paragraph-rsid="00730dbe" style:font-size-asian="9pt" style:font-name-complex="Calibri"/>
    </style:style>
    <style:style style:name="P58" style:family="paragraph" style:parent-style-name="Normal_20__28_Web_29_">
      <style:paragraph-properties fo:margin-top="0cm" fo:margin-bottom="0cm" style:contextual-spacing="false" style:line-height-at-least="0.353cm" fo:text-align="start" style:justify-single-word="false"/>
      <style:text-properties fo:color="#000000" style:font-name="Calibri" fo:font-size="9pt" fo:language="ca" fo:country="ES" officeooo:paragraph-rsid="00730dbe" style:font-size-asian="9pt" style:font-name-complex="Calibri"/>
    </style:style>
    <style:style style:name="P59" style:family="paragraph" style:parent-style-name="Normal_20__28_Web_29_">
      <style:paragraph-properties fo:margin-top="0cm" fo:margin-bottom="0cm" style:contextual-spacing="false" style:line-height-at-least="0.353cm" fo:text-align="start" style:justify-single-word="false" style:snap-to-layout-grid="false"/>
      <style:text-properties style:font-name="Calibri" fo:font-size="9pt" fo:language="ca" fo:country="ES" officeooo:paragraph-rsid="00730dbe" style:font-size-asian="9pt" style:font-name-complex="Calibri"/>
    </style:style>
    <style:style style:name="P60" style:family="paragraph" style:parent-style-name="Normal_20__28_Web_29_">
      <style:paragraph-properties fo:margin-top="0cm" fo:margin-bottom="0cm" style:contextual-spacing="false" style:line-height-at-least="0.353cm" fo:text-align="start" style:justify-single-word="false"/>
      <style:text-properties style:font-name="Calibri" fo:font-size="9pt" fo:language="ca" fo:country="ES" officeooo:paragraph-rsid="00730dbe" style:font-size-asian="9pt" style:font-name-complex="Calibri"/>
    </style:style>
    <style:style style:name="P61" style:family="paragraph" style:parent-style-name="Normal_20__28_Web_29_">
      <style:paragraph-properties fo:margin-top="0cm" fo:margin-bottom="0cm" style:contextual-spacing="false" style:line-height-at-least="0.353cm" fo:text-align="start" style:justify-single-word="false"/>
      <style:text-properties style:font-name="Calibri" fo:font-size="9pt" fo:language="ca" fo:country="ES" officeooo:paragraph-rsid="00730dbe" style:font-size-asian="9pt" style:font-name-complex="Calibri" style:font-size-complex="9pt"/>
    </style:style>
    <style:style style:name="P62" style:family="paragraph" style:parent-style-name="Normal_20__28_Web_29_">
      <style:paragraph-properties fo:margin-top="0cm" fo:margin-bottom="0cm" style:contextual-spacing="false" style:line-height-at-least="0.353cm" fo:text-align="start" style:justify-single-word="false" style:snap-to-layout-grid="false"/>
      <style:text-properties fo:font-size="9pt" officeooo:paragraph-rsid="00730dbe" style:font-size-asian="9pt" style:font-size-complex="9pt"/>
    </style:style>
    <style:style style:name="P63" style:family="paragraph" style:parent-style-name="western">
      <style:paragraph-properties fo:margin-top="0cm" fo:margin-bottom="0cm" style:contextual-spacing="false" style:snap-to-layout-grid="false"/>
      <style:text-properties fo:color="#000000" style:font-name="Calibri" fo:font-size="9pt" fo:language="ca" fo:country="ES" officeooo:paragraph-rsid="00730dbe" style:font-size-asian="9pt" style:font-name-complex="Calibri"/>
    </style:style>
    <style:style style:name="P64" style:family="paragraph" style:parent-style-name="western">
      <style:paragraph-properties fo:margin-top="0cm" fo:margin-bottom="0cm" style:contextual-spacing="false"/>
      <style:text-properties fo:color="#000000" style:font-name="Calibri" fo:font-size="9pt" fo:language="ca" fo:country="ES" officeooo:paragraph-rsid="00730dbe" style:font-size-asian="9pt" style:font-name-complex="Calibri"/>
    </style:style>
    <style:style style:name="P65" style:family="paragraph" style:parent-style-name="western">
      <style:paragraph-properties fo:margin-top="0cm" fo:margin-bottom="0cm" style:contextual-spacing="false" style:line-height-at-least="0.353cm" style:snap-to-layout-grid="false"/>
      <style:text-properties style:font-name="Calibri" fo:font-size="9pt" fo:language="ca" fo:country="ES" officeooo:paragraph-rsid="00730dbe" style:font-size-asian="9pt" style:font-name-complex="Calibri" style:font-size-complex="9pt"/>
    </style:style>
    <style:style style:name="P66" style:family="paragraph" style:parent-style-name="western">
      <style:paragraph-properties fo:margin-top="0cm" fo:margin-bottom="0cm" style:contextual-spacing="false" style:line-height-at-least="0.353cm"/>
      <style:text-properties style:font-name="Calibri" fo:font-size="9pt" fo:language="ca" fo:country="ES" officeooo:paragraph-rsid="00730dbe" style:font-size-asian="9pt" style:font-name-complex="Calibri" style:font-size-complex="9pt"/>
    </style:style>
    <style:style style:name="P67" style:family="paragraph" style:parent-style-name="Table_20_Contents">
      <style:paragraph-properties fo:margin-top="0cm" fo:margin-bottom="0cm" style:contextual-spacing="false" style:line-height-at-least="0.353cm" fo:text-align="start" style:justify-single-word="false" style:snap-to-layout-grid="false"/>
      <style:text-properties fo:color="#000000" style:font-name="Calibri" fo:font-size="9pt" fo:language="ca" fo:country="ES" officeooo:paragraph-rsid="00730dbe" style:font-size-asian="9pt" style:font-name-complex="Calibri" style:font-size-complex="9pt"/>
    </style:style>
    <style:style style:name="P68" style:family="paragraph" style:parent-style-name="Table_20_Contents">
      <style:paragraph-properties fo:margin-top="0cm" fo:margin-bottom="0cm" style:contextual-spacing="false" style:line-height-at-least="0.353cm" fo:text-align="start" style:justify-single-word="false" style:snap-to-layout-grid="false"/>
      <style:text-properties fo:color="#000000" style:font-name="Calibri" fo:font-size="9pt" fo:language="ca" fo:country="ES" fo:font-weight="normal" officeooo:paragraph-rsid="00730dbe" style:font-size-asian="9pt" style:font-weight-asian="normal" style:font-name-complex="Calibri" style:font-weight-complex="normal"/>
    </style:style>
    <style:style style:name="P69" style:family="paragraph" style:parent-style-name="_33__20_gris">
      <style:paragraph-properties fo:margin-top="0cm" fo:margin-bottom="0cm" style:contextual-spacing="false" style:line-height-at-least="0.353cm" fo:text-align="center" style:justify-single-word="false" style:snap-to-layout-grid="false"/>
      <style:text-properties style:use-window-font-color="true" style:font-name="Calibri" fo:font-size="11pt" fo:language="ca" fo:country="ES" fo:font-weight="bold" officeooo:paragraph-rsid="00730dbe" style:letter-kerning="true" style:font-name-asian="SimSun1" style:font-size-asian="11pt" style:language-asian="zh" style:country-asian="CN" style:font-weight-asian="normal" style:font-name-complex="Calibri" style:font-size-complex="11pt" style:language-complex="hi" style:country-complex="IN" style:font-weight-complex="normal"/>
    </style:style>
    <style:style style:name="P70" style:family="paragraph" style:parent-style-name="_31__20_cabecera">
      <style:text-properties fo:language="ca" fo:country="ES" officeooo:paragraph-rsid="00730dbe"/>
    </style:style>
    <style:style style:name="P71" style:family="paragraph" style:parent-style-name="Text_20_body">
      <style:paragraph-properties fo:margin-top="0cm" fo:margin-bottom="0.199cm" style:contextual-spacing="false" style:line-height-at-least="0.353cm" fo:text-align="start" style:justify-single-word="false" style:snap-to-layout-grid="false"/>
      <style:text-properties fo:color="#000000" style:font-name="Calibri" fo:font-size="9pt" fo:language="ca" fo:country="ES" fo:font-weight="normal" officeooo:paragraph-rsid="00730dbe" style:font-size-asian="9pt" style:font-weight-asian="normal" style:font-name-complex="Calibri" style:font-weight-complex="normal"/>
    </style:style>
    <style:style style:name="P72" style:family="paragraph" style:parent-style-name="Standard">
      <style:paragraph-properties fo:margin-top="0cm" fo:margin-bottom="0.199cm" style:contextual-spacing="false" style:line-height-at-least="0.353cm" fo:text-align="start" style:justify-single-word="false" style:snap-to-layout-grid="false"/>
      <style:text-properties fo:color="#000000" style:font-name="Calibri" fo:font-size="9pt" fo:language="ca" fo:country="ES" fo:font-weight="normal" officeooo:paragraph-rsid="00730dbe" style:font-size-asian="9pt" style:font-weight-asian="normal" style:font-name-complex="Calibri" style:font-weight-complex="normal"/>
    </style:style>
    <style:style style:name="P73" style:family="paragraph" style:parent-style-name="Table_20_Contents">
      <style:paragraph-properties style:line-height-at-least="0.353cm" fo:text-align="start" style:justify-single-word="false"/>
      <style:text-properties style:font-name="Calibri" fo:font-size="9pt" fo:language="ca" fo:country="ES" officeooo:paragraph-rsid="00730dbe" style:font-size-asian="9pt" style:font-name-complex="Calibri"/>
    </style:style>
    <style:style style:name="P74" style:family="paragraph" style:parent-style-name="Table_20_Contents">
      <style:paragraph-properties fo:text-align="start" style:justify-single-word="false"/>
      <style:text-properties style:font-name="Calibri" fo:font-size="9pt" fo:language="ca" fo:country="ES" officeooo:paragraph-rsid="00730dbe" style:font-size-asian="9pt" style:font-name-complex="Calibri"/>
    </style:style>
    <style:style style:name="P75" style:family="paragraph" style:parent-style-name="Table_20_Contents">
      <style:paragraph-properties fo:text-align="start" style:justify-single-word="false" style:snap-to-layout-grid="false"/>
      <style:text-properties style:font-name="Calibri" fo:font-size="9pt" fo:language="ca" fo:country="ES" officeooo:paragraph-rsid="00730dbe" style:font-size-asian="9pt" style:font-name-complex="Calibri"/>
    </style:style>
    <style:style style:name="P76" style:family="paragraph" style:parent-style-name="Table_20_Contents">
      <style:paragraph-properties style:line-height-at-least="0.353cm" fo:text-align="start" style:justify-single-word="false" style:snap-to-layout-grid="false"/>
      <style:text-properties fo:color="#000000" style:font-name="Calibri" fo:font-size="9pt" fo:language="ca" fo:country="ES" officeooo:paragraph-rsid="00730dbe" style:font-size-asian="9pt" style:font-name-complex="Calibri"/>
    </style:style>
    <style:style style:name="P77" style:family="paragraph" style:parent-style-name="Table_20_Contents">
      <style:paragraph-properties fo:text-align="start" style:justify-single-word="false" style:snap-to-layout-grid="false"/>
      <style:text-properties fo:color="#000000" style:font-name="Calibri" fo:font-size="9pt" fo:language="ca" fo:country="ES" officeooo:paragraph-rsid="00730dbe" style:font-size-asian="9pt" style:font-name-complex="Calibri"/>
    </style:style>
    <style:style style:name="P78" style:family="paragraph" style:parent-style-name="Table_20_Contents">
      <style:paragraph-properties style:line-height-at-least="0.353cm" fo:text-align="justify" style:justify-single-word="false" style:snap-to-layout-grid="false"/>
      <style:text-properties fo:color="#000000" style:font-name="Calibri" fo:font-size="9pt" fo:language="ca" fo:country="ES" fo:font-weight="normal" officeooo:paragraph-rsid="00730dbe" style:font-size-asian="9pt" style:font-weight-asian="normal" style:font-name-complex="Calibri" style:font-weight-complex="normal"/>
    </style:style>
    <style:style style:name="P79" style:family="paragraph" style:parent-style-name="Table_20_Contents">
      <style:paragraph-properties style:line-height-at-least="0.353cm" fo:text-align="start" style:justify-single-word="false" style:snap-to-layout-grid="false"/>
      <style:text-properties fo:color="#000000" style:font-name="Calibri" fo:font-size="9pt" fo:language="ca" fo:country="ES" fo:font-weight="normal" officeooo:paragraph-rsid="00730dbe" style:font-size-asian="9pt" style:font-weight-asian="normal" style:font-name-complex="Calibri" style:font-weight-complex="normal"/>
    </style:style>
    <style:style style:name="P80" style:family="paragraph" style:parent-style-name="Table_20_Contents">
      <style:paragraph-properties style:line-height-at-least="0.176cm" fo:text-align="justify" style:justify-single-word="false" style:snap-to-layout-grid="false"/>
      <style:text-properties fo:color="#000000" style:font-name="Calibri" fo:font-size="9pt" fo:language="ca" fo:country="ES" fo:font-weight="normal" officeooo:paragraph-rsid="00730dbe" style:font-size-asian="9pt" style:font-weight-asian="normal" style:font-name-complex="Calibri" style:font-size-complex="9pt" style:font-weight-complex="normal"/>
    </style:style>
    <style:style style:name="P81" style:family="paragraph" style:parent-style-name="Table_20_Contents">
      <style:paragraph-properties fo:line-height="115%" fo:text-align="start" style:justify-single-word="false" fo:orphans="2" fo:widows="2" style:snap-to-layout-grid="false"/>
      <style:text-properties fo:color="#000000" style:font-name="Calibri" fo:font-size="9pt" fo:language="ca" fo:country="ES" fo:font-weight="normal" officeooo:paragraph-rsid="00730dbe" style:font-name-asian="Arial" style:font-size-asian="9pt" style:font-weight-asian="normal" style:font-name-complex="Calibri" style:font-weight-complex="normal"/>
    </style:style>
    <style:style style:name="P82" style:family="paragraph" style:parent-style-name="Table_20_Contents">
      <style:paragraph-properties style:line-height-at-least="0.353cm" fo:text-align="start" style:justify-single-word="false" fo:orphans="2" fo:widows="2" style:snap-to-layout-grid="false"/>
      <style:text-properties fo:color="#000000" style:font-name="Calibri" fo:font-size="9pt" fo:language="ca" fo:country="ES" fo:font-weight="normal" officeooo:paragraph-rsid="00730dbe" style:font-name-asian="Arial" style:font-size-asian="9pt" style:font-weight-asian="normal" style:font-name-complex="Calibri" style:font-weight-complex="normal"/>
    </style:style>
    <style:style style:name="P83" style:family="paragraph" style:parent-style-name="Table_20_Contents">
      <style:paragraph-properties style:line-height-at-least="0.353cm" fo:text-align="start" style:justify-single-word="false" style:snap-to-layout-grid="false"/>
      <style:text-properties fo:color="#000000" style:font-name="Calibri" fo:font-size="8pt" fo:language="ca" fo:country="ES" fo:font-weight="normal" officeooo:paragraph-rsid="00730dbe" style:font-name-asian="Lucida Sans Unicode" style:font-size-asian="8pt" style:font-weight-asian="normal" style:font-name-complex="Calibri" style:font-weight-complex="normal"/>
    </style:style>
    <style:style style:name="P84" style:family="paragraph" style:parent-style-name="Table_20_Contents">
      <style:paragraph-properties style:line-height-at-least="0.176cm" fo:text-align="justify" style:justify-single-word="false" style:snap-to-layout-grid="false"/>
      <style:text-properties fo:color="#000000" style:font-name="Calibri" fo:language="ca" fo:country="ES" fo:font-weight="normal" officeooo:paragraph-rsid="00730dbe" style:font-weight-asian="normal" style:font-name-complex="Calibri" style:font-weight-complex="normal"/>
    </style:style>
    <style:style style:name="P85" style:family="paragraph" style:parent-style-name="Table_20_Contents">
      <style:paragraph-properties style:line-height-at-least="0.353cm" fo:text-align="justify" style:justify-single-word="false" style:snap-to-layout-grid="false"/>
      <style:text-properties fo:color="#000000" style:font-name="Calibri1" fo:font-size="9pt" fo:language="ca" fo:country="ES" fo:font-weight="normal" officeooo:paragraph-rsid="00730dbe" style:font-size-asian="9pt" style:font-weight-asian="normal" style:font-name-complex="Calibri" style:font-size-complex="9pt" style:font-weight-complex="normal"/>
    </style:style>
    <style:style style:name="P86" style:family="paragraph" style:parent-style-name="Table_20_Contents">
      <style:paragraph-properties style:line-height-at-least="0.353cm" fo:text-align="start" style:justify-single-word="false" style:snap-to-layout-grid="false"/>
      <style:text-properties fo:color="#000000" style:font-name="Calibri1" fo:font-size="9pt" fo:language="ca" fo:country="ES" fo:font-weight="normal" officeooo:paragraph-rsid="00730dbe" style:font-size-asian="9pt" style:font-weight-asian="normal" style:font-name-complex="Calibri" style:font-size-complex="9pt" style:font-weight-complex="normal"/>
    </style:style>
    <style:style style:name="P87" style:family="paragraph" style:parent-style-name="Table_20_Contents">
      <style:paragraph-properties style:line-height-at-least="0.353cm" fo:text-align="justify" style:justify-single-word="false" style:snap-to-layout-grid="false"/>
      <style:text-properties style:font-name="Calibri1" fo:font-size="9pt" fo:language="ca" fo:country="ES" fo:font-weight="normal" officeooo:paragraph-rsid="00730dbe" style:font-size-asian="9pt" style:font-weight-asian="normal" style:font-name-complex="Calibri" style:font-size-complex="9pt" style:font-weight-complex="normal"/>
    </style:style>
    <style:style style:name="P88" style:family="paragraph" style:parent-style-name="_33__20_gris">
      <style:text-properties style:font-name="Calibri" fo:font-size="9pt" fo:language="ca" fo:country="ES" officeooo:rsid="0110cb9a" officeooo:paragraph-rsid="00730dbe" style:letter-kerning="true" style:font-name-asian="SimSun1" style:font-size-asian="9pt" style:language-asian="zh" style:country-asian="CN" style:font-weight-asian="normal" style:font-name-complex="Calibri" style:font-size-complex="9pt" style:language-complex="hi" style:country-complex="IN" style:font-weight-complex="normal"/>
    </style:style>
    <style:style style:name="P89" style:family="paragraph" style:parent-style-name="_33__20_gris">
      <style:text-properties style:font-name="Calibri" fo:language="ca" fo:country="ES" officeooo:rsid="0110cb9a" officeooo:paragraph-rsid="00730dbe" style:letter-kerning="true" style:font-name-asian="SimSun1" style:language-asian="zh" style:country-asian="CN" style:font-weight-asian="normal" style:font-name-complex="Calibri" style:language-complex="hi" style:country-complex="IN" style:font-weight-complex="normal"/>
    </style:style>
    <style:style style:name="P90" style:family="paragraph" style:parent-style-name="_33__20_gris">
      <style:text-properties style:font-name="Calibri" fo:language="ca" fo:country="ES" officeooo:paragraph-rsid="00730dbe" style:letter-kerning="true" style:font-name-asian="SimSun1" style:language-asian="zh" style:country-asian="CN" style:font-weight-asian="normal" style:font-name-complex="Calibri" style:language-complex="hi" style:country-complex="IN" style:font-weight-complex="normal"/>
    </style:style>
    <style:style style:name="P91" style:family="paragraph" style:parent-style-name="_33__20_gris">
      <style:text-properties style:font-name="Calibri" fo:language="ca" fo:country="ES" officeooo:rsid="0026ce57" officeooo:paragraph-rsid="00730dbe" style:letter-kerning="true" style:font-name-asian="SimSun1" style:language-asian="zh" style:country-asian="CN" style:font-weight-asian="normal" style:font-name-complex="Calibri" style:language-complex="hi" style:country-complex="IN" style:font-weight-complex="normal"/>
    </style:style>
    <style:style style:name="P92" style:family="paragraph" style:parent-style-name="_33__20_gris">
      <style:text-properties fo:language="ca" fo:country="ES" officeooo:rsid="0110cb9a" officeooo:paragraph-rsid="00730dbe"/>
    </style:style>
    <style:style style:name="P93" style:family="paragraph" style:parent-style-name="_33__20_gris">
      <style:text-properties fo:language="ca" fo:country="ES" officeooo:rsid="0026ce57" officeooo:paragraph-rsid="00730dbe"/>
    </style:style>
    <style:style style:name="P94" style:family="paragraph" style:parent-style-name="_33__20_gris">
      <style:text-properties fo:language="ca" fo:country="ES" officeooo:paragraph-rsid="00730dbe"/>
    </style:style>
    <style:style style:name="P95" style:family="paragraph" style:parent-style-name="_33__20_gris">
      <style:paragraph-properties fo:text-align="center" style:justify-single-word="false"/>
      <style:text-properties style:use-window-font-color="true" style:font-name="Calibri" fo:font-size="9pt" fo:language="ca" fo:country="ES" fo:font-weight="bold" officeooo:rsid="0110cb9a" officeooo:paragraph-rsid="00730dbe" style:letter-kerning="true" style:font-name-asian="SimSun1" style:font-size-asian="9pt" style:language-asian="zh" style:country-asian="CN" style:font-name-complex="Calibri" style:font-size-complex="9pt" style:language-complex="hi" style:country-complex="IN"/>
    </style:style>
    <style:style style:name="P96" style:family="paragraph" style:parent-style-name="_33__20_gris">
      <style:paragraph-properties fo:text-align="center" style:justify-single-word="false" style:snap-to-layout-grid="false"/>
      <style:text-properties style:use-window-font-color="true" style:font-name="Calibri" fo:font-size="11pt" fo:language="ca" fo:country="ES" fo:font-weight="bold" officeooo:rsid="0110cb9a" officeooo:paragraph-rsid="00730dbe" style:letter-kerning="true" style:font-name-asian="SimSun1" style:font-size-asian="11pt" style:language-asian="zh" style:country-asian="CN" style:font-name-complex="Calibri" style:font-size-complex="11pt" style:language-complex="hi" style:country-complex="IN"/>
    </style:style>
    <style:style style:name="P97" style:family="paragraph" style:parent-style-name="_33__20_gris">
      <style:paragraph-properties style:line-height-at-least="0.353cm" fo:text-align="center" style:justify-single-word="false" style:snap-to-layout-grid="false"/>
      <style:text-properties style:use-window-font-color="true" style:font-name="Calibri" fo:font-size="11pt" fo:language="ca" fo:country="ES" fo:font-weight="bold" officeooo:paragraph-rsid="00730dbe" style:letter-kerning="true" style:font-name-asian="SimSun1" style:font-size-asian="11pt" style:language-asian="zh" style:country-asian="CN" style:font-weight-asian="normal" style:font-name-complex="Calibri" style:font-size-complex="11pt" style:language-complex="hi" style:country-complex="IN" style:font-weight-complex="normal"/>
    </style:style>
    <style:style style:name="P98" style:family="paragraph" style:parent-style-name="_33__20_gris">
      <style:text-properties fo:font-size="9pt" fo:language="ca" fo:country="ES" officeooo:rsid="0026ce57" officeooo:paragraph-rsid="00730dbe" style:font-size-asian="9pt" style:font-size-complex="9pt"/>
    </style:style>
    <style:style style:name="P99" style:family="paragraph" style:parent-style-name="_33__20_gris">
      <style:text-properties fo:font-size="9pt" fo:language="ca" fo:country="ES" officeooo:rsid="0110cb9a" officeooo:paragraph-rsid="00730dbe" style:font-size-asian="9pt" style:font-size-complex="9pt"/>
    </style:style>
    <style:style style:name="P100" style:family="paragraph" style:parent-style-name="Standard">
      <style:paragraph-properties fo:margin-top="0cm" fo:margin-bottom="0.212cm" style:contextual-spacing="false" style:line-height-at-least="0.353cm" fo:text-align="start" style:justify-single-word="false" style:snap-to-layout-grid="false"/>
      <style:text-properties fo:color="#000000" style:font-name="Calibri" fo:font-size="9pt" fo:language="ca" fo:country="ES" fo:font-weight="normal" officeooo:paragraph-rsid="00730dbe" style:font-size-asian="9pt" style:font-weight-asian="normal" style:font-name-complex="Calibri" style:font-size-complex="9pt" style:font-weight-complex="normal"/>
    </style:style>
    <style:style style:name="P101" style:family="paragraph" style:parent-style-name="Standard">
      <style:paragraph-properties fo:margin-top="0cm" fo:margin-bottom="0.212cm" style:contextual-spacing="false" fo:line-height="115%" fo:text-align="start" style:justify-single-word="false" fo:orphans="2" fo:widows="2" style:snap-to-layout-grid="false"/>
      <style:text-properties fo:color="#000000" style:font-name="Calibri" fo:font-size="9pt" fo:language="ca" fo:country="ES" fo:font-weight="normal" officeooo:paragraph-rsid="00730dbe" style:font-name-asian="Arial" style:font-size-asian="9pt" style:font-weight-asian="normal" style:font-name-complex="Calibri" style:font-weight-complex="normal"/>
    </style:style>
    <style:style style:name="P102" style:family="paragraph" style:parent-style-name="_31__20_Cabecera">
      <style:text-properties fo:language="ca" fo:country="ES" fo:font-weight="normal" officeooo:paragraph-rsid="00730dbe" style:font-weight-asian="normal" style:font-weight-complex="normal"/>
    </style:style>
    <style:style style:name="P103" style:family="paragraph" style:parent-style-name="texto">
      <style:paragraph-properties style:line-height-at-least="0.353cm" fo:text-align="justify" style:justify-single-word="false" style:snap-to-layout-grid="false"/>
      <style:text-properties fo:color="#000000" style:font-name="Calibri" fo:font-size="9pt" fo:language="ca" fo:country="ES" fo:font-weight="normal" officeooo:paragraph-rsid="00730dbe" style:font-size-asian="9pt" style:font-weight-asian="normal" style:font-name-complex="Calibri" style:font-weight-complex="normal"/>
    </style:style>
    <style:style style:name="P104" style:family="paragraph" style:parent-style-name="Normal_20__28_Web_29_">
      <style:paragraph-properties fo:margin-top="0.176cm" fo:margin-bottom="0cm" style:contextual-spacing="false" fo:line-height="100%" fo:text-align="start" style:justify-single-word="false" style:snap-to-layout-grid="false"/>
      <style:text-properties fo:color="#000000" style:font-name="Calibri" fo:font-size="9pt" fo:language="ca" fo:country="ES" fo:font-weight="normal" officeooo:paragraph-rsid="00730dbe" style:font-size-asian="9pt" style:font-weight-asian="normal" style:font-name-complex="Calibri" style:font-weight-complex="normal"/>
    </style:style>
    <style:style style:name="P105" style:family="paragraph" style:parent-style-name="_34__20_competencias">
      <style:text-properties fo:language="ca" fo:country="ES" officeooo:paragraph-rsid="00730dbe"/>
    </style:style>
    <style:style style:name="P106" style:family="paragraph" style:parent-style-name="_34__20_competencias">
      <style:paragraph-properties fo:text-align="center" style:justify-single-word="false"/>
      <style:text-properties style:use-window-font-color="true" style:font-name="Calibri" fo:language="ca" fo:country="ES" fo:font-weight="bold" officeooo:paragraph-rsid="00730dbe" style:letter-kerning="true" style:font-name-asian="SimSun1" style:language-asian="zh" style:country-asian="CN" style:font-name-complex="Calibri" style:language-complex="hi" style:country-complex="IN"/>
    </style:style>
    <style:style style:name="P107" style:family="paragraph" style:parent-style-name="Header" style:master-page-name="_31_">
      <style:paragraph-properties fo:text-align="start" style:justify-single-word="false" style:page-number="auto" fo:break-before="auto" fo:break-after="auto">
        <style:tab-stops>
          <style:tab-stop style:position="3cm"/>
          <style:tab-stop style:position="12.924cm"/>
          <style:tab-stop style:position="13cm"/>
          <style:tab-stop style:position="21.11cm"/>
        </style:tab-stops>
      </style:paragraph-properties>
      <style:text-properties style:use-window-font-color="true" style:font-name="Times New Roman" fo:font-size="8pt" fo:language="es" fo:country="ES" officeooo:rsid="0048d237" officeooo:paragraph-rsid="005bc7a2" style:letter-kerning="true" style:font-name-asian="SimSun1" style:font-size-asian="8pt" style:language-asian="zh" style:country-asian="CN" style:font-name-complex="Microsoft YaHei" style:font-size-complex="8pt" style:language-complex="hi" style:country-complex="IN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style:font-name="Calibri" fo:language="ca" fo:country="ES" style:font-name-complex="Calibri"/>
    </style:style>
    <style:style style:name="T4" style:family="text">
      <style:text-properties fo:color="#000000"/>
    </style:style>
    <style:style style:name="T5" style:family="text">
      <style:text-properties fo:color="#000000" style:font-name="Calibri" style:font-name-asian="Calibri" style:font-name-complex="Calibri"/>
    </style:style>
    <style:style style:name="T6" style:family="text">
      <style:text-properties fo:color="#000000" style:font-name="Calibri" style:font-name-complex="Calibri"/>
    </style:style>
    <style:style style:name="T7" style:family="text">
      <style:text-properties fo:color="#000000" style:font-name="Calibri" officeooo:rsid="009dddd5" style:font-name-complex="Calibri"/>
    </style:style>
    <style:style style:name="T8" style:family="text">
      <style:text-properties fo:color="#000000" style:font-name="Calibri" fo:language="ca" fo:country="ES" style:font-name-complex="Calibri"/>
    </style:style>
    <style:style style:name="T9" style:family="text">
      <style:text-properties fo:color="#000000" style:font-name-asian="Arial"/>
    </style:style>
    <style:style style:name="T10" style:family="text">
      <style:text-properties fo:color="#0000ff"/>
    </style:style>
    <style:style style:name="T11" style:family="text">
      <style:text-properties fo:color="#0000ff" style:font-name-asian="Arial"/>
    </style:style>
    <style:style style:name="T12" style:family="text">
      <style:text-properties style:font-size-complex="9pt"/>
    </style:style>
    <style:style style:name="T13" style:family="text">
      <style:text-properties officeooo:rsid="00ea5980" style:font-size-complex="9pt"/>
    </style:style>
    <style:style style:name="T14" style:family="text">
      <style:text-properties officeooo:rsid="00f5ac1c" style:font-size-complex="9pt"/>
    </style:style>
    <style:style style:name="T15" style:family="text">
      <style:text-properties officeooo:rsid="002da96a" style:font-size-complex="9pt"/>
    </style:style>
    <style:style style:name="T16" style:family="text">
      <style:text-properties officeooo:rsid="002f67ed" style:font-size-complex="9pt"/>
    </style:style>
    <style:style style:name="T17" style:family="text">
      <style:text-properties fo:color="#0047ff" style:font-size-complex="9pt"/>
    </style:style>
    <style:style style:name="T18" style:family="text">
      <style:text-properties fo:font-weight="bold" style:font-weight-asian="bold" style:font-size-complex="9pt" style:font-weight-complex="bold"/>
    </style:style>
    <style:style style:name="T19" style:family="text">
      <style:text-properties fo:font-weight="bold" officeooo:rsid="002da96a" style:font-weight-asian="bold" style:font-size-complex="9pt" style:font-weight-complex="bold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officeooo:rsid="002d0e3a" style:font-name-asian="Calibri" style:font-weight-asian="bold" style:font-size-complex="9pt" style:font-weight-complex="bold"/>
    </style:style>
    <style:style style:name="T22" style:family="text">
      <style:text-properties style:text-underline-style="solid" style:text-underline-width="auto" style:text-underline-color="font-color"/>
    </style:style>
    <style:style style:name="T23" style:family="text">
      <style:text-properties style:text-underline-style="solid" style:text-underline-width="auto" style:text-underline-color="font-color" style:font-size-complex="9pt"/>
    </style:style>
    <style:style style:name="T24" style:family="text">
      <style:text-properties style:text-underline-style="solid" style:text-underline-width="auto" style:text-underline-color="font-color" officeooo:rsid="002da96a" style:font-size-complex="9pt"/>
    </style:style>
    <style:style style:name="T25" style:family="text">
      <style:text-properties style:text-underline-style="solid" style:text-underline-width="auto" style:text-underline-color="font-color" officeooo:rsid="0085af6d"/>
    </style:style>
    <style:style style:name="T26" style:family="text">
      <style:text-properties style:font-name-asian="Arial"/>
    </style:style>
    <style:style style:name="T27" style:family="text">
      <style:text-properties officeooo:rsid="006b342b"/>
    </style:style>
    <style:style style:name="T28" style:family="text">
      <style:text-properties officeooo:rsid="0047fffb"/>
    </style:style>
    <style:style style:name="T29" style:family="text">
      <style:text-properties officeooo:rsid="007bcc19"/>
    </style:style>
    <style:style style:name="T30" style:family="text">
      <style:text-properties style:font-name-asian="Calibri"/>
    </style:style>
    <style:style style:name="T31" style:family="text">
      <style:text-properties officeooo:rsid="002d0e3a" style:font-name-asian="Calibri" style:font-size-complex="9pt"/>
    </style:style>
    <style:style style:name="T32" style:family="text">
      <style:text-properties officeooo:rsid="00ec52d9" style:font-name-asian="Calibri" style:font-size-complex="9pt"/>
    </style:style>
    <style:style style:name="T33" style:family="text">
      <style:text-properties officeooo:rsid="00c3f504"/>
    </style:style>
    <style:style style:name="T34" style:family="text">
      <style:text-properties style:text-underline-style="none"/>
    </style:style>
    <style:style style:name="T35" style:family="text">
      <style:text-properties style:text-underline-style="none" style:font-size-complex="9pt"/>
    </style:style>
    <style:style style:name="T36" style:family="text">
      <style:text-properties style:text-underline-style="none" officeooo:rsid="002da96a" style:font-size-complex="9pt"/>
    </style:style>
    <style:style style:name="T37" style:family="text">
      <style:text-properties officeooo:rsid="00d7bc38"/>
    </style:style>
    <style:style style:name="T38" style:family="text">
      <style:text-properties officeooo:rsid="00e7906a"/>
    </style:style>
    <style:style style:name="T39" style:family="text">
      <style:text-properties officeooo:rsid="00f82c04"/>
    </style:style>
    <style:style style:name="T40" style:family="text">
      <style:text-properties officeooo:rsid="0107b91e"/>
    </style:style>
    <style:style style:name="T41" style:family="text">
      <style:text-properties officeooo:rsid="00ee5258"/>
    </style:style>
    <style:style style:name="T42" style:family="text">
      <style:text-properties officeooo:rsid="011bb06b"/>
    </style:style>
    <style:style style:name="T43" style:family="text">
      <style:text-properties fo:font-size="9pt" style:font-size-asian="9pt"/>
    </style:style>
    <style:style style:name="T44" style:family="text">
      <style:text-properties fo:font-size="8pt" style:font-size-asian="8pt"/>
    </style:style>
    <style:style style:name="T45" style:family="text">
      <style:text-properties officeooo:rsid="0130ef27"/>
    </style:style>
    <style:style style:name="T46" style:family="text">
      <style:text-properties officeooo:rsid="0140ac60"/>
    </style:style>
    <style:style style:name="T47" style:family="text">
      <style:text-properties officeooo:rsid="01697bf4"/>
    </style:style>
    <style:style style:name="T48" style:family="text">
      <style:text-properties officeooo:rsid="01812b73"/>
    </style:style>
    <style:style style:name="T49" style:family="text">
      <style:text-properties officeooo:rsid="00d00df6"/>
    </style:style>
    <style:style style:name="T50" style:family="text">
      <style:text-properties officeooo:rsid="01a0f922"/>
    </style:style>
    <style:style style:name="T51" style:family="text">
      <style:text-properties fo:font-weight="normal" officeooo:rsid="0090c334" style:font-weight-asian="normal" style:font-weight-complex="normal"/>
    </style:style>
    <style:style style:name="T52" style:family="text">
      <style:text-properties style:text-position="super 58%"/>
    </style:style>
    <style:style style:name="T53" style:family="text">
      <style:text-properties style:text-position="0% 100%"/>
    </style:style>
    <style:style style:name="Sect1" style:family="section">
      <style:section-properties text:dont-balance-text-columns="false" style:editable="false">
        <style:columns fo:column-count="2" fo:column-gap="0.998cm">
          <style:column-sep style:width="0.009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ció1">
        <text:p text:style-name="P107"/>
        <text:p text:style-name="P4">1. Competència en comunicació lingüística CCLI</text:p>
        <text:p text:style-name="P4">2. Competència matemàtica i competència bàsica en ciència i tecnologia CMCT</text:p>
        <text:p text:style-name="P4">3. Competència digital CD</text:p>
        <text:p text:style-name="P4">4. Competència per aprendre a aprendre CAA</text:p>
        <text:p text:style-name="P4">5. Consciència i expressions culturals CEC</text:p>
        <text:p text:style-name="P4">6. Sentit d'iniciativa i espírit emprenedor SIEE</text:p>
        <text:p text:style-name="P6">7. Competències socials i cíviques CSC</text:p>
        <text:p text:style-name="P6"/>
        <text:p text:style-name="P5">A: Aconseguit <text:s text:c="2"/>EP: En procés <text:s text:c="2"/>I: Iniciat</text:p>
      </text:section>
      <text:p text:style-name="P7"/>
      <text:p text:style-name="P8"/>
      <text:p text:style-name="P19"/>
      <table:table table:name="Tabla2" table:style-name="Tabla2">
        <table:table-column table:style-name="Tabla2.A"/>
        <table:table-column table:style-name="Tabla2.B" table:number-columns-repeated="2"/>
        <table:table-column table:style-name="Tabla2.D"/>
        <table:table-column table:style-name="Tabla2.E" table:number-columns-repeated="3"/>
        <table:table-column table:style-name="Tabla2.H"/>
        <table:table-row table:style-name="Tabla2.1">
          <table:table-cell table:style-name="Tabla2.A1" table:number-columns-spanned="8" office:value-type="string">
            <text:p text:style-name="P70">ÀREA: Valencià. Llengua i Literatura <text:s text:c="19"/>NIVELL: 2n EDUCACIÓ PRIMÀRI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.1">
          <table:table-cell table:style-name="Tabla2.A1" table:number-columns-spanned="8" office:value-type="string">
            <text:p text:style-name="P102">BLOC 1. LA LLENGUA ORAL. PARLAR I ESCOLTA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.3">
          <table:table-cell table:style-name="Tabla2.A3" office:value-type="string">
            <text:p text:style-name="P96">CONTINGUTS</text:p>
          </table:table-cell>
          <table:table-cell table:style-name="Tabla2.A3" office:value-type="string">
            <text:p text:style-name="P97">CRITERIS D’AVALUACIÓ</text:p>
          </table:table-cell>
          <table:table-cell table:style-name="Tabla2.A3" office:value-type="string">
            <text:p text:style-name="P69">INDICADORS D’ÈXIT</text:p>
          </table:table-cell>
          <table:table-cell table:style-name="Tabla2.A3" office:value-type="string">
            <text:p text:style-name="P106"/>
          </table:table-cell>
          <table:table-cell table:style-name="Tabla2.A3" office:value-type="string">
            <text:p text:style-name="P95">1<text:span text:style-name="T52">r</text:span> T</text:p>
          </table:table-cell>
          <table:table-cell table:style-name="Tabla2.A3" office:value-type="string">
            <text:p text:style-name="P95">2<text:span text:style-name="T52">n</text:span> T</text:p>
          </table:table-cell>
          <table:table-cell table:style-name="Tabla2.A3" office:value-type="string">
            <text:p text:style-name="P95">3<text:span text:style-name="T52">r</text:span> T</text:p>
          </table:table-cell>
          <table:table-cell table:style-name="Tabla2.H3" office:value-type="string">
            <text:p text:style-name="P95">FIN</text:p>
          </table:table-cell>
        </table:table-row>
        <table:table-row table:style-name="Tabla2.1">
          <table:table-cell table:style-name="Tabla2.A4" office:value-type="string">
            <text:p text:style-name="P16">Estratègies i normes d’interacció oral apreses: escoltar i respectar el torn de paraula, respondre i preguntar per a esbrinar el significat d’expressions o paraules que no es comprenen i per a demanar ajuda.</text:p>
            <text:p text:style-name="P77">Situacions de comunicació, dirigides o espontànies: assemblees i conversacions, simulacions i jocs de rol que representen disculpes, agraïments i invitacions.</text:p>
            <text:p text:style-name="P79">Ús d’una expressió espontània per iniciativa pròpia per a expressar la capacitat, el gust, la preferència, l’opinió i l’acord o desacord.</text:p>
          </table:table-cell>
          <table:table-cell table:style-name="Tabla2.A4" office:value-type="string">
            <text:p text:style-name="P14">2nVLL.BL1.1 Participar en assemblees, conversacions i diàlegs escoltant, guardant el torn de paraula i expressant els seus gustos i experiències per iniciativa pròpia. </text:p>
          </table:table-cell>
          <table:table-cell table:style-name="Tabla2.A4" office:value-type="string">
            <text:p text:style-name="P39">2nVLL.BL1.1.1 Participa, <text:span text:style-name="T22">per iniciativa pròpia</text:span>, en situacions de comunicació oral del nivell educatiu (conversacions , diàlegs i assemblees) respectant el torn de paraula.</text:p>
          </table:table-cell>
          <table:table-cell table:style-name="Tabla2.A4" office:value-type="string">
            <text:p text:style-name="P105">CSC</text:p>
            <text:p text:style-name="P105">CCLI</text:p>
            <text:p text:style-name="P105"/>
          </table:table-cell>
          <table:table-cell table:style-name="Tabla2.A4" office:value-type="string">
            <text:p text:style-name="P105"/>
          </table:table-cell>
          <table:table-cell table:style-name="Tabla2.A4" office:value-type="string">
            <text:p text:style-name="P105"/>
          </table:table-cell>
          <table:table-cell table:style-name="Tabla2.A4" office:value-type="string">
            <text:p text:style-name="P105"/>
          </table:table-cell>
          <table:table-cell table:style-name="Tabla2.H4" office:value-type="string">
            <text:p text:style-name="P105"/>
          </table:table-cell>
        </table:table-row>
        <table:table-row table:style-name="Tabla2.1">
          <table:table-cell table:style-name="Tabla2.A6" table:number-rows-spanned="2" office:value-type="string">
            <text:p text:style-name="P26">Utilització d’estratègies de comprensió dels missatges orals: atenció, retenció, anticipació del contingut i de la situació per mitjà del context verbal i no verbal, identificació <text:s/>del sentit global.</text:p>
            <text:p text:style-name="P25">Comprensió de textos orals <text:s/>amb finalitat didàctica o d’ús quotidià.</text:p>
            <text:p text:style-name="P24">Informació personal i familiar <text:soft-page-break/>bàsica.</text:p>
            <text:p text:style-name="P27">Identificació de paraules clau com a estratègia de comprensió dels missatges.</text:p>
          </table:table-cell>
          <table:table-cell table:style-name="Tabla2.B6" table:number-rows-spanned="2" office:value-type="string">
            <text:p text:style-name="P100">2nVLL.BL1.2 Captar el sentit global i reconéixer idees principals de la informació verbal i no verbal de textos orals pròxims a la seua experiència resumint oralment el contingut<text:span text:style-name="T27">.</text:span></text:p>
          </table:table-cell>
          <table:table-cell table:style-name="Tabla2.C5" office:value-type="string">
            <text:p text:style-name="P39"><text:span text:style-name="T12">2n</text:span><text:span text:style-name="T13">V</text:span><text:span text:style-name="T12">LL.BL1.2.1 </text:span><text:span text:style-name="T18">Identifica el tema en textos orals pròxims a la seua experiència</text:span><text:span text:style-name="T12"> (poemes, cançons, endevinalles, narracions breus, </text:span><text:span text:style-name="T18">explicacions</text:span><text:span text:style-name="T12">, regles de joc i instruccions i avisos)</text:span><text:span text:style-name="T17">.</text:span></text:p>
          </table:table-cell>
          <table:table-cell table:style-name="Tabla2.D5" office:value-type="string">
            <text:p text:style-name="P105">CCLI</text:p>
            <text:p text:style-name="P105"/>
          </table:table-cell>
          <table:table-cell table:style-name="Tabla2.E5" office:value-type="string">
            <text:p text:style-name="P105"/>
          </table:table-cell>
          <table:table-cell table:style-name="Tabla2.F5" office:value-type="string">
            <text:p text:style-name="P105"/>
          </table:table-cell>
          <table:table-cell table:style-name="Tabla2.G5" office:value-type="string">
            <text:p text:style-name="P105"/>
          </table:table-cell>
          <table:table-cell table:style-name="Tabla2.H5" office:value-type="string">
            <text:p text:style-name="P105"/>
          </table:table-cell>
        </table:table-row>
        <table:table-row table:style-name="Tabla2.1">
          <table:covered-table-cell/>
          <table:covered-table-cell/>
          <table:table-cell table:style-name="Tabla2.C6" office:value-type="string">
            <text:p text:style-name="P79">2n<text:span text:style-name="T28">VLL.</text:span>BL1.2.2 Reconeix, en textos orals del nivell educatiu, les idees principals del contingut de la comunicació.</text:p>
          </table:table-cell>
          <table:table-cell table:style-name="Tabla2.D6" office:value-type="string">
            <text:p text:style-name="P105">CAA</text:p>
            <text:p text:style-name="P105">CCLI</text:p>
            <text:p text:style-name="P105"/>
          </table:table-cell>
          <table:table-cell table:style-name="Tabla2.E6" office:value-type="string">
            <text:p text:style-name="P105"/>
          </table:table-cell>
          <table:table-cell table:style-name="Tabla2.F6" office:value-type="string">
            <text:p text:style-name="P105"/>
          </table:table-cell>
          <table:table-cell table:style-name="Tabla2.G6" office:value-type="string">
            <text:p text:style-name="P105"/>
          </table:table-cell>
          <table:table-cell table:style-name="Tabla2.H6" office:value-type="string">
            <text:p text:style-name="P105"/>
          </table:table-cell>
        </table:table-row>
        <table:table-row table:style-name="Tabla2.1">
          <table:table-cell table:style-name="Tabla2.A10" table:number-rows-spanned="4" office:value-type="string">
            <text:p text:style-name="P16">Importància de la millora en expressió oral.</text:p>
            <text:p text:style-name="P77">Orde lògic i cronològic dels textos narratius. Orde lògic dels textos descriptius.</text:p>
            <text:p text:style-name="P18">Recursos de l’expressió oral: pauses, volum, entonació, gestos.</text:p>
            <text:p text:style-name="P74">Expressió i producció de textos orals literaris i no literaris: (narratius: contes populars, travallengües, endevinalles, experiències viscudes; descriptius: descripcions senzilles de persones, animals i coses; expositius: formulació de preguntes pertinents sobre un tema, simulació de conversacions telefòniques, exposició de fets sobre temes coneguts i treballats en classe; instructius: regles de jocs, indicacions per a arribar a un lloc, receptes; argumentatius: disseny d’anuncis, expressió de preferències; predictius: formulació d’hipòtesis sobre el desenllaç de contes, etc.).</text:p>
            <text:p text:style-name="P74">Expressió oral de missatges verbals i no verbals.</text:p>
            <text:p text:style-name="P29">Selecció raonada de les produccions a incloure en el portfolio.</text:p>
          </table:table-cell>
          <table:table-cell table:style-name="Tabla2.B10" table:number-rows-spanned="4" office:value-type="string">
            <text:p text:style-name="P39">2nVLLBL1.3 Produir, a partir de models, textos orals, dels gèneres més habituals del nivell educatiu, mantenint l’orde lògic dels textos, evitant repeticions innecessàries i utilitzant un vocabulari, to de veu i pronunciació adequats.</text:p>
          </table:table-cell>
          <table:table-cell table:style-name="Tabla2.C7" office:value-type="string">
            <text:p text:style-name="P39">2n<text:span text:style-name="T29">V</text:span>LL.BL1.3.1 En la producció de textos pronuncia adequadament evitant repeticions.</text:p>
          </table:table-cell>
          <table:table-cell table:style-name="Tabla2.D7" office:value-type="string">
            <text:p text:style-name="P105">CAA</text:p>
            <text:p text:style-name="P105">CCLI</text:p>
          </table:table-cell>
          <table:table-cell table:style-name="Tabla2.E7" office:value-type="string">
            <text:p text:style-name="P105"/>
          </table:table-cell>
          <table:table-cell table:style-name="Tabla2.F7" office:value-type="string">
            <text:p text:style-name="P105"/>
          </table:table-cell>
          <table:table-cell table:style-name="Tabla2.G7" office:value-type="string">
            <text:p text:style-name="P105"/>
          </table:table-cell>
          <table:table-cell table:style-name="Tabla2.H7" office:value-type="string">
            <text:p text:style-name="P105"/>
          </table:table-cell>
        </table:table-row>
        <table:table-row table:style-name="Tabla2.1">
          <table:covered-table-cell/>
          <table:covered-table-cell/>
          <table:table-cell table:style-name="Tabla2.C8" office:value-type="string">
            <text:p text:style-name="P39">2nVLL.BL1.3.2 Produïx <text:span text:style-name="T22">a partir de models</text:span> textos orals dels gèneres més habituals del nivell educatiu (descripcions de persones, animals, objectes i llocs, narracions breus, regles de joc, instruccions senzilles).</text:p>
          </table:table-cell>
          <table:table-cell table:style-name="Tabla2.D8" office:value-type="string">
            <text:p text:style-name="P105">CCLI</text:p>
            <text:p text:style-name="P105"/>
          </table:table-cell>
          <table:table-cell table:style-name="Tabla2.E8" office:value-type="string">
            <text:p text:style-name="P105"/>
          </table:table-cell>
          <table:table-cell table:style-name="Tabla2.F8" office:value-type="string">
            <text:p text:style-name="P105"/>
          </table:table-cell>
          <table:table-cell table:style-name="Tabla2.G8" office:value-type="string">
            <text:p text:style-name="P105"/>
          </table:table-cell>
          <table:table-cell table:style-name="Tabla2.H8" office:value-type="string">
            <text:p text:style-name="P105"/>
          </table:table-cell>
        </table:table-row>
        <table:table-row table:style-name="Tabla2.1">
          <table:covered-table-cell/>
          <table:covered-table-cell/>
          <table:table-cell table:style-name="Tabla2.C9" office:value-type="string">
            <text:p text:style-name="P79">2nVLL.BL1.3.3 En conversacions i diàlegs adapta el llenguatge a les característiques del seu interlocutor.</text:p>
          </table:table-cell>
          <table:table-cell table:style-name="Tabla2.D9" office:value-type="string">
            <text:p text:style-name="P105">CCLI</text:p>
            <text:p text:style-name="P105"/>
          </table:table-cell>
          <table:table-cell table:style-name="Tabla2.E9" office:value-type="string">
            <text:p text:style-name="P105"/>
          </table:table-cell>
          <table:table-cell table:style-name="Tabla2.F9" office:value-type="string">
            <text:p text:style-name="P105"/>
          </table:table-cell>
          <table:table-cell table:style-name="Tabla2.G9" office:value-type="string">
            <text:p text:style-name="P105"/>
          </table:table-cell>
          <table:table-cell table:style-name="Tabla2.H9" office:value-type="string">
            <text:p text:style-name="P105"/>
          </table:table-cell>
        </table:table-row>
        <table:table-row table:style-name="Tabla2.1">
          <table:covered-table-cell/>
          <table:covered-table-cell/>
          <table:table-cell table:style-name="Tabla2.C10" office:value-type="string">
            <text:p text:style-name="P79">2nVLLBL1.3.4 En la producció de textos orals, organitza la informació respectant l’orde lògic de l’estructura textual.</text:p>
          </table:table-cell>
          <table:table-cell table:style-name="Tabla2.D10" office:value-type="string">
            <text:p text:style-name="P105">CCLI</text:p>
            <text:p text:style-name="P105">CAA</text:p>
            <text:p text:style-name="P105"/>
          </table:table-cell>
          <table:table-cell table:style-name="Tabla2.E10" office:value-type="string">
            <text:p text:style-name="P105"/>
          </table:table-cell>
          <table:table-cell table:style-name="Tabla2.F10" office:value-type="string">
            <text:p text:style-name="P105"/>
          </table:table-cell>
          <table:table-cell table:style-name="Tabla2.G10" office:value-type="string">
            <text:p text:style-name="P105"/>
          </table:table-cell>
          <table:table-cell table:style-name="Tabla2.H10" office:value-type="string">
            <text:p text:style-name="P105"/>
          </table:table-cell>
        </table:table-row>
        <table:table-row table:style-name="Tabla2.1">
          <table:table-cell table:style-name="Tabla2.A12" table:number-rows-spanned="2" office:value-type="string">
            <text:p text:style-name="P77">Memorització i recitació de poemes, travallengües, endevinalles, tirallongues, etc.</text:p>
            <text:p text:style-name="P77">Orde lògic i cronològic dels textos narratius. Orde lògic dels textos <text:soft-page-break/>descriptius.</text:p>
            <text:p text:style-name="P18">Recursos de l’expressió oral: pauses, volum, entonació, gestos.</text:p>
            <text:p text:style-name="P74">Ús de fórmules inicials i finals apreses en reproduir un conte.</text:p>
            <text:p text:style-name="P29">Reproducció d’instruccions escoltades mantenint l’orde lògic i cronològic.</text:p>
          </table:table-cell>
          <table:table-cell table:style-name="Tabla2.B12" table:number-rows-spanned="2" office:value-type="string">
            <text:p text:style-name="P39">2nVLL.BL1.4 Memoritzar i reproduir, a partir de models, textos orals dels gèneres més habituals del nivell educatiu, aplicant amb creativitat les estratègies d’expressió oral adequades.</text:p>
          </table:table-cell>
          <table:table-cell table:style-name="Tabla2.C11" office:value-type="string">
            <text:p text:style-name="P15">2nVLL.BL1.4.1 Memoritza <text:span text:style-name="T22">a partir de models</text:span> textos orals dels gèneres pròxims a la seua experiència (poemes, tirallongues, diàlegs de contes, instruccions).</text:p>
            <text:p text:style-name="P83"><text:soft-page-break/></text:p>
          </table:table-cell>
          <table:table-cell table:style-name="Tabla2.D11" office:value-type="string">
            <text:p text:style-name="P105">CAA</text:p>
            <text:p text:style-name="P105">CCLI</text:p>
            <text:p text:style-name="P105"/>
          </table:table-cell>
          <table:table-cell table:style-name="Tabla2.E11" office:value-type="string">
            <text:p text:style-name="P105"/>
          </table:table-cell>
          <table:table-cell table:style-name="Tabla2.F11" office:value-type="string">
            <text:p text:style-name="P105"/>
          </table:table-cell>
          <table:table-cell table:style-name="Tabla2.G11" office:value-type="string">
            <text:p text:style-name="P105"/>
          </table:table-cell>
          <table:table-cell table:style-name="Tabla2.H11" office:value-type="string">
            <text:p text:style-name="P105"/>
          </table:table-cell>
        </table:table-row>
        <table:table-row table:style-name="Tabla2.1">
          <table:covered-table-cell/>
          <table:covered-table-cell/>
          <table:table-cell table:style-name="Tabla2.C12" office:value-type="string">
            <text:p text:style-name="P14">2nVLL.BL1.4.2 Reproduïx <text:span text:style-name="T22">a partir de models </text:span>textos orals dels gèneres pròxims a la seua experiència amb una pronunciació i ritme adequats.</text:p>
          </table:table-cell>
          <table:table-cell table:style-name="Tabla2.D12" office:value-type="string">
            <text:p text:style-name="P105">CAA</text:p>
            <text:p text:style-name="P105">CCLI</text:p>
            <text:p text:style-name="P105"/>
          </table:table-cell>
          <table:table-cell table:style-name="Tabla2.E12" office:value-type="string">
            <text:p text:style-name="P105"/>
          </table:table-cell>
          <table:table-cell table:style-name="Tabla2.F12" office:value-type="string">
            <text:p text:style-name="P105"/>
          </table:table-cell>
          <table:table-cell table:style-name="Tabla2.G12" office:value-type="string">
            <text:p text:style-name="P105"/>
          </table:table-cell>
          <table:table-cell table:style-name="Tabla2.H12" office:value-type="string">
            <text:p text:style-name="P105"/>
          </table:table-cell>
        </table:table-row>
        <table:table-row table:style-name="Tabla2.1">
          <table:table-cell table:style-name="Tabla2.A13" office:value-type="string">
            <text:p text:style-name="P75">Comprensió de textos orals procedents de la televisió com a instrument per a l’aprenentatge i per a obtindre informació general sobre fets i esdeveniments pròxims a l’experiència infantil.</text:p>
            <text:p text:style-name="P67">Expressió de gustos i preferències.</text:p>
          </table:table-cell>
          <table:table-cell table:style-name="Tabla2.B13" office:value-type="string">
            <text:p text:style-name="P50"><text:span text:style-name="T5">2nVLL.</text:span><text:span text:style-name="T6">BL1.5 </text:span><text:span text:style-name="T7"><text:s/>Interpretar textos orals pròxims a la seua experiència procedents dels mitjans de comunicació utilitzant les estratègies de comprensió del nivell</text:span></text:p>
            <text:p text:style-name="P37">educatiu i resumint-ne el contingut.</text:p>
          </table:table-cell>
          <table:table-cell table:style-name="Tabla2.C13" office:value-type="string">
            <text:p text:style-name="P68"><text:span text:style-name="T31">2n</text:span><text:span text:style-name="T32">V</text:span><text:span text:style-name="T31">LL.BL1.5.1 Interpreta textos orals del nivell educatiu procedents dels mitjans de comunicació (eslògans, pel·lícules i notícies de la televisió pròxims a la seua experiència), en resumeix el contingut <text:s/>i expressa els seus </text:span><text:span text:style-name="T21">gustos i preferències</text:span><text:span text:style-name="T31"> sobre el seu contingut.</text:span></text:p>
          </table:table-cell>
          <table:table-cell table:style-name="Tabla2.D13" office:value-type="string">
            <text:p text:style-name="P105">CD</text:p>
            <text:p text:style-name="P105">CSC</text:p>
            <text:p text:style-name="P105">CCLI</text:p>
            <text:p text:style-name="P105"/>
          </table:table-cell>
          <table:table-cell table:style-name="Tabla2.E13" office:value-type="string">
            <text:p text:style-name="P105"/>
          </table:table-cell>
          <table:table-cell table:style-name="Tabla2.F13" office:value-type="string">
            <text:p text:style-name="P105"/>
          </table:table-cell>
          <table:table-cell table:style-name="Tabla2.G13" office:value-type="string">
            <text:p text:style-name="P105"/>
          </table:table-cell>
          <table:table-cell table:style-name="Tabla2.H13" office:value-type="string">
            <text:p text:style-name="P105"/>
          </table:table-cell>
        </table:table-row>
        <table:table-row table:style-name="Tabla2.1">
          <table:table-cell table:style-name="Tabla2.A14" table:number-columns-spanned="8" office:value-type="string">
            <text:p text:style-name="P51">BLOC 2. COMUNICACIÓ ESCRITA. LLEGI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.3">
          <table:table-cell table:style-name="Tabla2.A15" office:value-type="string">
            <text:p text:style-name="P89">CONTINGUTS</text:p>
          </table:table-cell>
          <table:table-cell table:style-name="Tabla2.A15" office:value-type="string">
            <text:p text:style-name="P90">CRITERIS D’AVALUACIÓ</text:p>
          </table:table-cell>
          <table:table-cell table:style-name="Tabla2.A15" office:value-type="string">
            <text:p text:style-name="P90">INDICADORS D’ÈXIT</text:p>
          </table:table-cell>
          <table:table-cell table:style-name="Tabla2.A15" office:value-type="string">
            <text:p text:style-name="P91"/>
          </table:table-cell>
          <table:table-cell table:style-name="Tabla2.A15" office:value-type="string">
            <text:p text:style-name="P88">1<text:span text:style-name="T52">r</text:span> T</text:p>
          </table:table-cell>
          <table:table-cell table:style-name="Tabla2.A15" office:value-type="string">
            <text:p text:style-name="P88">2<text:span text:style-name="T52">n</text:span> T</text:p>
          </table:table-cell>
          <table:table-cell table:style-name="Tabla2.A15" office:value-type="string">
            <text:p text:style-name="P88">3<text:span text:style-name="T52">r</text:span> T</text:p>
          </table:table-cell>
          <table:table-cell table:style-name="Tabla2.H15" office:value-type="string">
            <text:p text:style-name="P88">FIN</text:p>
          </table:table-cell>
        </table:table-row>
        <table:table-row table:style-name="Tabla2.1">
          <table:table-cell table:style-name="Tabla2.A4" table:number-rows-spanned="2" office:value-type="string">
            <text:p text:style-name="P55">Lectura de textos pròxims a l’experiència infantil en distints suports (impresos, digitals i audiovisuals) amb una correcta correspondència entre fonemes i grafies, iniciant-se progressivament en l’entonació adequada (punt, coma, signes d’admiració i interrogació). </text:p>
            <text:p text:style-name="P56">Lectura de textos que continguen jocs amb el llenguatge, tant populars com cultes: <text:span text:style-name="T51">tirallongues</text:span>, sopes de lletres senzilles, jeroglífics, cal·ligrames, faules, on s’exercite la correcta pronunciació.</text:p>
            <text:p text:style-name="P54">Lectura de textos impresos i digitals, tant de l’àmbit escolar com de la vida quotidiana: normes, fulls d’instruccions senzilles, definicions simples, receptes, etc., així com de notícies senzilles en els mitjans de comunicació social.</text:p>
          </table:table-cell>
          <table:table-cell table:style-name="Tabla2.A4" table:number-rows-spanned="2" office:value-type="string">
            <text:p text:style-name="P38">2nVLL.BL2.1 Llegir en veu alta amb pronunciació correcta i entonació i ritme adequats, textos pròxims a la seua experiència proposats per l’adult adequant-se al format i a l’estructura textual.</text:p>
          </table:table-cell>
          <table:table-cell table:style-name="Tabla2.A4" office:value-type="string">
            <text:p text:style-name="P78">2nVLL.BL2.1.1 Llig en veu alta, amb pronunciació correcta i entonació i ritme adequats, textos pròxims a la seua experiència proposats per l’adult adequant-se al format i a l’estructura textual.</text:p>
          </table:table-cell>
          <table:table-cell table:style-name="Tabla2.A4" office:value-type="string">
            <text:p text:style-name="P105">CCLI</text:p>
            <text:p text:style-name="P105"/>
          </table:table-cell>
          <table:table-cell table:style-name="Tabla2.A4" office:value-type="string">
            <text:p text:style-name="P105"/>
          </table:table-cell>
          <table:table-cell table:style-name="Tabla2.A4" office:value-type="string">
            <text:p text:style-name="P105"/>
          </table:table-cell>
          <table:table-cell table:style-name="Tabla2.A4" office:value-type="string">
            <text:p text:style-name="P105"/>
          </table:table-cell>
          <table:table-cell table:style-name="Tabla2.H4" office:value-type="string">
            <text:p text:style-name="P105"/>
          </table:table-cell>
        </table:table-row>
        <table:table-row table:style-name="Tabla2.1">
          <table:covered-table-cell/>
          <table:covered-table-cell/>
          <table:table-cell table:style-name="Tabla2.C17" office:value-type="string">
            <text:p text:style-name="P78">2nVLL.BL2.1.2 Llig textos pròxims a la seua experiència proposats per l’adult per a gaudi personal.</text:p>
          </table:table-cell>
          <table:table-cell table:style-name="Tabla2.D17" office:value-type="string">
            <text:p text:style-name="P105">CCLI</text:p>
            <text:p text:style-name="P105">SIIE</text:p>
          </table:table-cell>
          <table:table-cell table:style-name="Tabla2.E17" office:value-type="string">
            <text:p text:style-name="P105"/>
          </table:table-cell>
          <table:table-cell table:style-name="Tabla2.F17" office:value-type="string">
            <text:p text:style-name="P105"/>
          </table:table-cell>
          <table:table-cell table:style-name="Tabla2.G17" office:value-type="string">
            <text:p text:style-name="P105"/>
          </table:table-cell>
          <table:table-cell table:style-name="Tabla2.H17" office:value-type="string">
            <text:p text:style-name="P105"/>
          </table:table-cell>
        </table:table-row>
        <text:soft-page-break/>
        <table:table-row table:style-name="Tabla2.1">
          <table:table-cell table:style-name="Tabla2.A20" table:number-rows-spanned="3" office:value-type="string">
            <text:p text:style-name="P57">Introducció a l’estudi dels elements bàsics dels textos narratius (reconeixement de l’argument, identificació de l’escenari espaciotemporal i dels personatges principals) i aplicació d’estos coneixements a la comprensió i interpretació dels textos.</text:p>
            <text:p text:style-name="P58">Introducció a l’estudi dels elements bàsics dels textos descriptius i explicatius de temes diversos i adequats a l’edat, i aplicació d’estos coneixements a la comprensió i interpretació dels textos.</text:p>
            <text:p text:style-name="P58">Introducció a l’estudi de textos multimodals senzills, interpretant el missatge a partir de la confluència de textos, imatges, gràfics, etc.</text:p>
            <text:p text:style-name="P58">Introducció progressiva a l’ús d’estratègies per a la comprensió lectora: abans de la lectura anticipant hipòtesis a través d’informació paratextual (tipografia...); durant la lectura (realitzant inferències a partir dels seus coneixements i experiències prèvies), i després de la lectura (destacant la idea/es principal/s).</text:p>
            <text:p text:style-name="P72"/>
          </table:table-cell>
          <table:table-cell table:style-name="Tabla2.B20" table:number-rows-spanned="3" office:value-type="string">
            <text:p text:style-name="P71">2nVLL.BL2.2 Interpretar, de <text:span text:style-name="T33">manera</text:span> guiada a través de la reflexió i <text:span text:style-name="T33">el </text:span>diàleg, textos pròxims a la seua experiència, anticipant i comprovant hipòtesis a través del títol i les il·lustracions, captant el sentit global del text, realitzant inferències directes, destacant les idees principals i resumint oralment el contingut.</text:p>
          </table:table-cell>
          <table:table-cell table:style-name="Tabla2.C18" office:value-type="string">
            <text:p text:style-name="P79">2nVLL.BL2.2.1 Identifica el tema i el destinatari en els textos escrits impresos, digitals i audiovisuals <text:span text:style-name="T22">del nivell educatiu</text:span><text:span text:style-name="T34"> </text:span>(tirallongues, sopes de lletres senzilles, jeroglífics, cal·ligrames, faules, normes, fulls d’instruccions simples, definicions simples, receptes, etc.).</text:p>
          </table:table-cell>
          <table:table-cell table:style-name="Tabla2.D18" office:value-type="string">
            <text:p text:style-name="P105">CCLI</text:p>
            <text:p text:style-name="P105">CAA</text:p>
            <text:p text:style-name="P105"/>
          </table:table-cell>
          <table:table-cell table:style-name="Tabla2.E18" office:value-type="string">
            <text:p text:style-name="P105"/>
          </table:table-cell>
          <table:table-cell table:style-name="Tabla2.F18" office:value-type="string">
            <text:p text:style-name="P105"/>
          </table:table-cell>
          <table:table-cell table:style-name="Tabla2.G18" office:value-type="string">
            <text:p text:style-name="P105"/>
          </table:table-cell>
          <table:table-cell table:style-name="Tabla2.H18" office:value-type="string">
            <text:p text:style-name="P105"/>
          </table:table-cell>
        </table:table-row>
        <table:table-row table:style-name="Tabla2.1">
          <table:covered-table-cell/>
          <table:covered-table-cell/>
          <table:table-cell table:style-name="Tabla2.C19" office:value-type="string">
            <text:p text:style-name="P79">2nVLL.BL2.2.2 Comprova les conjectures que ha anticipat sobre el tema de textos escrits a través del títol i les il·lustracions.</text:p>
          </table:table-cell>
          <table:table-cell table:style-name="Tabla2.D19" office:value-type="string">
            <text:p text:style-name="P105">CCLI</text:p>
            <text:p text:style-name="P105">CAA</text:p>
          </table:table-cell>
          <table:table-cell table:style-name="Tabla2.E19" office:value-type="string">
            <text:p text:style-name="P105"/>
          </table:table-cell>
          <table:table-cell table:style-name="Tabla2.F19" office:value-type="string">
            <text:p text:style-name="P105"/>
          </table:table-cell>
          <table:table-cell table:style-name="Tabla2.G19" office:value-type="string">
            <text:p text:style-name="P105"/>
          </table:table-cell>
          <table:table-cell table:style-name="Tabla2.H19" office:value-type="string">
            <text:p text:style-name="P105"/>
          </table:table-cell>
        </table:table-row>
        <table:table-row table:style-name="Tabla2.1">
          <table:covered-table-cell/>
          <table:covered-table-cell/>
          <table:table-cell table:style-name="Tabla2.C20" office:value-type="string">
            <text:p text:style-name="P39">2nVLL.BL2.2.3 Destaca les idees principals i en resumix oralment el contingut.</text:p>
          </table:table-cell>
          <table:table-cell table:style-name="Tabla2.D20" office:value-type="string">
            <text:p text:style-name="P105">CCLI</text:p>
            <text:p text:style-name="P105">CAA</text:p>
          </table:table-cell>
          <table:table-cell table:style-name="Tabla2.E20" office:value-type="string">
            <text:p text:style-name="P105"/>
          </table:table-cell>
          <table:table-cell table:style-name="Tabla2.F20" office:value-type="string">
            <text:p text:style-name="P105"/>
          </table:table-cell>
          <table:table-cell table:style-name="Tabla2.G20" office:value-type="string">
            <text:p text:style-name="P105"/>
          </table:table-cell>
          <table:table-cell table:style-name="Tabla2.H20" office:value-type="string">
            <text:p text:style-name="P105"/>
          </table:table-cell>
        </table:table-row>
        <table:table-row table:style-name="Tabla2.1">
          <table:table-cell table:style-name="Tabla2.A21" office:value-type="string">
            <text:p text:style-name="P59">Iniciació a la selecció de lectures personals pròximes als seus interessos de forma autònoma com a font de gaudi.</text:p>
            <text:p text:style-name="P60">Iniciació a la construcció de coneixements a partir d’informacions procedents de diferents fonts documentals (llibres, premsa, televisió, webs d’acord amb la seua edat...).</text:p>
            <text:p text:style-name="P60">Utilització dirigida de les TIC per a <text:soft-page-break/>obtindre informació, fent ús d’aplicacions d’acord amb la seua edat.</text:p>
            <text:p text:style-name="P29"/>
          </table:table-cell>
          <table:table-cell table:style-name="Tabla2.B21" office:value-type="string">
            <text:p text:style-name="P39">2nVLL.BL2.3 <text:span text:style-name="T37">Llegir en mitjans digitals per a buscar i seleccionar de manera guiada informació de fonts preseleccionades i utilitzar-la en les tasques d’aprenentatge.</text:span></text:p>
          </table:table-cell>
          <table:table-cell table:style-name="Tabla2.C21" office:value-type="string">
            <text:p text:style-name="P39"><text:span text:style-name="T12">2n</text:span><text:span text:style-name="T14">V</text:span><text:span text:style-name="T12">LL.BL2.3.1 Busca i selecciona informació </text:span><text:span text:style-name="T19">de fonts preseleccionades</text:span><text:span text:style-name="T15">, </text:span><text:span text:style-name="T12">en mitjans </text:span><text:span text:style-name="T15">digitals</text:span><text:span text:style-name="T12"> </text:span><text:span text:style-name="T15">i <text:s text:c="2"/></text:span><text:span text:style-name="T24">de forma guiada,</text:span><text:span text:style-name="T35"> </text:span><text:span text:style-name="T36">per a utilitzar-la en tasques d'aprenentatge.</text:span></text:p>
          </table:table-cell>
          <table:table-cell table:style-name="Tabla2.D21" office:value-type="string">
            <text:p text:style-name="P105">CCLI</text:p>
            <text:p text:style-name="P105">CD</text:p>
          </table:table-cell>
          <table:table-cell table:style-name="Tabla2.E21" office:value-type="string">
            <text:p text:style-name="P105"/>
          </table:table-cell>
          <table:table-cell table:style-name="Tabla2.F21" office:value-type="string">
            <text:p text:style-name="P105"/>
          </table:table-cell>
          <table:table-cell table:style-name="Tabla2.G21" office:value-type="string">
            <text:p text:style-name="P105"/>
          </table:table-cell>
          <table:table-cell table:style-name="Tabla2.H21" office:value-type="string">
            <text:p text:style-name="P105"/>
          </table:table-cell>
        </table:table-row>
        <table:table-row table:style-name="Tabla2.1">
          <table:table-cell table:style-name="Tabla2.A24" table:number-rows-spanned="3" office:value-type="string">
            <text:p text:style-name="P62"><text:span text:style-name="T3">Utilització de manera autònoma de les biblioteques d’aula i iniciació a l’ús de la </text:span><text:span text:style-name="T8">biblioteca de</text:span><text:span text:style-name="T3"> centre per a obtindre informació i seleccionar lectures personals, fent ús del sistema d’ordenació i classificació d’estes.</text:span></text:p>
            <text:p text:style-name="P61">Coneixement i respecte de les normes de funcionament de les biblioteques per a un ús responsable d’estes.</text:p>
            <text:p text:style-name="P30"/>
          </table:table-cell>
          <table:table-cell table:style-name="Tabla2.B24" table:number-rows-spanned="3" office:value-type="string">
            <text:p text:style-name="P33">2nVLL.BL2.4 <text:span text:style-name="T38">Utilitzar de manera autònoma la biblioteca d’aula i de manera guiada la biblioteca de centre per a obtindre informació i seleccionar lectures personals,</text:span></text:p>
            <text:p text:style-name="P42">reconeixent i utilitzant els seus sistemes d’ordenació i classificació i respectant les normes de funcionament.</text:p>
          </table:table-cell>
          <table:table-cell table:style-name="Tabla2.C22" office:value-type="string">
            <text:p text:style-name="P39"><text:span text:style-name="T12">2n</text:span><text:span text:style-name="T14">V</text:span><text:span text:style-name="T12">LL.BL2.4.1 Utilitza </text:span><text:span text:style-name="T16">amb autonomia la biblioteca d'aula i</text:span><text:span text:style-name="T12"> </text:span><text:span text:style-name="T23">de manera guiada</text:span><text:span text:style-name="T12"> la </text:span><text:span text:style-name="T18">biblioteca de centre</text:span><text:span text:style-name="T12"> per a obtindre informació i seleccionar lectures personals.</text:span></text:p>
          </table:table-cell>
          <table:table-cell table:style-name="Tabla2.D22" office:value-type="string">
            <text:p text:style-name="P105">CSC</text:p>
            <text:p text:style-name="P105">SIEE</text:p>
          </table:table-cell>
          <table:table-cell table:style-name="Tabla2.E22" office:value-type="string">
            <text:p text:style-name="P105"/>
          </table:table-cell>
          <table:table-cell table:style-name="Tabla2.F22" office:value-type="string">
            <text:p text:style-name="P105"/>
          </table:table-cell>
          <table:table-cell table:style-name="Tabla2.G22" office:value-type="string">
            <text:p text:style-name="P105"/>
          </table:table-cell>
          <table:table-cell table:style-name="Tabla2.H22" office:value-type="string">
            <text:p text:style-name="P105"/>
          </table:table-cell>
        </table:table-row>
        <table:table-row table:style-name="Tabla2.1">
          <table:covered-table-cell/>
          <table:covered-table-cell/>
          <table:table-cell table:style-name="Tabla2.C23" office:value-type="string">
            <text:p text:style-name="P41">2nVLLBL2.4.2 Reconeix i respecta les pautes bàsiques d’organització i les normes de funcionament de la biblioteca de centre. </text:p>
          </table:table-cell>
          <table:table-cell table:style-name="Tabla2.D23" office:value-type="string">
            <text:p text:style-name="P105">CSC</text:p>
            <text:p text:style-name="P105"/>
          </table:table-cell>
          <table:table-cell table:style-name="Tabla2.E23" office:value-type="string">
            <text:p text:style-name="P105"/>
          </table:table-cell>
          <table:table-cell table:style-name="Tabla2.F23" office:value-type="string">
            <text:p text:style-name="P105"/>
          </table:table-cell>
          <table:table-cell table:style-name="Tabla2.G23" office:value-type="string">
            <text:p text:style-name="P105"/>
          </table:table-cell>
          <table:table-cell table:style-name="Tabla2.H23" office:value-type="string">
            <text:p text:style-name="P105"/>
          </table:table-cell>
        </table:table-row>
        <table:table-row table:style-name="Tabla2.1">
          <table:covered-table-cell/>
          <table:covered-table-cell/>
          <table:table-cell table:style-name="Tabla2.C24" office:value-type="string">
            <text:p text:style-name="P79">2nVLL.BL2.4.3 Utilitza de manera responsable els materials i espais funcionals de la biblioteca d’aula. </text:p>
          </table:table-cell>
          <table:table-cell table:style-name="Tabla2.D24" office:value-type="string">
            <text:p text:style-name="P105">CSC</text:p>
            <text:p text:style-name="P105"/>
          </table:table-cell>
          <table:table-cell table:style-name="Tabla2.E24" office:value-type="string">
            <text:p text:style-name="P105"/>
          </table:table-cell>
          <table:table-cell table:style-name="Tabla2.F24" office:value-type="string">
            <text:p text:style-name="P105"/>
          </table:table-cell>
          <table:table-cell table:style-name="Tabla2.G24" office:value-type="string">
            <text:p text:style-name="P105"/>
          </table:table-cell>
          <table:table-cell table:style-name="Tabla2.H24" office:value-type="string">
            <text:p text:style-name="P105"/>
          </table:table-cell>
        </table:table-row>
        <table:table-row table:style-name="Tabla2.1">
          <table:table-cell table:style-name="Tabla2.A25" office:value-type="string">
            <text:p text:style-name="P104">Participació en accions previstes en el Pla lector del centre referides a la comprensió i la dinamització lectora (presentació de novetats bibliogràfiques, trobades amb autors<text:span text:style-name="T10">,</text:span> etc.).</text:p>
          </table:table-cell>
          <table:table-cell table:style-name="Tabla2.B25" office:value-type="string">
            <text:p text:style-name="P41">2nVLL.BL2.5 Participar de <text:span text:style-name="T39">manera </text:span>responsable, a proposta dels adults, en accions del Pla lector del centre, com ara presentacions de novetats bibliogràfiques, trobades amb autors, etc., per a la millora de la competència lectora i per a refermar l’hàbit lector.</text:p>
          </table:table-cell>
          <table:table-cell table:style-name="Tabla2.C25" office:value-type="string">
            <text:p text:style-name="P79">2nVLL.BL2.5.1 Participa <text:span text:style-name="T22">de </text:span><text:span text:style-name="T25">forma</text:span><text:span text:style-name="T22"> activa i responsable</text:span> en accions del Pla lector del centre organitzades per al seu nivell educatiu (presentacions de novetats bibliogràfiques, trobades amb autors, etc.).</text:p>
          </table:table-cell>
          <table:table-cell table:style-name="Tabla2.D25" office:value-type="string">
            <text:p text:style-name="P105">CCLI</text:p>
            <text:p text:style-name="P105">CSC</text:p>
            <text:p text:style-name="P105">CEC</text:p>
            <text:p text:style-name="P105"/>
          </table:table-cell>
          <table:table-cell table:style-name="Tabla2.E25" office:value-type="string">
            <text:p text:style-name="P105"/>
          </table:table-cell>
          <table:table-cell table:style-name="Tabla2.F25" office:value-type="string">
            <text:p text:style-name="P105"/>
          </table:table-cell>
          <table:table-cell table:style-name="Tabla2.G25" office:value-type="string">
            <text:p text:style-name="P105"/>
          </table:table-cell>
          <table:table-cell table:style-name="Tabla2.H25" office:value-type="string">
            <text:p text:style-name="P105"/>
          </table:table-cell>
        </table:table-row>
        <table:table-row table:style-name="Tabla2.3">
          <table:table-cell table:style-name="Tabla2.A14" table:number-columns-spanned="8" office:value-type="string">
            <text:p text:style-name="P52">BLOC 3. COMUNICACIÓ ESCRITA. ESCRIUR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.1">
          <table:table-cell table:style-name="Tabla2.A15" office:value-type="string">
            <text:p text:style-name="P92">CONTINGUTS</text:p>
          </table:table-cell>
          <table:table-cell table:style-name="Tabla2.A15" office:value-type="string">
            <text:p text:style-name="P94">CRITERIS D’AVALUACIÓ</text:p>
          </table:table-cell>
          <table:table-cell table:style-name="Tabla2.A15" office:value-type="string">
            <text:p text:style-name="P94">INDICADORS D’ÈXIT</text:p>
          </table:table-cell>
          <table:table-cell table:style-name="Tabla2.A15" office:value-type="string">
            <text:p text:style-name="P98"/>
          </table:table-cell>
          <table:table-cell table:style-name="Tabla2.A15" office:value-type="string">
            <text:p text:style-name="P99">1<text:span text:style-name="T52">r</text:span> T</text:p>
          </table:table-cell>
          <table:table-cell table:style-name="Tabla2.A15" office:value-type="string">
            <text:p text:style-name="P99">2<text:span text:style-name="T52">n</text:span> T</text:p>
          </table:table-cell>
          <table:table-cell table:style-name="Tabla2.A15" office:value-type="string">
            <text:p text:style-name="P99">3<text:span text:style-name="T52">r</text:span> T</text:p>
          </table:table-cell>
          <table:table-cell table:style-name="Tabla2.H15" office:value-type="string">
            <text:p text:style-name="P99">FIN</text:p>
          </table:table-cell>
        </table:table-row>
        <table:table-row table:style-name="Tabla2.1">
          <table:table-cell table:style-name="Tabla2.A4" table:number-rows-spanned="4" office:value-type="string">
            <text:p text:style-name="P65">Coneixement i ús guiat dels elements bàsics dels textos escrits: refranys, travallengües, acudits, normes de joc o ortogràfiques senzilles, horaris, cartells, notes senzilles, agenda escolar, etc. (suport textual, silueta, variacions tipogràfiques, presència d’il·lustracions).</text:p>
            <text:p text:style-name="P66">Redacció de l’esborrany.</text:p>
            <text:p text:style-name="P66">Escriptura i reescriptura individual i col·lectiva de textos seguint <text:soft-page-break/>models amb diferents intencions, amb atenció a les normes gramaticals i ortogràfiques i amb una cal·ligrafia, orde i neteja adequats.</text:p>
            <text:p text:style-name="P53"/>
          </table:table-cell>
          <table:table-cell table:style-name="Tabla2.A4" table:number-rows-spanned="4" office:value-type="string">
            <text:p text:style-name="P40">2nVLL.BL3.1<text:span text:style-name="T40"> Planificar i escriure de manera reflexiva i dialogada, per mitjà de l’observació de models i amb la col·laboració dels seus companys, textos dels gèneres més habituals del nivell educatiu, redactant l’esborrany, mantenint l’orde lògic i evitant repeticions innecessàries, amb un vocabulari apropiat i utilitzant els recursos lingüístics adequats.</text:span></text:p>
          </table:table-cell>
          <table:table-cell table:style-name="Tabla2.A4" office:value-type="string">
            <text:p text:style-name="P36">2nVLL.BL3.1.1 Participa, per mitjà de l’<text:span text:style-name="T22">observació de models</text:span>, en el procés col·lectiu de planificació i escriptura de textos (descripcions de persones, animals i objectes i llocs, narracions breus i instruccions senzilles).</text:p>
          </table:table-cell>
          <table:table-cell table:style-name="Tabla2.A4" office:value-type="string">
            <text:p text:style-name="P105">CCLI</text:p>
            <text:p text:style-name="P105">CAA</text:p>
            <text:p text:style-name="P105"/>
          </table:table-cell>
          <table:table-cell table:style-name="Tabla2.A4" office:value-type="string">
            <text:p text:style-name="P105"/>
          </table:table-cell>
          <table:table-cell table:style-name="Tabla2.A4" office:value-type="string">
            <text:p text:style-name="P105"/>
          </table:table-cell>
          <table:table-cell table:style-name="Tabla2.A4" office:value-type="string">
            <text:p text:style-name="P105"/>
          </table:table-cell>
          <table:table-cell table:style-name="Tabla2.H4" office:value-type="string">
            <text:p text:style-name="P105"/>
          </table:table-cell>
        </table:table-row>
        <table:table-row table:style-name="Tabla2.1">
          <table:covered-table-cell/>
          <table:covered-table-cell/>
          <table:table-cell table:style-name="Tabla2.C29" office:value-type="string">
            <text:p text:style-name="P80">2nVLL.BL3.1.2 Quan redacta textos organitza la informació evitant repeticions i respectant l’orde lògic de l’estructura textual. </text:p>
          </table:table-cell>
          <table:table-cell table:style-name="Tabla2.D29" office:value-type="string">
            <text:p text:style-name="P105">CCLI</text:p>
            <text:p text:style-name="P105"/>
          </table:table-cell>
          <table:table-cell table:style-name="Tabla2.E29" office:value-type="string">
            <text:p text:style-name="P105"/>
          </table:table-cell>
          <table:table-cell table:style-name="Tabla2.F29" office:value-type="string">
            <text:p text:style-name="P105"/>
          </table:table-cell>
          <table:table-cell table:style-name="Tabla2.G29" office:value-type="string">
            <text:p text:style-name="P105"/>
          </table:table-cell>
          <table:table-cell table:style-name="Tabla2.H29" office:value-type="string">
            <text:p text:style-name="P105"/>
          </table:table-cell>
        </table:table-row>
        <table:table-row table:style-name="Tabla2.1">
          <table:covered-table-cell/>
          <table:covered-table-cell/>
          <table:table-cell table:style-name="Tabla2.C30" office:value-type="string">
            <text:p text:style-name="P36">2nVLL.BL3.1.3 Quan redacta textos <text:soft-page-break/>adapta el llenguatge a les característiques de l’interlocutor. </text:p>
          </table:table-cell>
          <table:table-cell table:style-name="Tabla2.D30" office:value-type="string">
            <text:p text:style-name="P105">CCLI</text:p>
            <text:p text:style-name="P105"><text:soft-page-break/></text:p>
          </table:table-cell>
          <table:table-cell table:style-name="Tabla2.E30" office:value-type="string">
            <text:p text:style-name="P105"/>
          </table:table-cell>
          <table:table-cell table:style-name="Tabla2.F30" office:value-type="string">
            <text:p text:style-name="P105"/>
          </table:table-cell>
          <table:table-cell table:style-name="Tabla2.G30" office:value-type="string">
            <text:p text:style-name="P105"/>
          </table:table-cell>
          <table:table-cell table:style-name="Tabla2.H30" office:value-type="string">
            <text:p text:style-name="P105"/>
          </table:table-cell>
        </table:table-row>
        <table:table-row table:style-name="Tabla2.1">
          <table:covered-table-cell/>
          <table:covered-table-cell/>
          <table:table-cell table:style-name="Tabla2.C31" office:value-type="string">
            <text:p text:style-name="P103">2n<text:span text:style-name="T41">V</text:span>LL.BL3.1.4 Quan redacta textos utilitza adequadament alguns recursos lingüístics (<text:span text:style-name="T20">la comparació i el joc de paraules</text:span>).</text:p>
          </table:table-cell>
          <table:table-cell table:style-name="Tabla2.D31" office:value-type="string">
            <text:p text:style-name="P105">CCLI</text:p>
            <text:p text:style-name="P105"/>
          </table:table-cell>
          <table:table-cell table:style-name="Tabla2.E31" office:value-type="string">
            <text:p text:style-name="P105"/>
          </table:table-cell>
          <table:table-cell table:style-name="Tabla2.F31" office:value-type="string">
            <text:p text:style-name="P105"/>
          </table:table-cell>
          <table:table-cell table:style-name="Tabla2.G31" office:value-type="string">
            <text:p text:style-name="P105"/>
          </table:table-cell>
          <table:table-cell table:style-name="Tabla2.H31" office:value-type="string">
            <text:p text:style-name="P105"/>
          </table:table-cell>
        </table:table-row>
        <table:table-row table:style-name="Tabla2.1">
          <table:table-cell table:style-name="Tabla2.A34" table:number-rows-spanned="3" office:value-type="string">
            <text:p text:style-name="P63">Avaluació i revisió guiada i col·lectiva del text per a millorar-lo amb ajuda dels companys.</text:p>
            <text:p text:style-name="P64">Reescriptura del producte final.</text:p>
            <text:p text:style-name="P64">Selecció raonada de les produccions a incloure en el portfolio. </text:p>
            <text:p text:style-name="P31">Normes gramaticals i ortogràfiques bàsiques del nivell educatiu.</text:p>
          </table:table-cell>
          <table:table-cell table:style-name="Tabla2.B34" table:number-rows-spanned="3" office:value-type="string">
            <text:p text:style-name="P32">2nVLL.BL3.2 <text:span text:style-name="T42">Participar de manera col·lectiva en el procés de revisió de textos escrits, detectant errors, de manera reflexiva i dialogada amb ajuda dels seus companys i</text:span></text:p>
            <text:p text:style-name="P43">presentar-los cuidant els seus aspectes formals i respectant les normes de correcció gramatical i ortogràfica del nivell educatiu.</text:p>
          </table:table-cell>
          <table:table-cell table:style-name="Tabla2.C32" office:value-type="string">
            <text:p text:style-name="P78">2VLL.BL3.2.1 Realitza <text:span text:style-name="T22">amb ajuda de guies</text:span> el procés de revisió de textos escrits detectant errors amb les orientacions de l’adult.</text:p>
          </table:table-cell>
          <table:table-cell table:style-name="Tabla2.D32" office:value-type="string">
            <text:p text:style-name="P105">CCLI</text:p>
            <text:p text:style-name="P105">CAA</text:p>
            <text:p text:style-name="P105"/>
          </table:table-cell>
          <table:table-cell table:style-name="Tabla2.E32" office:value-type="string">
            <text:p text:style-name="P105"/>
          </table:table-cell>
          <table:table-cell table:style-name="Tabla2.F32" office:value-type="string">
            <text:p text:style-name="P105"/>
          </table:table-cell>
          <table:table-cell table:style-name="Tabla2.G32" office:value-type="string">
            <text:p text:style-name="P105"/>
          </table:table-cell>
          <table:table-cell table:style-name="Tabla2.H32" office:value-type="string">
            <text:p text:style-name="P105"/>
          </table:table-cell>
        </table:table-row>
        <table:table-row table:style-name="Tabla2.1">
          <table:covered-table-cell/>
          <table:covered-table-cell/>
          <table:table-cell table:style-name="Tabla2.C33" office:value-type="string">
            <text:p text:style-name="P78">2nVLL.BL3.2.2 Presenta els textos revisats cuidant els seus aspectes formals (cal·ligrafia, format de presentació, etc.) adequant-los als gèneres textuals propis del nivell educatiu (descripcions de persones, animals i objectes i llocs, narracions breus i instruccions senzilles).</text:p>
          </table:table-cell>
          <table:table-cell table:style-name="Tabla2.D33" office:value-type="string">
            <text:p text:style-name="P105">CCLI</text:p>
            <text:p text:style-name="P105">CAA</text:p>
            <text:p text:style-name="P105"/>
          </table:table-cell>
          <table:table-cell table:style-name="Tabla2.E33" office:value-type="string">
            <text:p text:style-name="P105"/>
          </table:table-cell>
          <table:table-cell table:style-name="Tabla2.F33" office:value-type="string">
            <text:p text:style-name="P105"/>
          </table:table-cell>
          <table:table-cell table:style-name="Tabla2.G33" office:value-type="string">
            <text:p text:style-name="P105"/>
          </table:table-cell>
          <table:table-cell table:style-name="Tabla2.H33" office:value-type="string">
            <text:p text:style-name="P105"/>
          </table:table-cell>
        </table:table-row>
        <table:table-row table:style-name="Tabla2.1">
          <table:covered-table-cell/>
          <table:covered-table-cell/>
          <table:table-cell table:style-name="Tabla2.C34" office:value-type="string">
            <text:p text:style-name="P84"><text:span text:style-name="T43">2nVLL.BL3.2.3 Presenta els textos revisats respectant les normes de correcció gramatical i ortogràfica del nivell educatiu (…)</text:span><text:span text:style-name="T44">* Vegeu quadro d’elements </text:span><text:span text:style-name="T43">gramaticals</text:span></text:p>
          </table:table-cell>
          <table:table-cell table:style-name="Tabla2.D34" office:value-type="string">
            <text:p text:style-name="P105">CCLI</text:p>
            <text:p text:style-name="P105">CAA</text:p>
            <text:p text:style-name="P105"/>
          </table:table-cell>
          <table:table-cell table:style-name="Tabla2.E34" office:value-type="string">
            <text:p text:style-name="P105"/>
          </table:table-cell>
          <table:table-cell table:style-name="Tabla2.F34" office:value-type="string">
            <text:p text:style-name="P105"/>
          </table:table-cell>
          <table:table-cell table:style-name="Tabla2.G34" office:value-type="string">
            <text:p text:style-name="P105"/>
          </table:table-cell>
          <table:table-cell table:style-name="Tabla2.H34" office:value-type="string">
            <text:p text:style-name="P105"/>
          </table:table-cell>
        </table:table-row>
        <table:table-row table:style-name="Tabla2.1">
          <table:table-cell table:style-name="Tabla2.A35" office:value-type="string">
            <text:p text:style-name="P28">Tècniques per al tractament de la informació: llistes, taules, seqüències temporals, imatges i dibuixos.</text:p>
          </table:table-cell>
          <table:table-cell table:style-name="Tabla2.B35" office:value-type="string">
            <text:p text:style-name="P40">2nVLL.BL3.3 Utilitzar a partir de models l’escriptura per a organitzar la informació obtinguda durant l’escolta activa o la lectura reflexiva de fonts preseleccionades, per mitjà de llistes, taules, seqüències temporals, imatges i dibuixos per a utilitzar-la en la redacció de textos o <text:span text:style-name="T45">en </text:span>tasques d’aprenentatge.</text:p>
          </table:table-cell>
          <table:table-cell table:style-name="Tabla2.C35" office:value-type="string">
            <text:p text:style-name="P78">2nVLL.BL3.3.1 Organitza <text:span text:style-name="T22">a partir de models </text:span>la informació obtinguda durant l’escolta activa o la lectura de fonts preseleccionades per mitjà de taules i seqüències temporals per a utilitzar-la en la redacció de textos o tasques d’aprenentatge.</text:p>
          </table:table-cell>
          <table:table-cell table:style-name="Tabla2.D35" office:value-type="string">
            <text:p text:style-name="P105">CAA</text:p>
            <text:p text:style-name="P105"/>
          </table:table-cell>
          <table:table-cell table:style-name="Tabla2.E35" office:value-type="string">
            <text:p text:style-name="P105"/>
          </table:table-cell>
          <table:table-cell table:style-name="Tabla2.F35" office:value-type="string">
            <text:p text:style-name="P105"/>
          </table:table-cell>
          <table:table-cell table:style-name="Tabla2.G35" office:value-type="string">
            <text:p text:style-name="P105"/>
          </table:table-cell>
          <table:table-cell table:style-name="Tabla2.H35" office:value-type="string">
            <text:p text:style-name="P105"/>
          </table:table-cell>
        </table:table-row>
        <table:table-row table:style-name="Tabla2.1">
          <table:table-cell table:style-name="Tabla2.A14" table:number-columns-spanned="8" office:value-type="string">
            <text:p text:style-name="P21">BLOC 4. CONEIXEMENT DE LA LLENGU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.1">
          <table:table-cell table:style-name="Tabla2.A15" office:value-type="string">
            <text:p text:style-name="P92">CONTINGUTS</text:p>
          </table:table-cell>
          <table:table-cell table:style-name="Tabla2.A15" office:value-type="string">
            <text:p text:style-name="P94">CRITERIS D’AVALUACIÓ</text:p>
          </table:table-cell>
          <table:table-cell table:style-name="Tabla2.A15" office:value-type="string">
            <text:p text:style-name="P94">INDICADORS D’ÈXIT</text:p>
          </table:table-cell>
          <table:table-cell table:style-name="Tabla2.A15" office:value-type="string">
            <text:p text:style-name="P93"/>
          </table:table-cell>
          <table:table-cell table:style-name="Tabla2.A15" office:value-type="string">
            <text:p text:style-name="P99">1<text:span text:style-name="T52">r</text:span> T</text:p>
          </table:table-cell>
          <table:table-cell table:style-name="Tabla2.A15" office:value-type="string">
            <text:p text:style-name="P99">2<text:span text:style-name="T52">n</text:span> T</text:p>
          </table:table-cell>
          <table:table-cell table:style-name="Tabla2.A15" office:value-type="string">
            <text:p text:style-name="P99">3<text:span text:style-name="T52">r</text:span> T</text:p>
          </table:table-cell>
          <table:table-cell table:style-name="Tabla2.H15" office:value-type="string">
            <text:p text:style-name="P99">FIN</text:p>
          </table:table-cell>
        </table:table-row>
        <table:table-row table:style-name="Tabla2.1">
          <table:table-cell table:style-name="Tabla2.A4" table:number-rows-spanned="2" office:value-type="string">
            <text:p text:style-name="P35">Diferenciació entre significant i significat.</text:p>
            <text:p text:style-name="P35">Nom, adjectiu i verb.</text:p>
            <text:p text:style-name="P35"><text:soft-page-break/>Classes de noms: individuals i col·lectius.</text:p>
            <text:p text:style-name="P35">Adjectius qualificatius i determinatius (possessius i numerals).</text:p>
            <text:p text:style-name="P35">Demostratius.</text:p>
            <text:p text:style-name="P35">Pronoms personals.</text:p>
            <text:p text:style-name="P35">Temps verbals (present, passat i futur).</text:p>
            <text:p text:style-name="P35">Regles bàsiques d’ortografia.</text:p>
            <text:p text:style-name="P35">Identificació dels signes de puntuació, interrogació i exclamació.</text:p>
            <text:p text:style-name="P35">Ús de les majúscules.</text:p>
            <text:p text:style-name="P44">Identificació de les estructures bàsiques de la llengua en produccions orals i escrites.</text:p>
          </table:table-cell>
          <table:table-cell table:style-name="Tabla2.A4" table:number-rows-spanned="2" office:value-type="string">
            <text:p text:style-name="P9">2nVLL.BL4.1 <text:span text:style-name="T46">Reconéixer, de manera guiada, els elements bàsics del sistema lingüístic adequats al nivell educatiu per </text:span><text:soft-page-break/><text:span text:style-name="T46">a interpretar, elaborar i revisar textos de forma col·lectiva.</text:span></text:p>
          </table:table-cell>
          <table:table-cell table:style-name="Tabla2.A4" office:value-type="string">
            <text:p text:style-name="P49">2nVLL.BL4.1.1. Reconeix, per mitjà de l’<text:span text:style-name="T22">observació de models</text:span>, els elements bàsics del sistema lingüístic adequats al nivell educatiu en textos orals i escrits de <text:soft-page-break/>l’entorn escolar (centre) i social pròxim.</text:p>
          </table:table-cell>
          <table:table-cell table:style-name="Tabla2.A4" office:value-type="string">
            <text:p text:style-name="P105">CCLI</text:p>
            <text:p text:style-name="P105">CAA</text:p>
            <text:p text:style-name="P105"/>
          </table:table-cell>
          <table:table-cell table:style-name="Tabla2.A4" office:value-type="string">
            <text:p text:style-name="P105"/>
          </table:table-cell>
          <table:table-cell table:style-name="Tabla2.A4" office:value-type="string">
            <text:p text:style-name="P105"/>
          </table:table-cell>
          <table:table-cell table:style-name="Tabla2.A4" office:value-type="string">
            <text:p text:style-name="P105"/>
          </table:table-cell>
          <table:table-cell table:style-name="Tabla2.H4" office:value-type="string">
            <text:p text:style-name="P105"/>
          </table:table-cell>
        </table:table-row>
        <table:table-row table:style-name="Tabla2.1">
          <table:covered-table-cell/>
          <table:covered-table-cell/>
          <table:table-cell table:style-name="Tabla2.C39" office:value-type="string">
            <text:p text:style-name="P49">2nVLL.BL4.1.2 Participa en el <text:span text:style-name="T22">procés guiat</text:span> de revisió col·lectiva de textos aplicant els coneixements sobre els elements bàsics del sistema lingüístic adequats al nivell educatiu.</text:p>
            <text:p text:style-name="P49">* Vegeu quadro elements gramaticals BL3</text:p>
          </table:table-cell>
          <table:table-cell table:style-name="Tabla2.D39" office:value-type="string">
            <text:p text:style-name="P105">CCLI</text:p>
            <text:p text:style-name="P105">CAA</text:p>
            <text:p text:style-name="P105"/>
          </table:table-cell>
          <table:table-cell table:style-name="Tabla2.E39" office:value-type="string">
            <text:p text:style-name="P105"/>
          </table:table-cell>
          <table:table-cell table:style-name="Tabla2.F39" office:value-type="string">
            <text:p text:style-name="P105"/>
          </table:table-cell>
          <table:table-cell table:style-name="Tabla2.G39" office:value-type="string">
            <text:p text:style-name="P105"/>
          </table:table-cell>
          <table:table-cell table:style-name="Tabla2.H39" office:value-type="string">
            <text:p text:style-name="P105"/>
          </table:table-cell>
        </table:table-row>
        <table:table-row table:style-name="Tabla2.1">
          <table:table-cell table:style-name="Tabla2.A41" table:number-rows-spanned="2" office:value-type="string">
            <text:p text:style-name="P35">Augmentatius i diminutius.</text:p>
            <text:p text:style-name="P35">Identificació del diccionari i de la seua funció.</text:p>
            <text:p text:style-name="P35">Busca del significat de paraules simples.</text:p>
            <text:p text:style-name="P46">Ús de programes i aplicacions educatives per a l’adquisició de vocabulari.</text:p>
          </table:table-cell>
          <table:table-cell table:style-name="Tabla2.B41" table:number-rows-spanned="2" office:value-type="string">
            <text:p text:style-name="P12">2nVLL.BL4.2 Utilitzar, de forma guiada, el diccionari alfabètic i programes i aplicacions educatives senzilles per a identificar el significat del vocabulari utilitzat en el procés d’interpretació, elaboració i revisió col·lectiva de textos.</text:p>
          </table:table-cell>
          <table:table-cell table:style-name="Tabla2.C40" office:value-type="string">
            <text:p text:style-name="P20">2nVLL.BL4.2.1 Identifica el significat del vocabulari utilitzat en el procés d’interpretació, elaboració i revisió col·lectiva de textos, utilitzant, <text:span text:style-name="T22">de manera guiada</text:span>, el diccionari alfabètic i programes o aplicacions educatives senzilles.</text:p>
          </table:table-cell>
          <table:table-cell table:style-name="Tabla2.D40" office:value-type="string">
            <text:p text:style-name="P105">CCLI</text:p>
            <text:p text:style-name="P105">CD</text:p>
            <text:p text:style-name="P105">CAA</text:p>
            <text:p text:style-name="P105"/>
          </table:table-cell>
          <table:table-cell table:style-name="Tabla2.E40" office:value-type="string">
            <text:p text:style-name="P105"/>
          </table:table-cell>
          <table:table-cell table:style-name="Tabla2.F40" office:value-type="string">
            <text:p text:style-name="P105"/>
          </table:table-cell>
          <table:table-cell table:style-name="Tabla2.G40" office:value-type="string">
            <text:p text:style-name="P105"/>
          </table:table-cell>
          <table:table-cell table:style-name="Tabla2.H40" office:value-type="string">
            <text:p text:style-name="P105"/>
          </table:table-cell>
        </table:table-row>
        <table:table-row table:style-name="Tabla2.1">
          <table:covered-table-cell/>
          <table:covered-table-cell/>
          <table:table-cell table:style-name="Tabla2.C41" office:value-type="string">
            <text:p text:style-name="P86">2nVLL.BL4.2.2 Amplia el seu vocabulari formant noves paraules utilitzant augmentatius i diminutius per a millorar les seues produccions orals i escrites.</text:p>
          </table:table-cell>
          <table:table-cell table:style-name="Tabla2.D41" office:value-type="string">
            <text:p text:style-name="P105">CCLI</text:p>
          </table:table-cell>
          <table:table-cell table:style-name="Tabla2.E41" office:value-type="string">
            <text:p text:style-name="P105"/>
          </table:table-cell>
          <table:table-cell table:style-name="Tabla2.F41" office:value-type="string">
            <text:p text:style-name="P105"/>
          </table:table-cell>
          <table:table-cell table:style-name="Tabla2.G41" office:value-type="string">
            <text:p text:style-name="P105"/>
          </table:table-cell>
          <table:table-cell table:style-name="Tabla2.H41" office:value-type="string">
            <text:p text:style-name="P105"/>
          </table:table-cell>
        </table:table-row>
        <table:table-row table:style-name="Tabla2.1">
          <table:table-cell table:style-name="Tabla2.A42" office:value-type="string">
            <text:p text:style-name="P35">Tipus d’oracions: enunciatives (afirmatives i negatives), interrogatives i exclamatives.</text:p>
            <text:p text:style-name="P35">Identificació de les oracions en un text.</text:p>
            <text:p text:style-name="P46">Distinció dels paràgrafs d’un text.</text:p>
          </table:table-cell>
          <table:table-cell table:style-name="Tabla2.B42" office:value-type="string">
            <text:p text:style-name="P13">2nVLL.BL4.3 <text:span text:style-name="T47">Identificar i reproduir diferents tipus d’oracions adequades al nivell per a, amb ajuda de models, millorar les habilitats de comprensió, expressió i interacció orals i escrites.</text:span></text:p>
          </table:table-cell>
          <table:table-cell table:style-name="Tabla2.C42" office:value-type="string">
            <text:p text:style-name="P86"><text:span text:style-name="T26">2nVLLBL</text:span>4.3.1 En la comprensió i producció de textos, orals o escrits, identifica amb ajuda de models diferents tipus d’oracions simples (enunciatives, interrogatives i exclamatives).</text:p>
          </table:table-cell>
          <table:table-cell table:style-name="Tabla2.D42" office:value-type="string">
            <text:p text:style-name="P105">CCLI</text:p>
            <text:p text:style-name="P105">CAA</text:p>
            <text:p text:style-name="P105"/>
          </table:table-cell>
          <table:table-cell table:style-name="Tabla2.E42" office:value-type="string">
            <text:p text:style-name="P105"/>
          </table:table-cell>
          <table:table-cell table:style-name="Tabla2.F42" office:value-type="string">
            <text:p text:style-name="P105"/>
          </table:table-cell>
          <table:table-cell table:style-name="Tabla2.G42" office:value-type="string">
            <text:p text:style-name="P105"/>
          </table:table-cell>
          <table:table-cell table:style-name="Tabla2.H42" office:value-type="string">
            <text:p text:style-name="P105"/>
          </table:table-cell>
        </table:table-row>
        <table:table-row table:style-name="Tabla2.1">
          <table:table-cell table:style-name="Tabla2.A43" office:value-type="string">
            <text:p text:style-name="P35">Identificació de les llengües d’Espanya.</text:p>
            <text:p text:style-name="P35">Reconeixement de les tradicions <text:soft-page-break/>populars en les llengües cooficials.</text:p>
            <text:p text:style-name="P35">Identificació de les diferències bàsiques de les llengües cooficials.</text:p>
            <text:p text:style-name="P35">Consciència de les variants lingüístiques de les diferents llengües presents en el context social i escolar.</text:p>
            <text:p text:style-name="P47">Actitud positiva davant dels usos de les llengües, evitant qualsevol acte de discriminació.</text:p>
            <text:p text:style-name="P47">Reconeixement del valencià com a element fonamental de la nostra cultura.</text:p>
            <text:p text:style-name="P46">Interés per utilitzar el valencià en els usos personals i per a tota funció comunicativa.</text:p>
          </table:table-cell>
          <table:table-cell table:style-name="Tabla2.B43" office:value-type="string">
            <text:p text:style-name="P13">2nVLL.BL4.4 Identificar les diferències bàsiques de les llengües cooficials i les seues tradicions per a reconéixer-les en <text:soft-page-break/>les produccions pròpies i alienes dins i fora de l’àmbit escolar.</text:p>
          </table:table-cell>
          <table:table-cell table:style-name="Tabla2.C43" office:value-type="string">
            <text:p text:style-name="P86"><text:span text:style-name="T26">2nVLL.</text:span>BL4.4.1 Reconeix, a partir de models, les diferències bàsiques de les llengües cooficials en les produccions <text:soft-page-break/>pròpies i alienes de l’àmbit<text:span text:style-name="T26"> familiar i escolar.</text:span></text:p>
          </table:table-cell>
          <table:table-cell table:style-name="Tabla2.D43" office:value-type="string">
            <text:p text:style-name="P105">CCLI</text:p>
            <text:p text:style-name="P105">CSC</text:p>
            <text:p text:style-name="P105"/>
          </table:table-cell>
          <table:table-cell table:style-name="Tabla2.E43" office:value-type="string">
            <text:p text:style-name="P105"/>
          </table:table-cell>
          <table:table-cell table:style-name="Tabla2.F43" office:value-type="string">
            <text:p text:style-name="P105"/>
          </table:table-cell>
          <table:table-cell table:style-name="Tabla2.G43" office:value-type="string">
            <text:p text:style-name="P105"/>
          </table:table-cell>
          <table:table-cell table:style-name="Tabla2.H43" office:value-type="string">
            <text:p text:style-name="P105"/>
          </table:table-cell>
        </table:table-row>
        <table:table-row table:style-name="Tabla2.1">
          <table:table-cell table:style-name="Tabla2.A45" table:number-rows-spanned="2" office:value-type="string">
            <text:p text:style-name="P77">Perseverança davant de l’esforç, força de voluntat. </text:p>
            <text:p text:style-name="P77">Constància i hàbits de treball. </text:p>
            <text:p text:style-name="P77">Busca d’orientació o ajuda quan en necessita.</text:p>
            <text:p text:style-name="P81"/>
          </table:table-cell>
          <table:table-cell table:style-name="Tabla2.B45" table:number-rows-spanned="2" office:value-type="string">
            <text:p text:style-name="P13">2nVLL.BL4.5 Seguir les instruccions de les tasques d’aprenentatge amb atenció i constància sense abandonar quan li costa realitzar-les, demanant ajuda si <text:span text:style-name="T48">en</text:span> necessita.</text:p>
          </table:table-cell>
          <table:table-cell table:style-name="Tabla2.C44" office:value-type="string">
            <text:p text:style-name="P20">2nVLL.BL4.5.1 Seguix amb atenció i constància les instruccions per a realitzar una activitat d’aprenentatge senzilla.</text:p>
          </table:table-cell>
          <table:table-cell table:style-name="Tabla2.D44" office:value-type="string">
            <text:p text:style-name="P105">CAA</text:p>
            <text:p text:style-name="P105"/>
          </table:table-cell>
          <table:table-cell table:style-name="Tabla2.E44" office:value-type="string">
            <text:p text:style-name="P105"/>
          </table:table-cell>
          <table:table-cell table:style-name="Tabla2.F44" office:value-type="string">
            <text:p text:style-name="P105"/>
          </table:table-cell>
          <table:table-cell table:style-name="Tabla2.G44" office:value-type="string">
            <text:p text:style-name="P105"/>
          </table:table-cell>
          <table:table-cell table:style-name="Tabla2.H44" office:value-type="string">
            <text:p text:style-name="P105"/>
          </table:table-cell>
        </table:table-row>
        <table:table-row table:style-name="Tabla2.1">
          <table:covered-table-cell/>
          <table:covered-table-cell/>
          <table:table-cell table:style-name="Tabla2.C45" office:value-type="string">
            <text:p text:style-name="P20">2nVLL.BL4.5.2 Demana ajuda a l’adult o als seus companys/es quan <text:span text:style-name="T49">en</text:span> necessita.</text:p>
          </table:table-cell>
          <table:table-cell table:style-name="Tabla2.D45" office:value-type="string">
            <text:p text:style-name="P105">CAA</text:p>
            <text:p text:style-name="P105">SIEE</text:p>
          </table:table-cell>
          <table:table-cell table:style-name="Tabla2.E45" office:value-type="string">
            <text:p text:style-name="P105"/>
          </table:table-cell>
          <table:table-cell table:style-name="Tabla2.F45" office:value-type="string">
            <text:p text:style-name="P105"/>
          </table:table-cell>
          <table:table-cell table:style-name="Tabla2.G45" office:value-type="string">
            <text:p text:style-name="P105"/>
          </table:table-cell>
          <table:table-cell table:style-name="Tabla2.H45" office:value-type="string">
            <text:p text:style-name="P105"/>
          </table:table-cell>
        </table:table-row>
        <table:table-row table:style-name="Tabla2.1">
          <table:table-cell table:style-name="Tabla2.A47" table:number-rows-spanned="2" office:value-type="string">
            <text:p text:style-name="P75">Disseny de projectes individuals o col·lectius, planificació. </text:p>
            <text:p text:style-name="P74">Organització d’un projecte amb ajuda.</text:p>
            <text:p text:style-name="P81"/>
          </table:table-cell>
          <table:table-cell table:style-name="Tabla2.B47" table:number-rows-spanned="2" office:value-type="string">
            <text:p text:style-name="P13">2nVLL.BL4.6 Participar en el procés de planificació del desenrotllament d’un producte o una tasca, ordenar amb ajuda els passos que s’han de seguir, reconéixer si els ha realitzat correctament i expressar les seues opinions sobre el resultat.</text:p>
          </table:table-cell>
          <table:table-cell table:style-name="Tabla2.C46" office:value-type="string">
            <text:p text:style-name="P20">2nVLL.BL4.6.1 Reconeix si ha seguit correctament els passos per al desenrotllament d’un producte o una tasca planificada de manera col·lectiva.</text:p>
          </table:table-cell>
          <table:table-cell table:style-name="Tabla2.D46" office:value-type="string">
            <text:p text:style-name="P105">CAA</text:p>
            <text:p text:style-name="P105">SIEE</text:p>
            <text:p text:style-name="P105"/>
          </table:table-cell>
          <table:table-cell table:style-name="Tabla2.E46" office:value-type="string">
            <text:p text:style-name="P105"/>
          </table:table-cell>
          <table:table-cell table:style-name="Tabla2.F46" office:value-type="string">
            <text:p text:style-name="P105"/>
          </table:table-cell>
          <table:table-cell table:style-name="Tabla2.G46" office:value-type="string">
            <text:p text:style-name="P105"/>
          </table:table-cell>
          <table:table-cell table:style-name="Tabla2.H46" office:value-type="string">
            <text:p text:style-name="P105"/>
          </table:table-cell>
        </table:table-row>
        <table:table-row table:style-name="Tabla2.1">
          <table:covered-table-cell/>
          <table:covered-table-cell/>
          <table:table-cell table:style-name="Tabla2.C47" office:value-type="string">
            <text:p text:style-name="P20">2nVLL.BL4.6.2 Descriu els passos que ha seguit per a realitzar un producte o una tasca i dóna la seua opinió sobre la qualitat de realització de cada un dels passos.</text:p>
          </table:table-cell>
          <table:table-cell table:style-name="Tabla2.D47" office:value-type="string">
            <text:p text:style-name="P105">CAA</text:p>
            <text:p text:style-name="P105">SIEE</text:p>
            <text:p text:style-name="P105"/>
          </table:table-cell>
          <table:table-cell table:style-name="Tabla2.E47" office:value-type="string">
            <text:p text:style-name="P105"/>
          </table:table-cell>
          <table:table-cell table:style-name="Tabla2.F47" office:value-type="string">
            <text:p text:style-name="P105"/>
          </table:table-cell>
          <table:table-cell table:style-name="Tabla2.G47" office:value-type="string">
            <text:p text:style-name="P105"/>
          </table:table-cell>
          <table:table-cell table:style-name="Tabla2.H47" office:value-type="string">
            <text:p text:style-name="P105"/>
          </table:table-cell>
        </table:table-row>
        <table:table-row table:style-name="Tabla2.1">
          <table:table-cell table:style-name="Tabla2.A48" office:value-type="string">
            <text:p text:style-name="P76">Aplicació d’estratègies d’aprenentatge cooperatiu i per projectes.</text:p>
            <text:p text:style-name="P73">Desenrotllament de projectes en equip de forma guiada.</text:p>
            <text:p text:style-name="P73">Compliment de la seua part del treball en tasques que impliquen <text:soft-page-break/>diversos companys. </text:p>
            <text:p text:style-name="P82">Diàleg entre iguals sota direcció.</text:p>
          </table:table-cell>
          <table:table-cell table:style-name="Tabla2.B48" office:value-type="string">
            <text:p text:style-name="P11">2nVLL.BL4.7 Participar en equips de treball realitzant la part de la tasca assignada, col·laborant amb els altres membres del grup per a aconseguir metes comunes.</text:p>
          </table:table-cell>
          <table:table-cell table:style-name="Tabla2.C48" office:value-type="string">
            <text:p text:style-name="P20">2nVLL.BL4.7.1 Realitza la part de la tasca que li correspon en un equip de treball per a aconseguir metes comunes.</text:p>
          </table:table-cell>
          <table:table-cell table:style-name="Tabla2.D48" office:value-type="string">
            <text:p text:style-name="P105">CSC</text:p>
            <text:p text:style-name="P105">CAA</text:p>
            <text:p text:style-name="P105">SIEE</text:p>
            <text:p text:style-name="P105"/>
          </table:table-cell>
          <table:table-cell table:style-name="Tabla2.E48" office:value-type="string">
            <text:p text:style-name="P105"/>
          </table:table-cell>
          <table:table-cell table:style-name="Tabla2.F48" office:value-type="string">
            <text:p text:style-name="P105"/>
          </table:table-cell>
          <table:table-cell table:style-name="Tabla2.G48" office:value-type="string">
            <text:p text:style-name="P105"/>
          </table:table-cell>
          <table:table-cell table:style-name="Tabla2.H48" office:value-type="string">
            <text:p text:style-name="P105"/>
          </table:table-cell>
        </table:table-row>
        <table:table-row table:style-name="Tabla2.1">
          <table:table-cell table:style-name="Tabla2.A50" table:number-rows-spanned="2" office:value-type="string">
            <text:p text:style-name="P75">Bones formes de conducta: guarda el torn de paraula, es dirigix al receptor amb respecte, cuida la seua privacitat i intimitat, etc.</text:p>
            <text:p text:style-name="P18">Identificació de conductes inadequades en l’ús de les TIC.</text:p>
            <text:p text:style-name="P101">Interacció i identificació de l’interlocutor per mitjà de ferramentes de comunicació en temps real amb dispositius de les TIC (videoconferència, missatgeria instantània, etc.) en situacions de comunicació dirigides o espontànies.</text:p>
          </table:table-cell>
          <table:table-cell table:style-name="Tabla2.B50" table:number-rows-spanned="2" office:value-type="string">
            <text:p text:style-name="P13">2nVLL.BL4.8 <text:span text:style-name="T50">Interactuar i compartir continguts digitals de manera guiada utilitzant ferramentes de comunicació en temps real, adequades al nivell, en dispositius de les TIC, aplicant bones formes de conducta.</text:span></text:p>
          </table:table-cell>
          <table:table-cell table:style-name="Tabla2.C49" office:value-type="string">
            <text:p text:style-name="P20">2nVLL.BL4.8.1 Interactua i compartix continguts digitals <text:span text:style-name="T22">de manera guiada </text:span>utilitzant ferramentes de comunicació en temps real en dispositius de les TIC (videoconferència, missatgeria instantània, etc.) en situacions de comunicació espontànies.</text:p>
          </table:table-cell>
          <table:table-cell table:style-name="Tabla2.D49" office:value-type="string">
            <text:p text:style-name="P105">CCLI</text:p>
            <text:p text:style-name="P105">CD</text:p>
            <text:p text:style-name="P105">CSC</text:p>
            <text:p text:style-name="P105"/>
          </table:table-cell>
          <table:table-cell table:style-name="Tabla2.E49" office:value-type="string">
            <text:p text:style-name="P105"/>
          </table:table-cell>
          <table:table-cell table:style-name="Tabla2.F49" office:value-type="string">
            <text:p text:style-name="P105"/>
          </table:table-cell>
          <table:table-cell table:style-name="Tabla2.G49" office:value-type="string">
            <text:p text:style-name="P105"/>
          </table:table-cell>
          <table:table-cell table:style-name="Tabla2.H49" office:value-type="string">
            <text:p text:style-name="P105"/>
          </table:table-cell>
        </table:table-row>
        <table:table-row table:style-name="Tabla2.1">
          <table:covered-table-cell/>
          <table:covered-table-cell/>
          <table:table-cell table:style-name="Tabla2.C50" office:value-type="string">
            <text:p text:style-name="P86"><text:span text:style-name="T30">2n</text:span><text:span text:style-name="T26">VLL.BL4.8.2 Interactua i compartix continguts digitals guardant</text:span> el torn de paraula i dirigint-se<text:span text:style-name="T26"> al receptor amb respecte i identificant conductes inadequades.</text:span></text:p>
          </table:table-cell>
          <table:table-cell table:style-name="Tabla2.D50" office:value-type="string">
            <text:p text:style-name="P105">CCLI</text:p>
            <text:p text:style-name="P105">CD</text:p>
            <text:p text:style-name="P105">CSC</text:p>
            <text:p text:style-name="P105"/>
          </table:table-cell>
          <table:table-cell table:style-name="Tabla2.E50" office:value-type="string">
            <text:p text:style-name="P105"/>
          </table:table-cell>
          <table:table-cell table:style-name="Tabla2.F50" office:value-type="string">
            <text:p text:style-name="P105"/>
          </table:table-cell>
          <table:table-cell table:style-name="Tabla2.G50" office:value-type="string">
            <text:p text:style-name="P105"/>
          </table:table-cell>
          <table:table-cell table:style-name="Tabla2.H50" office:value-type="string">
            <text:p text:style-name="P105"/>
          </table:table-cell>
        </table:table-row>
        <table:table-row table:style-name="Tabla2.1">
          <table:table-cell table:style-name="Tabla2.A14" table:number-columns-spanned="8" office:value-type="string">
            <text:p text:style-name="P22">BLOC 5. <text:s/>EDUCACIÓ LITERÀRI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.1">
          <table:table-cell table:style-name="Tabla2.A15" office:value-type="string">
            <text:p text:style-name="P92">CONTINGUTS</text:p>
          </table:table-cell>
          <table:table-cell table:style-name="Tabla2.A15" office:value-type="string">
            <text:p text:style-name="P94">CRITERIS D’AVALUACIÓ</text:p>
          </table:table-cell>
          <table:table-cell table:style-name="Tabla2.A15" office:value-type="string">
            <text:p text:style-name="P94">INDICADORS D’ÈXIT</text:p>
          </table:table-cell>
          <table:table-cell table:style-name="Tabla2.A15" office:value-type="string">
            <text:p text:style-name="P93"/>
          </table:table-cell>
          <table:table-cell table:style-name="Tabla2.A15" office:value-type="string">
            <text:p text:style-name="P99">1<text:span text:style-name="T52">r</text:span> T</text:p>
          </table:table-cell>
          <table:table-cell table:style-name="Tabla2.A15" office:value-type="string">
            <text:p text:style-name="P99">2<text:span text:style-name="T52">n</text:span> T</text:p>
          </table:table-cell>
          <table:table-cell table:style-name="Tabla2.A15" office:value-type="string">
            <text:p text:style-name="P99">3<text:span text:style-name="T52">r</text:span> T</text:p>
          </table:table-cell>
          <table:table-cell table:style-name="Tabla2.H15" office:value-type="string">
            <text:p text:style-name="P99">FIN</text:p>
          </table:table-cell>
        </table:table-row>
        <table:table-row table:style-name="Tabla2.1">
          <table:table-cell table:style-name="Tabla2.A56" table:number-rows-spanned="4" office:value-type="string">
            <text:p text:style-name="P45">dentificació, a través de la lectura i l’audició en l’àmbit escolar, sense referències metaliteràries, dels elements que rimen o marquen el ritme com a trets distintius de poemes i cançons i de les referències al narrador, els personatges, l’espai i el temps en contes i altres relats breus, sempre que apareguen de manera explícita.</text:p>
          </table:table-cell>
          <table:table-cell table:style-name="Tabla2.B56" table:number-rows-spanned="4" office:value-type="string">
            <text:p text:style-name="P10">2nVLL.BL5.1 Identificar i anomenar, amb les seues pròpies paraules, els elements que diferencien els textos literaris narratius i poètics i captar el sentit d’alguns recursos retòrics quan apareixen en textos literaris, mentres participa en activitats de lectura, audició col·lectiva, recitat i dramatització.</text:p>
          </table:table-cell>
          <table:table-cell table:style-name="Tabla2.C53" office:value-type="string">
            <text:p text:style-name="P85">2nVLL.BL5.1.1 Identifica i <text:span text:style-name="T22">anomena amb les seues pròpies paraules</text:span> les diferències entre textos orals i escrits narratius (contes i relats) i lírics, (poemes i cançons) d’ús habitual en l’aula.</text:p>
          </table:table-cell>
          <table:table-cell table:style-name="Tabla2.D53" office:value-type="string">
            <text:p text:style-name="P105">CCLI</text:p>
            <text:p text:style-name="P105">CEC</text:p>
            <text:p text:style-name="P105"/>
          </table:table-cell>
          <table:table-cell table:style-name="Tabla2.E53" office:value-type="string">
            <text:p text:style-name="P105"/>
          </table:table-cell>
          <table:table-cell table:style-name="Tabla2.F53" office:value-type="string">
            <text:p text:style-name="P105"/>
          </table:table-cell>
          <table:table-cell table:style-name="Tabla2.G53" office:value-type="string">
            <text:p text:style-name="P105"/>
          </table:table-cell>
          <table:table-cell table:style-name="Tabla2.H53" office:value-type="string">
            <text:p text:style-name="P105"/>
          </table:table-cell>
        </table:table-row>
        <table:table-row table:style-name="Tabla2.1">
          <table:covered-table-cell/>
          <table:covered-table-cell/>
          <table:table-cell table:style-name="Tabla2.C54" office:value-type="string">
            <text:p text:style-name="P85">2nVLL.BL5.1.2 Identifica i <text:span text:style-name="T22">anomena amb les seues pròpies</text:span> paraules els elements bàsics (narrador, personatges, espai i temps) de contes i altres relats, orals i escrits, sempre que apareguen de manera explícita</text:p>
          </table:table-cell>
          <table:table-cell table:style-name="Tabla2.D54" office:value-type="string">
            <text:p text:style-name="P105">CCLI</text:p>
            <text:p text:style-name="P105">CEC</text:p>
            <text:p text:style-name="P105"/>
          </table:table-cell>
          <table:table-cell table:style-name="Tabla2.E54" office:value-type="string">
            <text:p text:style-name="P105"/>
          </table:table-cell>
          <table:table-cell table:style-name="Tabla2.F54" office:value-type="string">
            <text:p text:style-name="P105"/>
          </table:table-cell>
          <table:table-cell table:style-name="Tabla2.G54" office:value-type="string">
            <text:p text:style-name="P105"/>
          </table:table-cell>
          <table:table-cell table:style-name="Tabla2.H54" office:value-type="string">
            <text:p text:style-name="P105"/>
          </table:table-cell>
        </table:table-row>
        <table:table-row table:style-name="Tabla2.1">
          <table:covered-table-cell/>
          <table:covered-table-cell/>
          <table:table-cell table:style-name="Tabla2.C55" office:value-type="string">
            <text:p text:style-name="P85">2nVLL.BL5.1.3 Identifica i <text:span text:style-name="T22">anomena amb les seues pròpies paraules</text:span> els elements bàsics (rima i ritme) de poemes i cançons, orals i escrits, d’ús habitual en l’aula.</text:p>
          </table:table-cell>
          <table:table-cell table:style-name="Tabla2.D55" office:value-type="string">
            <text:p text:style-name="P105">CCLI</text:p>
            <text:p text:style-name="P105">CEC</text:p>
            <text:p text:style-name="P105"/>
          </table:table-cell>
          <table:table-cell table:style-name="Tabla2.E55" office:value-type="string">
            <text:p text:style-name="P105"/>
          </table:table-cell>
          <table:table-cell table:style-name="Tabla2.F55" office:value-type="string">
            <text:p text:style-name="P105"/>
          </table:table-cell>
          <table:table-cell table:style-name="Tabla2.G55" office:value-type="string">
            <text:p text:style-name="P105"/>
          </table:table-cell>
          <table:table-cell table:style-name="Tabla2.H55" office:value-type="string">
            <text:p text:style-name="P105"/>
          </table:table-cell>
        </table:table-row>
        <table:table-row table:style-name="Tabla2.1">
          <table:covered-table-cell/>
          <table:covered-table-cell/>
          <table:table-cell table:style-name="Tabla2.C56" office:value-type="string">
            <text:p text:style-name="P85">2nVLL.BL5.1.5 Identifica i <text:span text:style-name="T22">anomena amb les seues pròpies paraules</text:span> la comparació <text:soft-page-break/>i els jocs de paraules quan apareixen en textos d’ús habitual en l’aula.</text:p>
          </table:table-cell>
          <table:table-cell table:style-name="Tabla2.D56" office:value-type="string">
            <text:p text:style-name="P105">CCLI</text:p>
            <text:p text:style-name="P105">CEC</text:p>
            <text:p text:style-name="P105"><text:soft-page-break/></text:p>
          </table:table-cell>
          <table:table-cell table:style-name="Tabla2.E56" office:value-type="string">
            <text:p text:style-name="P105"/>
          </table:table-cell>
          <table:table-cell table:style-name="Tabla2.F56" office:value-type="string">
            <text:p text:style-name="P105"/>
          </table:table-cell>
          <table:table-cell table:style-name="Tabla2.G56" office:value-type="string">
            <text:p text:style-name="P105"/>
          </table:table-cell>
          <table:table-cell table:style-name="Tabla2.H56" office:value-type="string">
            <text:p text:style-name="P105"/>
          </table:table-cell>
        </table:table-row>
        <table:table-row table:style-name="Tabla2.1">
          <table:table-cell table:style-name="Tabla2.A57" office:value-type="string">
            <text:p text:style-name="P45">Escolta activa i lectura guiada, individual o dialògica, en l’aula d’obres de la tradició popular, com ara contes, cançons o tirallongues, per a obtindre informació sobre l’entorn més pròxim i la pròpia tradició cultural.</text:p>
          </table:table-cell>
          <table:table-cell table:style-name="Tabla2.B57" office:value-type="string">
            <text:p text:style-name="P10">2nVLL.BL5.2 Seleccionar informació de fonts preseleccionades amb ajuda de guies, sobre l’entorn social o la tradició cultural, a través de la lectura o audició col·lectiva dels textos literaris dels gèneres i subgèneres adequats al nivell educatiu per a ampliar els seus coneixements i utilitzar-la seguint indicacions de l’adult en les tasques d’aprenentatge.</text:p>
          </table:table-cell>
          <table:table-cell table:style-name="Tabla2.C57" office:value-type="string">
            <text:p text:style-name="P87"><text:span text:style-name="T9">2nVLL.</text:span><text:span text:style-name="T4">BL5.2.1 S</text:span><text:span text:style-name="T9">elecciona informació,</text:span><text:span text:style-name="T4"> de fonts preseleccionades responent</text:span><text:span text:style-name="T9"> a preguntes</text:span><text:span text:style-name="T11"> </text:span><text:span text:style-name="T4">sobre l’entorn</text:span><text:span text:style-name="T9"> o la tradició cultural </text:span><text:span text:style-name="T4">a través de la lectura o audició col·lectiva dels textos literaris dels gèneres i subgèneres adequats al nivell educatiu per a ampliar els seus coneixements i utilitzar-la en les tasques d’aprenentatge.</text:span></text:p>
          </table:table-cell>
          <table:table-cell table:style-name="Tabla2.D57" office:value-type="string">
            <text:p text:style-name="P105">CD</text:p>
            <text:p text:style-name="P105">CAA</text:p>
            <text:p text:style-name="P105">CEC</text:p>
            <text:p text:style-name="P105"/>
          </table:table-cell>
          <table:table-cell table:style-name="Tabla2.E57" office:value-type="string">
            <text:p text:style-name="P105"/>
          </table:table-cell>
          <table:table-cell table:style-name="Tabla2.F57" office:value-type="string">
            <text:p text:style-name="P105"/>
          </table:table-cell>
          <table:table-cell table:style-name="Tabla2.G57" office:value-type="string">
            <text:p text:style-name="P105"/>
          </table:table-cell>
          <table:table-cell table:style-name="Tabla2.H57" office:value-type="string">
            <text:p text:style-name="P105"/>
          </table:table-cell>
        </table:table-row>
        <table:table-row table:style-name="Tabla2.1">
          <table:table-cell table:style-name="Tabla2.A59" table:number-rows-spanned="2" office:value-type="string">
            <text:p text:style-name="P34">Elaboració, a partir de models o amb ajuda de guies, de textos narratius breus orals o escrits, com ara relats i poemes senzills, utilitzant recursos retòrics i mètrics adequats a l’edat.</text:p>
            <text:p text:style-name="P34">Identificació, a través de la lectura o l’audició en l’àmbit escolar, de jocs de paraules senzills en textos literaris.</text:p>
            <text:p text:style-name="P45">Selecció raonada de les produccions a incloure en el portfolio.</text:p>
          </table:table-cell>
          <table:table-cell table:style-name="Tabla2.B59" table:number-rows-spanned="2" office:value-type="string">
            <text:p text:style-name="P10">2nVLL.BL5.3 Elaborar, oralment i per escrit, de manera col·laborativa a partir de models, amb sentit estètic i creativitat, relats breus i poemes senzills amb recursos retòrics i mètrics adequats al nivell.</text:p>
          </table:table-cell>
          <table:table-cell table:style-name="Tabla2.C58" office:value-type="string">
            <text:p text:style-name="P85"><text:span text:style-name="T26">2nVLL.</text:span>BL5.3.1 Elabora <text:span text:style-name="T26">de manera col·laborativa, oralment</text:span> i per escrit, <text:span text:style-name="T22">a partir de models</text:span>, amb sentit estètic i creativitat, relats breus utilitzant adequadament les estratègies de producció oral i escrita i els recursos retòrics adequats al nivell.</text:p>
          </table:table-cell>
          <table:table-cell table:style-name="Tabla2.D58" office:value-type="string">
            <text:p text:style-name="P105">CCLI</text:p>
            <text:p text:style-name="P105">CEC</text:p>
            <text:p text:style-name="P105">SIEE</text:p>
            <text:p text:style-name="P105"/>
          </table:table-cell>
          <table:table-cell table:style-name="Tabla2.E58" office:value-type="string">
            <text:p text:style-name="P105"/>
          </table:table-cell>
          <table:table-cell table:style-name="Tabla2.F58" office:value-type="string">
            <text:p text:style-name="P105"/>
          </table:table-cell>
          <table:table-cell table:style-name="Tabla2.G58" office:value-type="string">
            <text:p text:style-name="P105"/>
          </table:table-cell>
          <table:table-cell table:style-name="Tabla2.H58" office:value-type="string">
            <text:p text:style-name="P105"/>
          </table:table-cell>
        </table:table-row>
        <table:table-row table:style-name="Tabla2.1">
          <table:covered-table-cell/>
          <table:covered-table-cell/>
          <table:table-cell table:style-name="Tabla2.C59" office:value-type="string">
            <text:p text:style-name="P48"><text:span text:style-name="T26">2nVLL.</text:span>BL5.3.2 Elabora oralment i per escrit, <text:span text:style-name="T22">a partir de models</text:span>, amb sentit estètic i creativitat, poemes senzills utilitzant adequadament les estratègies de producció oral i escrita i els recursos retòrics i mètrics adequats al nivell.</text:p>
          </table:table-cell>
          <table:table-cell table:style-name="Tabla2.D59" office:value-type="string">
            <text:p text:style-name="P105">CCLI</text:p>
            <text:p text:style-name="P105">CEC</text:p>
            <text:p text:style-name="P105">SIEE</text:p>
            <text:p text:style-name="P105"/>
          </table:table-cell>
          <table:table-cell table:style-name="Tabla2.E59" office:value-type="string">
            <text:p text:style-name="P105"/>
          </table:table-cell>
          <table:table-cell table:style-name="Tabla2.F59" office:value-type="string">
            <text:p text:style-name="P105"/>
          </table:table-cell>
          <table:table-cell table:style-name="Tabla2.G59" office:value-type="string">
            <text:p text:style-name="P105"/>
          </table:table-cell>
          <table:table-cell table:style-name="Tabla2.H59" office:value-type="string">
            <text:p text:style-name="P105"/>
          </table:table-cell>
        </table:table-row>
        <table:table-row table:style-name="Tabla2.1">
          <table:table-cell table:style-name="Tabla2.A60" office:value-type="string">
            <text:p text:style-name="P34">Dramatització de fragments i diàlegs de contes, poemes i altres textos breus dramatitzables.</text:p>
            <text:p text:style-name="P34">Identificació del narrador i els personatges, així com els torns d’intervenció en textos dramàtics.</text:p>
            <text:p text:style-name="P34">Interpretació de personatges representant accions i/o gestos més definitoris d’estos.</text:p>
            <text:p text:style-name="P34">Adequació del llenguatge a la representació dramàtica a través de l’entonació, el ritme i el volum.</text:p>
            <text:p text:style-name="P45">Autoavaluació de les <text:soft-page-break/>dramatitzacions pròpies i coavaluació de les dramatitzacions dels companys amb l’ajuda d’instruments d’avaluació senzills.</text:p>
          </table:table-cell>
          <table:table-cell table:style-name="Tabla2.B60" office:value-type="string">
            <text:p text:style-name="P10">2nVLL.BL5.4 Participar en produccions col·lectives realitzant dramatitzacions senzilles de textos literaris com fragments i diàlegs de contes, poemes, i no literaris com conversacions en situacions quotidianes, usant una entonació, volum i gestos adequats a través del joc i l’experimentació.</text:p>
          </table:table-cell>
          <table:table-cell table:style-name="Tabla2.C60" office:value-type="string">
            <text:p text:style-name="P17">2nVLL.BL5.4.1 Participa en produccions col·lectives realitzant dramatitzacions senzilles de textos literaris (fragments i diàlegs de contes, poemes...) i no literaris (conversacions en situacions quotidianes) usant una entonació, volum i gestos adequats.</text:p>
          </table:table-cell>
          <table:table-cell table:style-name="Tabla2.D60" office:value-type="string">
            <text:p text:style-name="P105">CCLI</text:p>
            <text:p text:style-name="P105">CSC</text:p>
            <text:p text:style-name="P105">CEC</text:p>
            <text:p text:style-name="P105"/>
          </table:table-cell>
          <table:table-cell table:style-name="Tabla2.E60" office:value-type="string">
            <text:p text:style-name="P105"/>
          </table:table-cell>
          <table:table-cell table:style-name="Tabla2.F60" office:value-type="string">
            <text:p text:style-name="P105"/>
          </table:table-cell>
          <table:table-cell table:style-name="Tabla2.G60" office:value-type="string">
            <text:p text:style-name="P105"/>
          </table:table-cell>
          <table:table-cell table:style-name="Tabla2.H60" office:value-type="string">
            <text:p text:style-name="P105"/>
          </table:table-cell>
        </table:table-row>
      </table:table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1" svg:font-family="Calibri" style:font-family-generic="swiss"/>
    <style:font-face style:name="Calibri3" svg:font-family="Calibri" style:font-pitch="variable"/>
    <style:font-face style:name="Liberation Sans1" svg:font-family="'Liberation Sans'" style:font-pitch="variable"/>
    <style:font-face style:name="Mangal1" svg:font-family="Mangal" style:font-pitch="variable"/>
    <style:font-face style:name="Microsoft YaHei" svg:font-family="'Microsoft YaHei'" style:font-pitch="variable"/>
    <style:font-face style:name="SimSun1" svg:font-family="SimSun, 宋体" style:font-pitch="variable"/>
    <style:font-face style:name="Times New Roman1" svg:font-family="'Times New Roman'" style:font-pitch="variable"/>
    <style:font-face style:name="Albany" svg:font-family="Albany" style:font-family-generic="roman" style:font-pitch="variable"/>
    <style:font-face style:name="Arial1" svg:font-family="Arial" style:font-family-generic="roman" style:font-pitch="variable"/>
    <style:font-face style:name="Calibri2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Wingdings" svg:font-family="Wingdings" style:font-family-generic="roman" style:font-pitch="variable"/>
    <style:font-face style:name="Albany2" svg:font-family="Albany, Arial" style:font-family-generic="swiss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wiss" style:font-pitch="variable"/>
    <style:font-face style:name="Albany1" svg:font-family="Albany" style:font-family-generic="system" style:font-pitch="variable"/>
    <style:font-face style:name="Andale Sans UI" svg:font-family="'Andale Sans UI'" style:font-family-generic="system" style:font-pitch="variable"/>
    <style:font-face style:name="Arial2" svg:font-family="Arial" style:font-family-generic="system" style:font-pitch="variable"/>
    <style:font-face style:name="Calibri4" svg:font-family="Calibri" style:font-family-generic="system" style:font-pitch="variable"/>
    <style:font-face style:name="Courier New1" svg:font-family="'Courier New'" style:font-family-generic="system" style:font-pitch="variable"/>
    <style:font-face style:name="Liberation Serif1" svg:font-family="'Liberation Serif'" style:font-family-generic="system" style:font-pitch="variable"/>
    <style:font-face style:name="Mangal" svg:font-family="Mangal" style:font-family-generic="system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Times" svg:font-family="Times" style:font-family-generic="system" style:font-pitch="variable"/>
    <style:font-face style:name="Times New Roman2" svg:font-family="'Times New Roman'" style:font-family-generic="system" style:font-pitch="variable"/>
    <style:font-face style:name="Verdana1" svg:font-family="Verdana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s" fo:country="ES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es" fo:country="ES" style:letter-kerning="true" style:font-name-asian="SimSun1" style:font-family-asian="SimSun, 宋体" style:font-pitch-asian="variable" style:font-size-asian="12pt" style:language-asian="zh" style:country-asian="CN" style:font-name-complex="Microsoft YaHei" style:font-family-complex="'Microsoft YaHei'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default-outline-level="" style:class="text">
      <style:paragraph-properties fo:margin-top="0.423cm" fo:margin-bottom="0.212cm" style:contextual-spacing="false" fo:text-align="start" style:justify-single-word="false" fo:orphans="0" fo:widows="0" fo:keep-with-next="always"/>
      <style:text-properties fo:color="#000000" style:font-name="Albany" fo:font-family="Albany" style:font-family-generic="roman" style:font-pitch="variable" fo:font-size="14pt" fo:language="es" fo:country="ES" style:letter-kerning="true" style:font-name-asian="Mangal1" style:font-family-asian="Mangal" style:font-pitch-asian="variable" style:font-size-asian="14pt" style:language-asian="hi" style:country-asian="IN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icrosoft YaHei" style:font-family-complex="'Microsoft YaHei'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fo:text-align="start" style:justify-single-word="false" fo:orphans="0" fo:widows="0"/>
      <style:text-properties fo:color="#000000" style:font-name="Times New Roman" fo:font-family="'Times New Roman'" style:font-family-generic="roman" style:font-pitch="variable" fo:font-size="12pt" fo:language="es" fo:country="ES" fo:font-style="italic" style:letter-kerning="true" style:font-name-asian="Mangal1" style:font-family-asian="Mangal" style:font-pitch-asian="variable" style:font-size-asian="12pt" style:language-asian="hi" style:country-asian="IN" style:font-style-asian="italic"/>
    </style:style>
    <style:style style:name="Index" style:family="paragraph" style:parent-style-name="Standard" style:default-outline-level="" style:class="index">
      <style:paragraph-properties fo:text-align="start" style:justify-single-word="false" fo:orphans="0" fo:widows="0"/>
      <style:text-properties fo:color="#000000" style:font-name="Times New Roman" fo:font-family="'Times New Roman'" style:font-family-generic="roman" style:font-pitch="variable" fo:font-size="12pt" fo:language="es" fo:country="ES" style:letter-kerning="true" style:font-name-asian="Mangal1" style:font-family-asian="Mangal" style:font-pitch-asian="variable" style:font-size-asian="12pt" style:language-asian="hi" style:country-asian="IN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default-outline-level="" style:class="extra">
      <style:paragraph-properties fo:text-align="center" style:justify-single-word="false" fo:orphans="0" fo:widows="0"/>
      <style:text-properties fo:color="#000000" style:font-name="Times New Roman" fo:font-family="'Times New Roman'" style:font-family-generic="roman" style:font-pitch="variable" fo:font-size="12pt" fo:language="es" fo:country="ES" fo:font-weight="bold" style:letter-kerning="true" style:font-name-asian="Mangal" style:font-family-asian="Mangal" style:font-family-generic-asian="system" style:font-pitch-asian="variable" style:font-size-asian="12pt" style:language-asian="hi" style:country-asian="IN" style:font-weight-asian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_31__20_cabecera" style:display-name="1 cabecera" style:family="paragraph" style:parent-style-name="Table_20_Contents">
      <style:paragraph-properties style:line-height-at-least="0.353cm" fo:text-align="center" style:justify-single-word="false" style:snap-to-layout-grid="false"/>
      <style:text-properties fo:color="#ffffff" style:font-name="Calibri" fo:font-family="Calibri" style:font-family-generic="swiss" style:font-pitch="variable" style:font-name-complex="Calibri" style:font-family-complex="Calibri" style:font-family-generic-complex="swiss" style:font-pitch-complex="variable"/>
    </style:style>
    <style:style style:name="_32__20_barra_20_lateral" style:display-name="2 barra lateral" style:family="paragraph" style:parent-style-name="Table_20_Contents">
      <style:paragraph-properties style:line-height-at-least="0.353cm" fo:text-align="center" style:justify-single-word="false"/>
      <style:text-properties fo:color="#ffffff" style:font-name="Calibri" fo:font-family="Calibri" style:font-family-generic="swiss" style:font-pitch="variable" fo:font-size="15pt" style:font-size-asian="15pt" style:font-name-complex="Calibri" style:font-family-complex="Calibri" style:font-family-generic-complex="swiss" style:font-pitch-complex="variable" style:font-size-complex="15pt"/>
    </style:style>
    <style:style style:name="_33__20_competencias" style:display-name="3 competencias" style:family="paragraph" style:parent-style-name="Table_20_Contents">
      <style:paragraph-properties style:line-height-at-least="0.353cm" fo:text-align="center" style:justify-single-word="false" style:snap-to-layout-grid="false"/>
      <style:text-properties fo:color="#000000" style:font-name="Calibri" fo:font-family="Calibri" style:font-family-generic="swiss" style:font-pitch="variable" fo:font-size="8pt" fo:font-weight="bold" style:font-name-asian="Lucida Sans Unicode" style:font-family-asian="'Lucida Sans Unicode'" style:font-family-generic-asian="swiss" style:font-pitch-asian="variable" style:font-size-asian="8pt" style:font-weight-asian="bold" style:font-name-complex="Calibri" style:font-family-complex="Calibri" style:font-family-generic-complex="swiss" style:font-pitch-complex="variable" style:font-weight-complex="bold"/>
    </style:style>
    <style:style style:name="texto" style:family="paragraph" style:parent-style-name="Text_20_body">
      <style:paragraph-properties fo:margin-top="0cm" fo:margin-bottom="0cm" style:contextual-spacing="false" style:line-height-at-least="0.353cm" fo:text-align="justify" style:justify-single-word="false" style:snap-to-layout-grid="false"/>
      <style:text-properties fo:color="#000000" style:font-name="Calibri" fo:font-family="Calibri" style:font-family-generic="swiss" style:font-pitch="variable" fo:font-size="9pt" fo:language="ca" fo:country="ES" fo:font-weight="normal" style:font-size-asian="9pt" style:font-weight-asian="normal" style:font-name-complex="Calibri" style:font-family-complex="Calibri" style:font-family-generic-complex="swiss" style:font-pitch-complex="variable" style:font-weight-complex="normal"/>
    </style:style>
    <style:style style:name="Epígrafe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Encabezado1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pitch-asian="variable" style:font-size-asian="14pt" style:font-name-complex="Albany2" style:font-family-complex="Albany, Arial" style:font-family-generic-complex="swiss" style:font-pitch-complex="variable" style:font-size-complex="14pt"/>
    </style:style>
    <style:style style:name="WW-Epígrafe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lbany2" style:font-family-complex="Albany, Arial" style:font-family-generic-complex="swiss" style:font-pitch-complex="variable" style:font-size-complex="12pt" style:font-style-complex="italic"/>
    </style:style>
    <style:style style:name="Normal_20__28_Web_29_" style:display-name="Normal (Web)" style:family="paragraph" style:parent-style-name="Standard">
      <style:paragraph-properties fo:margin-top="0.176cm" fo:margin-bottom="0.21cm" style:contextual-spacing="false" fo:orphans="2" fo:widows="2" fo:hyphenation-ladder-count="no-limit"/>
      <style:text-properties style:font-name="Times New Roman" fo:font-family="'Times New Roman'" style:font-family-generic="roman" style:font-pitch="variable" style:letter-kerning="tru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language-complex="ar" style:country-complex="SA" fo:hyphenate="true" fo:hyphenation-remain-char-count="2" fo:hyphenation-push-char-count="2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_34__20_competencias" style:display-name="4 competencias" style:family="paragraph" style:parent-style-name="Table_20_Contents">
      <style:paragraph-properties style:line-height-at-least="0.353cm" fo:text-align="center" style:justify-single-word="false" style:vertical-align="top" style:snap-to-layout-grid="false"/>
      <style:text-properties fo:color="#000000" style:font-name="Calibri" fo:font-family="Calibri" style:font-family-generic="swiss" style:font-pitch="variable" fo:font-size="9pt" fo:language="ca" fo:country="ES" fo:font-weight="bold" style:font-name-asian="Lucida Sans Unicode" style:font-family-asian="'Lucida Sans Unicode'" style:font-family-generic-asian="swiss" style:font-pitch-asian="variable" style:font-size-asian="8pt" style:font-name-complex="Calibri" style:font-family-complex="Calibri" style:font-family-generic-complex="swiss" style:font-pitch-complex="variable"/>
    </style:style>
    <style:style style:name="_33__20_gris" style:display-name="3 gris" style:family="paragraph" style:parent-style-name="Table_20_Contents">
      <style:paragraph-properties fo:text-align="center" style:justify-single-word="false" style:snap-to-layout-grid="false"/>
      <style:text-properties style:font-name="Calibri" fo:font-family="Calibri" style:font-family-generic="swiss" style:font-pitch="variable" fo:font-size="11pt" fo:language="ca" fo:country="ES" fo:font-weight="bold" style:font-size-asian="11pt" style:font-name-complex="Calibri" style:font-family-complex="Calibri" style:font-family-generic-complex="swiss" style:font-pitch-complex="variable" style:font-size-complex="11pt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_32__20_contenidos" style:display-name="2 contenidos" style:family="paragraph" style:parent-style-name="Text_20_body">
      <style:paragraph-properties fo:margin-top="0cm" fo:margin-bottom="0cm" style:contextual-spacing="false" fo:text-align="center" style:justify-single-word="false" style:snap-to-layout-grid="false"/>
      <style:text-properties fo:color="#000000" style:font-name="Calibri" fo:font-family="Calibri" style:font-family-generic="swiss" style:font-pitch="variable" fo:language="ca" fo:country="ES" fo:font-weight="bold" style:font-weight-asian="bold" style:font-name-complex="Calibri" style:font-family-complex="Calibri" style:font-family-generic-complex="swiss" style:font-pitch-complex="variable" style:font-weight-complex="bold"/>
    </style:style>
    <style:style style:name="_31__20_Cabecera" style:display-name="1 Cabecera" style:family="paragraph" style:parent-style-name="Table_20_Contents">
      <style:paragraph-properties fo:text-align="center" style:justify-single-word="false" style:snap-to-layout-grid="false"/>
      <style:text-properties fo:color="#ffffff" style:font-name="Calibri" fo:font-family="Calibri" style:font-family-generic="swiss" style:font-pitch="variable" fo:font-size="14pt" fo:language="ca" fo:country="ES" fo:font-weight="bold" style:font-size-asian="14pt" style:font-weight-asian="bold" style:font-name-complex="Calibri" style:font-family-complex="Calibri" style:font-family-generic-complex="swiss" style:font-pitch-complex="variable" style:font-size-complex="14pt" style:font-weight-complex="bold"/>
    </style:style>
    <style:style style:name="_34__20_números" style:display-name="4 números" style:family="paragraph" style:default-outline-level="">
      <style:paragraph-properties fo:margin-top="0cm" fo:margin-bottom="0cm" style:contextual-spacing="false" style:line-height-at-least="0.353cm" fo:text-align="start" style:justify-single-word="false" fo:orphans="0" fo:widows="0"/>
      <style:text-properties fo:color="#000000" style:font-name="Calibri2" fo:font-family="Calibri" style:font-family-generic="roman" style:font-pitch="variable" fo:font-size="11pt" fo:language="ca" fo:country="ES" fo:font-weight="bold" style:letter-kerning="true" style:font-name-asian="Calibri4" style:font-family-asian="Calibri" style:font-family-generic-asian="system" style:font-pitch-asian="variable" style:font-size-asian="11pt" style:language-asian="hi" style:country-asian="IN" style:font-weight-asian="bold"/>
    </style:style>
    <style:style style:name="_33__20_comp" style:display-name="3 comp" style:family="paragraph" style:default-outline-level="">
      <style:paragraph-properties fo:margin-top="0cm" fo:margin-bottom="0cm" style:contextual-spacing="false" style:line-height-at-least="0.353cm" fo:text-align="start" style:justify-single-word="false" fo:orphans="0" fo:widows="0"/>
      <style:text-properties fo:color="#000000" style:font-name="Calibri2" fo:font-family="Calibri" style:font-family-generic="roman" style:font-pitch="variable" fo:font-size="12pt" fo:language="ca" fo:country="ES" fo:font-weight="bold" style:letter-kerning="true" style:font-name-asian="Calibri4" style:font-family-asian="Calibri" style:font-family-generic-asian="system" style:font-pitch-asian="variable" style:font-size-asian="12pt" style:language-asian="hi" style:country-asian="IN" style:font-weight-asian="bold"/>
    </style:style>
    <style:style style:name="gris" style:family="paragraph" style:default-outline-level="">
      <style:paragraph-properties fo:text-align="start" style:justify-single-word="false" fo:orphans="0" fo:widows="0"/>
      <style:text-properties fo:color="#000000" style:font-name="Calibri2" fo:font-family="Calibri" style:font-family-generic="roman" style:font-pitch="variable" fo:font-size="11pt" fo:language="ca" fo:country="ES" fo:font-weight="bold" style:letter-kerning="true" style:font-name-asian="Calibri4" style:font-family-asian="Calibri" style:font-family-generic-asian="system" style:font-pitch-asian="variable" style:font-size-asian="11pt" style:language-asian="hi" style:country-asian="IN" style:font-weight-asian="bold"/>
    </style:style>
    <style:style style:name="_35__20_competencias" style:display-name="5 competencias" style:family="paragraph" style:default-outline-level="">
      <style:paragraph-properties fo:margin-top="0cm" fo:margin-bottom="0cm" style:contextual-spacing="false" style:line-height-at-least="0.353cm" fo:text-align="start" style:justify-single-word="false" fo:orphans="0" fo:widows="0"/>
      <style:text-properties fo:color="#000000" style:font-name="Calibri2" fo:font-family="Calibri" style:font-family-generic="roman" style:font-pitch="variable" fo:font-size="9pt" fo:language="ca" fo:country="ES" fo:font-weight="bold" style:letter-kerning="true" style:font-name-asian="Calibri4" style:font-family-asian="Calibri" style:font-family-generic-asian="system" style:font-pitch-asian="variable" style:font-size-asian="9pt" style:language-asian="hi" style:country-asian="IN" style:font-weight-asian="bold"/>
    </style:style>
    <style:style style:name="Texto_20_independiente_20_3" style:display-name="Texto independiente 3" style:family="paragraph" style:parent-style-name="Standard" style:default-outline-level="">
      <style:paragraph-properties fo:text-align="justify" style:justify-single-word="false" fo:orphans="0" fo:widows="0"/>
      <style:text-properties fo:color="#000000" style:font-name="Calibri2" fo:font-family="Calibri" style:font-family-generic="roman" style:font-pitch="variable" fo:font-size="9pt" fo:language="ca" fo:country="ES" style:letter-kerning="true" style:font-name-asian="Calibri3" style:font-family-asian="Calibri" style:font-pitch-asian="variable" style:font-size-asian="9pt" style:language-asian="hi" style:country-asian="IN"/>
    </style:style>
    <style:style style:name="Texto_20_independiente_20_2" style:display-name="Texto independiente 2" style:family="paragraph" style:parent-style-name="Standard" style:default-outline-level="">
      <style:paragraph-properties fo:text-align="justify" style:justify-single-word="false" fo:orphans="0" fo:widows="0"/>
      <style:text-properties fo:color="#000000" style:font-name="Calibri2" fo:font-family="Calibri" style:font-family-generic="roman" style:font-pitch="variable" fo:font-size="9pt" fo:language="ca" fo:country="ES" style:letter-kerning="true" style:font-name-asian="Calibri3" style:font-family-asian="Calibri" style:font-pitch-asian="variable" style:font-size-asian="9pt" style:language-asian="hi" style:country-asian="IN"/>
    </style:style>
    <style:style style:name="Párrafo_20_de_20_lista1" style:display-name="Párrafo de lista1" style:family="paragraph" style:parent-style-name="Standard" style:default-outline-level="">
      <style:paragraph-properties fo:margin-left="1.27cm" fo:margin-right="0cm" fo:margin-top="0cm" fo:margin-bottom="0cm" style:contextual-spacing="false" fo:text-align="start" style:justify-single-word="false" fo:orphans="0" fo:widows="0" fo:text-indent="0cm" style:auto-text-indent="false"/>
      <style:text-properties fo:color="#000000" style:font-name="Times New Roman" fo:font-family="'Times New Roman'" style:font-family-generic="roman" style:font-pitch="variable" fo:font-size="12pt" fo:language="es" fo:country="ES" style:letter-kerning="true" style:font-name-asian="Mangal1" style:font-family-asian="Mangal" style:font-pitch-asian="variable" style:font-size-asian="12pt" style:language-asian="hi" style:country-asian="IN"/>
    </style:style>
    <style:style style:name="WW-Epígrafe1" style:family="paragraph" style:parent-style-name="Standard" style:default-outline-level="">
      <style:paragraph-properties fo:margin-top="0.212cm" fo:margin-bottom="0.212cm" style:contextual-spacing="false" fo:text-align="start" style:justify-single-word="false" fo:orphans="0" fo:widows="0"/>
      <style:text-properties fo:color="#000000" style:font-name="Times New Roman" fo:font-family="'Times New Roman'" style:font-family-generic="roman" style:font-pitch="variable" fo:font-size="12pt" fo:language="es" fo:country="ES" fo:font-style="italic" style:letter-kerning="true" style:font-name-asian="Mangal1" style:font-family-asian="Mangal" style:font-pitch-asian="variable" style:font-size-asian="12pt" style:language-asian="hi" style:country-asian="IN" style:font-style-asian="italic"/>
    </style:style>
    <style:style style:name="Encabezado3" style:family="paragraph" style:parent-style-name="Standard" style:default-outline-level="">
      <style:paragraph-properties fo:margin-top="0.423cm" fo:margin-bottom="0.212cm" style:contextual-spacing="false" fo:text-align="start" style:justify-single-word="false" fo:orphans="0" fo:widows="0" fo:keep-with-next="always"/>
      <style:text-properties fo:color="#000000" style:font-name="Liberation Sans" fo:font-family="'Liberation Sans'" style:font-family-generic="roman" style:font-pitch="variable" fo:font-size="14pt" fo:language="es" fo:country="ES" style:letter-kerning="true" style:font-name-asian="Liberation Sans1" style:font-family-asian="'Liberation Sans'" style:font-pitch-asian="variable" style:font-size-asian="14pt" style:language-asian="hi" style:country-asian="IN"/>
    </style:style>
    <style:style style:name="Cuadrícula_20_mediana_20_2" style:display-name="Cuadrícula mediana 2" style:family="paragraph" style:default-outline-level="">
      <style:paragraph-properties fo:margin-left="0.101cm" fo:margin-right="0cm" fo:margin-top="0cm" fo:margin-bottom="0cm" style:contextual-spacing="false" fo:text-align="start" style:justify-single-word="false" fo:orphans="0" fo:widows="0" fo:text-indent="0cm" style:auto-text-indent="false" style:writing-mode="lr-tb"/>
      <style:text-properties fo:color="#000000" style:font-name="Calibri2" fo:font-family="Calibri" style:font-family-generic="roman" style:font-pitch="variable" fo:font-size="9pt" fo:language="es" fo:country="ES" style:font-name-asian="Calibri4" style:font-family-asian="Calibri" style:font-family-generic-asian="system" style:font-pitch-asian="variable" style:font-size-asian="9pt" style:language-asian="ar" style:country-asian="SA" style:font-name-complex="Liberation Serif1" style:font-family-complex="'Liberation Serif'" style:font-family-generic-complex="system" style:font-pitch-complex="variable" style:font-size-complex="12pt"/>
    </style:style>
    <style:style style:name="_33__20_contenidos" style:display-name="3 contenidos" style:family="paragraph" style:default-outline-level="">
      <style:paragraph-properties fo:margin-top="0cm" fo:margin-bottom="0cm" style:contextual-spacing="false" fo:text-align="center" style:justify-single-word="false" fo:orphans="0" fo:widows="0"/>
      <style:text-properties fo:color="#000000" style:font-name="Calibri2" fo:font-family="Calibri" style:font-family-generic="roman" style:font-pitch="variable" fo:font-size="12pt" fo:language="ca" fo:country="ES" fo:font-weight="bold" style:letter-kerning="true" style:font-name-asian="Calibri4" style:font-family-asian="Calibri" style:font-family-generic-asian="system" style:font-pitch-asian="variable" style:font-size-asian="12pt" style:language-asian="hi" style:country-asian="IN" style:font-weight-asian="bold"/>
    </style:style>
    <style:style style:name="LO-normal" style:family="paragraph" style:default-outline-level="">
      <style:paragraph-properties fo:margin-top="0cm" fo:margin-bottom="0cm" style:contextual-spacing="false" fo:text-align="start" style:justify-single-word="false" fo:orphans="2" fo:widows="2" style:writing-mode="lr-tb"/>
      <style:text-properties fo:color="#000000" style:font-name="Verdana" fo:font-family="Verdana" style:font-family-generic="roman" style:font-pitch="variable" fo:font-size="12pt" fo:language="es" fo:country="ES" style:letter-kerning="true" style:font-name-asian="Verdana1" style:font-family-asian="Verdana" style:font-family-generic-asian="system" style:font-pitch-asian="variable" style:font-size-asian="12pt" style:language-asian="ar" style:country-asian="SA" style:font-name-complex="Liberation Serif1" style:font-family-complex="'Liberation Serif'" style:font-family-generic-complex="system" style:font-pitch-complex="variable" style:font-size-complex="12pt"/>
    </style:style>
    <style:style style:name="western" style:family="paragraph" style:parent-style-name="Standard" style:default-outline-level="">
      <style:paragraph-properties fo:margin-top="0.176cm" fo:margin-bottom="0.21cm" style:contextual-spacing="false" fo:text-align="justify" style:justify-single-word="false" fo:orphans="2" fo:widows="2"/>
      <style:text-properties fo:color="#000000" style:font-name="Times New Roman" fo:font-family="'Times New Roman'" style:font-family-generic="roman" style:font-pitch="variable" fo:font-size="12pt" fo:language="es" fo:country="ES" style:letter-kerning="true" style:font-name-asian="Times New Roman1" style:font-family-asian="'Times New Roman'" style:font-pitch-asian="variable" style:font-size-asian="12pt" style:language-asian="ar" style:country-asian="SA"/>
    </style:style>
    <style:style style:name="Epígrafe1" style:family="paragraph" style:parent-style-name="Standard" style:default-outline-level="">
      <style:paragraph-properties fo:margin-top="0.212cm" fo:margin-bottom="0.212cm" style:contextual-spacing="false" fo:text-align="start" style:justify-single-word="false" fo:orphans="0" fo:widows="0"/>
      <style:text-properties fo:color="#000000" style:font-name="Times New Roman" fo:font-family="'Times New Roman'" style:font-family-generic="roman" style:font-pitch="variable" fo:font-size="12pt" fo:language="es" fo:country="ES" fo:font-style="italic" style:letter-kerning="true" style:font-name-asian="Mangal1" style:font-family-asian="Mangal" style:font-pitch-asian="variable" style:font-size-asian="12pt" style:language-asian="hi" style:country-asian="IN" style:font-style-asian="italic"/>
    </style:style>
    <style:style style:name="Epígrafe2" style:family="paragraph" style:parent-style-name="Standard" style:default-outline-level="">
      <style:paragraph-properties fo:margin-top="0.212cm" fo:margin-bottom="0.212cm" style:contextual-spacing="false" fo:text-align="start" style:justify-single-word="false" fo:orphans="0" fo:widows="0"/>
      <style:text-properties fo:color="#000000" style:font-name="Times New Roman" fo:font-family="'Times New Roman'" style:font-family-generic="roman" style:font-pitch="variable" fo:font-size="12pt" fo:language="es" fo:country="ES" fo:font-style="italic" style:letter-kerning="true" style:font-name-asian="Mangal1" style:font-family-asian="Mangal" style:font-pitch-asian="variable" style:font-size-asian="12pt" style:language-asian="hi" style:country-asian="IN" style:font-style-asian="italic"/>
    </style:style>
    <style:style style:name="Epígrafe3" style:family="paragraph" style:parent-style-name="Standard" style:default-outline-level="">
      <style:paragraph-properties fo:margin-top="0.212cm" fo:margin-bottom="0.212cm" style:contextual-spacing="false" fo:text-align="start" style:justify-single-word="false" fo:orphans="0" fo:widows="0"/>
      <style:text-properties fo:color="#000000" style:font-name="Times New Roman" fo:font-family="'Times New Roman'" style:font-family-generic="roman" style:font-pitch="variable" fo:font-size="12pt" fo:language="es" fo:country="ES" fo:font-style="italic" style:letter-kerning="true" style:font-name-asian="Mangal1" style:font-family-asian="Mangal" style:font-pitch-asian="variable" style:font-size-asian="12pt" style:language-asian="hi" style:country-asian="IN" style:font-style-asian="italic"/>
    </style:style>
    <style:style style:name="Encabezado2" style:family="paragraph" style:parent-style-name="Standard" style:default-outline-level="">
      <style:paragraph-properties fo:margin-top="0.423cm" fo:margin-bottom="0.212cm" style:contextual-spacing="false" fo:text-align="start" style:justify-single-word="false" fo:orphans="0" fo:widows="0" fo:keep-with-next="always"/>
      <style:text-properties fo:color="#000000" style:font-name="Arial1" fo:font-family="Arial" style:font-family-generic="roman" style:font-pitch="variable" fo:font-size="14pt" fo:language="es" fo:country="ES" style:letter-kerning="true" style:font-name-asian="Mangal1" style:font-family-asian="Mangal" style:font-pitch-asian="variable" style:font-size-asian="14pt" style:language-asian="hi" style:country-asian="IN"/>
    </style:style>
    <style:style style:name="Absatz-Standardschriftart" style:family="text"/>
    <style:style style:name="Fuente_20_de_20_párrafo_20_predeter." style:display-name="Fuente de párrafo predeter.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Fuente_20_de_20_párrafo_20_predeter.1" style:display-name="Fuente de párrafo predeter.1" style:family="text"/>
    <style:style style:name="WW-Fuente_20_de_20_párrafo_20_predeter." style:display-name="WW-Fuente de párrafo predeter." style:family="text"/>
    <style:style style:name="WW-Absatz-Standardschriftart111" style:family="text"/>
    <style:style style:name="WW-Fuente_20_de_20_párrafo_20_predeter.1" style:display-name="WW-Fuente de párrafo predeter.1" style:family="text"/>
    <style:style style:name="Numbering_20_Symbols" style:display-name="Numbering Symbols" style:family="text"/>
    <style:style style:name="WW-Absatz-Standardschriftart1111" style:family="text"/>
    <style:style style:name="WW8Num2z8" style:family="text"/>
    <style:style style:name="WW8Num2z7" style:family="text"/>
    <style:style style:name="WW8Num2z6" style:family="text"/>
    <style:style style:name="WW8Num2z5" style:family="text"/>
    <style:style style:name="WW8Num2z4" style:family="text"/>
    <style:style style:name="WW8Num2z3" style:family="text"/>
    <style:style style:name="WW8Num2z2" style:family="text"/>
    <style:style style:name="WW8Num2z1" style:family="text"/>
    <style:style style:name="WW8Num2z0" style:family="text"/>
    <style:style style:name="WW8Num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Pie_20_de_20_página_20_Car" style:display-name="Pie de página Car" style:family="text" style:parent-style-name="WW-Fuente_20_de_20_párrafo_20_predeter.1">
      <style:text-properties fo:font-size="12pt" style:letter-kerning="true" style:font-name-asian="SimSun1" style:font-family-asian="SimSun, 宋体" style:font-pitch-asian="variable" style:font-size-asian="12pt" style:font-name-complex="Microsoft YaHei" style:font-family-complex="'Microsoft YaHei'" style:font-pitch-complex="variable" style:font-size-complex="10.5pt" style:language-complex="hi" style:country-complex="IN"/>
    </style:style>
    <style:style style:name="Encabezado_20_Car" style:display-name="Encabezado Car" style:family="text" style:parent-style-name="WW-Fuente_20_de_20_párrafo_20_predeter.1">
      <style:text-properties fo:font-size="12pt" style:letter-kerning="true" style:font-name-asian="SimSun1" style:font-family-asian="SimSun, 宋体" style:font-pitch-asian="variable" style:font-size-asian="12pt" style:font-name-complex="Microsoft YaHei" style:font-family-complex="'Microsoft YaHei'" style:font-pitch-complex="variable" style:font-size-complex="10.5pt" style:language-complex="hi" style:country-complex="IN"/>
    </style:style>
    <style:style style:name="WW-Absatz-Standardschriftart11111111111" style:family="text"/>
    <style:style style:name="Énfasis_20_sutil" style:display-name="Énfasis sutil" style:family="text" style:parent-style-name="WW-Fuente_20_de_20_párrafo_20_predeter.1">
      <style:text-properties fo:color="#808080" fo:font-style="italic" style:font-style-asian="italic" style:font-style-complex="italic"/>
    </style:style>
    <style:style style:name="WW-Absatz-Standardschriftart11111" style:family="text"/>
    <style:style style:name="Footnote_20_Symbol" style:display-name="Footnote Symbol" style:family="text">
      <style:text-properties style:text-position="super 58%"/>
    </style:style>
    <style:style style:name="Endnote_20_Symbol" style:display-name="Endnote Symbol" style:family="text">
      <style:text-properties style:text-position="super 58%"/>
    </style:style>
    <style:style style:name="Símbolo_20_de_20_nota_20_al_20_pie" style:display-name="Símbolo de nota al pie" style:family="text">
      <style:text-properties style:text-position="super 58%"/>
    </style:style>
    <style:style style:name="Símbolo_20_de_20_nota_20_final" style:display-name="Símbolo de nota final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WW-Caracteres_20_de_20_nota_20_final" style:display-name="WW-Caracteres de nota final" style:family="text"/>
    <style:style style:name="Ref._20_de_20_nota_20_al_20_pie" style:display-name="Ref. de nota al pie" style:family="text">
      <style:text-properties style:text-position="super 58%"/>
    </style:style>
    <style:style style:name="Ref._20_de_20_nota_20_al_20_final" style:display-name="Ref. de nota al final" style:family="text">
      <style:text-properties style:text-position="super 58%"/>
    </style:style>
    <style:style style:name="ListLabel_20_14" style:display-name="ListLabel 14" style:family="text">
      <style:text-properties style:font-name-asian="Times" style:font-family-asian="Times" style:font-family-generic-asian="system" style:font-pitch-asian="variable"/>
    </style:style>
    <style:style style:name="ListLabel_20_13" style:display-name="ListLabel 13" style:family="text">
      <style:text-properties style:font-name-asian="Andale Sans UI" style:font-family-asian="'Andale Sans UI'" style:font-family-generic-asian="system" style:font-pitch-asian="variable"/>
    </style:style>
    <style:style style:name="ListLabel_20_12" style:display-name="ListLabel 12" style:family="text">
      <style:text-properties fo:font-size="10pt" style:font-name-asian="Times" style:font-family-asian="Times" style:font-family-generic-asian="system" style:font-pitch-asian="variable" style:font-size-asian="10pt"/>
    </style:style>
    <style:style style:name="ListLabel_20_11" style:display-name="ListLabel 11" style:family="text">
      <style:text-properties fo:font-size="10pt" style:font-name-asian="Andale Sans UI" style:font-family-asian="'Andale Sans UI'" style:font-family-generic-asian="system" style:font-pitch-asian="variable" style:font-size-asian="10pt"/>
    </style:style>
    <style:style style:name="ListLabel_20_10" style:display-name="ListLabel 10" style:family="text">
      <style:text-properties fo:font-size="10pt" style:font-name-asian="Albany1" style:font-family-asian="Albany" style:font-family-generic-asian="system" style:font-pitch-asian="variable" style:font-size-asian="10pt"/>
    </style:style>
    <style:style style:name="ListLabel_20_9" style:display-name="ListLabel 9" style:family="text">
      <style:text-properties style:font-name-asian="Albany1" style:font-family-asian="Albany" style:font-family-generic-asian="system" style:font-pitch-asian="variable"/>
    </style:style>
    <style:style style:name="ListLabel_20_8" style:display-name="ListLabel 8" style:family="text">
      <style:text-properties fo:font-size="10pt" style:font-size-asian="10pt"/>
    </style:style>
    <style:style style:name="ListLabel_20_7" style:display-name="ListLabel 7" style:family="text">
      <style:text-properties style:font-name-asian="Times" style:font-family-asian="Times" style:font-family-generic-asian="system" style:font-pitch-asian="variable"/>
    </style:style>
    <style:style style:name="ListLabel_20_6" style:display-name="ListLabel 6" style:family="text">
      <style:text-properties style:font-name-asian="Andale Sans UI" style:font-family-asian="'Andale Sans UI'" style:font-family-generic-asian="system" style:font-pitch-asian="variable"/>
    </style:style>
    <style:style style:name="ListLabel_20_5" style:display-name="ListLabel 5" style:family="text">
      <style:text-properties fo:font-size="10pt" style:font-name-asian="Times" style:font-family-asian="Times" style:font-family-generic-asian="system" style:font-pitch-asian="variable" style:font-size-asian="10pt"/>
    </style:style>
    <style:style style:name="ListLabel_20_4" style:display-name="ListLabel 4" style:family="text">
      <style:text-properties fo:font-size="10pt" style:font-name-asian="Andale Sans UI" style:font-family-asian="'Andale Sans UI'" style:font-family-generic-asian="system" style:font-pitch-asian="variable" style:font-size-asian="10pt"/>
    </style:style>
    <style:style style:name="ListLabel_20_3" style:display-name="ListLabel 3" style:family="text">
      <style:text-properties fo:font-size="10pt" style:font-name-asian="Albany1" style:font-family-asian="Albany" style:font-family-generic-asian="system" style:font-pitch-asian="variable" style:font-size-asian="10pt"/>
    </style:style>
    <style:style style:name="ListLabel_20_2" style:display-name="ListLabel 2" style:family="text">
      <style:text-properties style:font-name-asian="Albany1" style:font-family-asian="Albany" style:font-family-generic-asian="system" style:font-pitch-asian="variable"/>
    </style:style>
    <style:style style:name="ListLabel_20_1" style:display-name="ListLabel 1" style:family="text">
      <style:text-properties fo:font-size="10pt" style:font-size-asian="10pt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/>
    </style:style>
    <style:style style:name="WW8Num3z8" style:family="text"/>
    <style:style style:name="WW8Num3z7" style:family="text"/>
    <style:style style:name="WW8Num3z6" style:family="text"/>
    <style:style style:name="WW8Num3z5" style:family="text"/>
    <style:style style:name="WW8Num3z4" style:family="text"/>
    <style:style style:name="WW8Num3z3" style:family="text"/>
    <style:style style:name="WW8Num3z2" style:family="text"/>
    <style:style style:name="WW8Num3z1" style:family="text"/>
    <style:style style:name="Texto_20_de_20_cuerpo_20_Car" style:display-name="Texto de cuerpo Car" style:family="text">
      <style:text-properties style:font-name="Times New Roman" fo:font-family="'Times New Roman'" style:font-family-generic="roman" style:font-pitch="variable" fo:font-size="12pt" fo:language="es" fo:country="ES" style:letter-kerning="true" style:font-name-asian="Mangal" style:font-family-asian="Mangal" style:font-family-generic-asian="system" style:font-pitch-asian="variable" style:font-size-asian="12pt" style:language-asian="hi" style:country-asian="IN"/>
    </style:style>
    <style:style style:name="Título_20_7_20_Car" style:display-name="Título 7 Car" style:family="text">
      <style:text-properties fo:color="#404040" style:font-name="Calibri2" fo:font-family="Calibri" style:font-family-generic="roman" style:font-pitch="variable" fo:font-size="14pt" fo:language="es" fo:country="ES" fo:font-style="italic" fo:font-weight="bold" style:font-name-asian="Times New Roman2" style:font-family-asian="'Times New Roman'" style:font-family-generic-asian="system" style:font-pitch-asian="variable" style:font-size-asian="14pt" style:font-style-asian="italic" style:font-weight-asian="bold"/>
    </style:style>
    <style:style style:name="WW8Num19z0" style:family="text">
      <style:text-properties fo:font-variant="normal" fo:text-transform="none" fo:color="#000000" style:text-line-through-style="none" style:text-line-through-type="none" style:font-name="Arial1" fo:font-family="Arial" style:font-family-generic="roman" style:font-pitch="variable" fo:font-size="10pt" fo:font-style="normal" style:text-underline-style="none" fo:font-weight="normal" style:font-name-asian="Arial2" style:font-family-asian="Arial" style:font-family-generic-asian="system" style:font-pitch-asian="variable" style:font-size-asian="10pt" style:font-style-asian="normal" style:font-weight-asian="normal"/>
    </style:style>
    <style:style style:name="WW8Num18z0" style:family="text">
      <style:text-properties fo:font-variant="normal" fo:text-transform="none" fo:color="#000000" style:text-line-through-style="none" style:text-line-through-type="none" style:font-name="Arial1" fo:font-family="Arial" style:font-family-generic="roman" style:font-pitch="variable" fo:font-size="10pt" fo:font-style="normal" style:text-underline-style="none" fo:font-weight="normal" style:font-name-asian="Arial2" style:font-family-asian="Arial" style:font-family-generic-asian="system" style:font-pitch-asian="variable" style:font-size-asian="10pt" style:font-style-asian="normal" style:font-weight-asian="normal"/>
    </style:style>
    <style:style style:name="WW8Num17z0" style:family="text">
      <style:text-properties fo:font-variant="normal" fo:text-transform="none" fo:color="#000000" style:text-line-through-style="none" style:text-line-through-type="none" style:font-name="Arial1" fo:font-family="Arial" style:font-family-generic="roman" style:font-pitch="variable" fo:font-size="10pt" fo:font-style="normal" style:text-underline-style="none" fo:font-weight="normal" style:font-name-asian="Arial2" style:font-family-asian="Arial" style:font-family-generic-asian="system" style:font-pitch-asian="variable" style:font-size-asian="10pt" style:font-style-asian="normal" style:font-weight-asian="normal"/>
    </style:style>
    <style:style style:name="WW8Num16z0" style:family="text">
      <style:text-properties fo:font-variant="normal" fo:text-transform="none" fo:color="#000000" style:text-line-through-style="none" style:text-line-through-type="none" style:font-name="Arial1" fo:font-family="Arial" style:font-family-generic="roman" style:font-pitch="variable" fo:font-size="10pt" fo:language="en" fo:country="US" fo:font-style="normal" style:text-underline-style="none" fo:font-weight="normal" style:font-name-asian="Arial2" style:font-family-asian="Arial" style:font-family-generic-asian="system" style:font-pitch-asian="variable" style:font-size-asian="10pt" style:font-style-asian="normal" style:font-weight-asian="normal"/>
    </style:style>
    <style:style style:name="WW8Num15z0" style:family="text">
      <style:text-properties fo:font-variant="normal" fo:text-transform="none" fo:color="#000000" style:text-line-through-style="none" style:text-line-through-type="none" style:font-name="Arial1" fo:font-family="Arial" style:font-family-generic="roman" style:font-pitch="variable" fo:font-size="10pt" fo:font-style="normal" style:text-underline-style="none" fo:font-weight="normal" style:font-name-asian="Arial2" style:font-family-asian="Arial" style:font-family-generic-asian="system" style:font-pitch-asian="variable" style:font-size-asian="10pt" style:font-style-asian="normal" style:font-weight-asian="normal"/>
    </style:style>
    <style:style style:name="WW8Num14z0" style:family="text">
      <style:text-properties fo:font-variant="normal" fo:text-transform="none" fo:color="#000000" style:text-line-through-style="none" style:text-line-through-type="none" style:font-name="Arial1" fo:font-family="Arial" style:font-family-generic="roman" style:font-pitch="variable" fo:font-size="10pt" fo:font-style="normal" style:text-underline-style="none" fo:font-weight="normal" style:font-name-asian="Arial2" style:font-family-asian="Arial" style:font-family-generic-asian="system" style:font-pitch-asian="variable" style:font-size-asian="10pt" style:font-style-asian="normal" style:font-weight-asian="normal"/>
    </style:style>
    <style:style style:name="WW8Num13z0" style:family="text">
      <style:text-properties fo:font-variant="normal" fo:text-transform="none" fo:color="#000000" style:text-line-through-style="none" style:text-line-through-type="none" style:font-name="Arial1" fo:font-family="Arial" style:font-family-generic="roman" style:font-pitch="variable" fo:font-size="10pt" fo:font-style="normal" style:text-underline-style="none" fo:font-weight="normal" style:font-name-asian="Arial2" style:font-family-asian="Arial" style:font-family-generic-asian="system" style:font-pitch-asian="variable" style:font-size-asian="10pt" style:font-style-asian="normal" style:font-weight-asian="normal"/>
    </style:style>
    <style:style style:name="WW8Num12z1" style:family="text">
      <style:text-properties fo:font-size="12pt" style:font-size-asian="12pt"/>
    </style:style>
    <style:style style:name="WW8Num12z0" style:family="text">
      <style:text-properties fo:color="#0070c0" style:font-name="Arial1" fo:font-family="Arial" style:font-family-generic="roman" style:font-pitch="variable" fo:font-size="9pt" style:font-name-asian="Arial2" style:font-family-asian="Arial" style:font-family-generic-asian="system" style:font-pitch-asian="variable" style:font-size-asian="9pt"/>
    </style:style>
    <style:style style:name="WW8Num11z0" style:family="text">
      <style:text-properties fo:font-variant="normal" fo:text-transform="none" fo:color="#000000" style:text-line-through-style="none" style:text-line-through-type="none" style:font-name="Arial1" fo:font-family="Arial" style:font-family-generic="roman" style:font-pitch="variable" fo:font-size="10pt" fo:font-style="normal" style:text-underline-style="none" fo:font-weight="normal" style:font-name-asian="Arial2" style:font-family-asian="Arial" style:font-family-generic-asian="system" style:font-pitch-asian="variable" style:font-size-asian="10pt" style:font-style-asian="normal" style:font-weight-asian="normal"/>
    </style:style>
    <style:style style:name="WW8Num10z0" style:family="text">
      <style:text-properties fo:font-variant="normal" fo:text-transform="none" fo:color="#000000" style:text-line-through-style="none" style:text-line-through-type="none" style:font-name="Arial1" fo:font-family="Arial" style:font-family-generic="roman" style:font-pitch="variable" fo:font-size="10pt" fo:language="en" fo:country="US" fo:font-style="normal" style:text-underline-style="none" fo:font-weight="normal" style:font-name-asian="Arial2" style:font-family-asian="Arial" style:font-family-generic-asian="system" style:font-pitch-asian="variable" style:font-size-asian="10pt" style:font-style-asian="normal" style:font-weight-asian="normal"/>
    </style:style>
    <style:style style:name="WW8Num9z0" style:family="text">
      <style:text-properties fo:font-variant="normal" fo:text-transform="none" fo:color="#000000" style:text-line-through-style="none" style:text-line-through-type="none" style:font-name="Arial1" fo:font-family="Arial" style:font-family-generic="roman" style:font-pitch="variable" fo:font-size="10pt" fo:font-style="normal" style:text-underline-style="none" fo:font-weight="normal" style:font-name-asian="Arial2" style:font-family-asian="Arial" style:font-family-generic-asian="system" style:font-pitch-asian="variable" style:font-size-asian="10pt" style:font-style-asian="normal" style:font-weight-asian="normal"/>
    </style:style>
    <style:style style:name="WW8Num8z0" style:family="text">
      <style:text-properties fo:font-variant="normal" fo:text-transform="none" fo:color="#000000" style:text-line-through-style="none" style:text-line-through-type="none" style:font-name="Arial1" fo:font-family="Arial" style:font-family-generic="roman" style:font-pitch="variable" fo:font-size="10pt" fo:font-style="normal" style:text-underline-style="none" fo:font-weight="normal" style:font-name-asian="Arial2" style:font-family-asian="Arial" style:font-family-generic-asian="system" style:font-pitch-asian="variable" style:font-size-asian="10pt" style:font-style-asian="normal" style:font-weight-asian="normal"/>
    </style:style>
    <style:style style:name="WW8Num7z0" style:family="text">
      <style:text-properties fo:font-variant="normal" fo:text-transform="none" fo:color="#000000" style:text-line-through-style="none" style:text-line-through-type="none" style:font-name="Arial1" fo:font-family="Arial" style:font-family-generic="roman" style:font-pitch="variable" fo:font-size="10pt" fo:font-style="normal" style:text-underline-style="none" fo:font-weight="normal" style:font-name-asian="Arial2" style:font-family-asian="Arial" style:font-family-generic-asian="system" style:font-pitch-asian="variable" style:font-size-asian="10pt" style:font-style-asian="normal" style:font-weight-asian="normal"/>
    </style:style>
    <style:style style:name="WW8Num6z0" style:family="text">
      <style:text-properties fo:font-variant="normal" fo:text-transform="none" fo:color="#000000" style:text-line-through-style="none" style:text-line-through-type="none" style:font-name="Arial1" fo:font-family="Arial" style:font-family-generic="roman" style:font-pitch="variable" fo:font-size="10pt" fo:language="en" fo:country="US" fo:font-style="normal" style:text-underline-style="none" fo:font-weight="normal" style:font-name-asian="Arial2" style:font-family-asian="Arial" style:font-family-generic-asian="system" style:font-pitch-asian="variable" style:font-size-asian="10pt" style:font-style-asian="normal" style:font-weight-asian="normal"/>
    </style:style>
    <style:style style:name="WW8Num5z0" style:family="text">
      <style:text-properties fo:font-variant="normal" fo:text-transform="none" fo:color="#000000" style:text-line-through-style="none" style:text-line-through-type="none" style:font-name="Arial1" fo:font-family="Arial" style:font-family-generic="roman" style:font-pitch="variable" fo:font-size="10pt" fo:language="en" fo:country="US" fo:font-style="normal" style:text-underline-style="none" fo:font-weight="normal" style:font-name-asian="Arial2" style:font-family-asian="Arial" style:font-family-generic-asian="system" style:font-pitch-asian="variable" style:font-size-asian="10pt" style:font-style-asian="normal" style:font-weight-asian="normal"/>
    </style:style>
    <style:style style:name="WW8Num4z0" style:family="text">
      <style:text-properties fo:font-variant="normal" fo:text-transform="none" fo:color="#000000" style:text-line-through-style="none" style:text-line-through-type="none" style:font-name="Arial1" fo:font-family="Arial" style:font-family-generic="roman" style:font-pitch="variable" fo:font-size="10pt" fo:font-style="normal" style:text-underline-style="none" fo:font-weight="normal" style:font-name-asian="Arial2" style:font-family-asian="Arial" style:font-family-generic-asian="system" style:font-pitch-asian="variable" style:font-size-asian="10pt" style:font-style-asian="normal" style:font-weight-asian="normal"/>
    </style:style>
    <style:style style:name="WW8Num3z0" style:family="text">
      <style:text-properties fo:font-variant="normal" fo:text-transform="none" fo:color="#000000" style:text-line-through-style="none" style:text-line-through-type="none" style:font-name="Arial1" fo:font-family="Arial" style:font-family-generic="roman" style:font-pitch="variable" fo:font-size="10pt" fo:font-style="normal" style:text-underline-style="none" fo:font-weight="normal" style:font-name-asian="Arial2" style:font-family-asian="Arial" style:font-family-generic-asian="system" style:font-pitch-asian="variable" style:font-size-asian="10pt" style:font-style-asian="normal" style:font-weight-asian="normal"/>
    </style:style>
    <style:style style:name="WW8Num1z8" style:family="text"/>
    <style:style style:name="WW8Num1z7" style:family="text"/>
    <style:style style:name="WW8Num1z6" style:family="text"/>
    <style:style style:name="WW8Num1z5" style:family="text"/>
    <style:style style:name="WW8Num1z4" style:family="text"/>
    <style:style style:name="WW8Num1z3" style:family="text">
      <style:text-properties style:font-name="Wingdings" fo:font-family="Wingdings" style:font-family-generic="roman" style:font-pitch="variable" style:font-name-asian="Wingdings1" style:font-family-asian="Wingdings" style:font-family-generic-asian="system" style:font-pitch-asian="variable"/>
    </style:style>
    <style:style style:name="WW8Num1z2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/>
    </style:style>
    <style:style style:name="WW8Num1z1" style:family="text"/>
    <style:style style:name="WW-Absatz-Standardschriftart11111111111111111111111" style:family="text"/>
    <style:style style:name="Fuente_20_de_20_párrafo_20_predeter.2" style:display-name="Fuente de párrafo predeter.2" style:family="text"/>
    <style:style style:name="WW-Absatz-Standardschriftart1111111111111111111111" style:family="text"/>
    <style:style style:name="Fuente_20_de_20_párrafo_20_predeter.3" style:display-name="Fuente de párrafo predeter.3" style:family="text"/>
    <style:style style:name="WW-Absatz-Standardschriftart111111111111111111111" style:family="text"/>
    <style:style style:name="WW-Absatz-Standardschriftart11111111111111111111" style:family="text"/>
    <style:style style:name="WW-Absatz-Standardschriftart1111111111111111111" style:family="text"/>
    <style:style style:name="WW-Absatz-Standardschriftart111111111111111111" style:family="text"/>
    <style:style style:name="WW-Absatz-Standardschriftart11111111111111111" style:family="text"/>
    <style:style style:name="WW-Absatz-Standardschriftart1111111111111111" style:family="text"/>
    <style:style style:name="WW-Absatz-Standardschriftart111111111111111" style:family="text"/>
    <style:style style:name="WW-Absatz-Standardschriftart11111111111111" style:family="text"/>
    <style:style style:name="WW-Absatz-Standardschriftart1111111111111" style:family="text"/>
    <style:style style:name="WW-Absatz-Standardschriftart111111111111" style:family="text"/>
    <style:style style:name="WW-Absatz-Standardschriftart1111111111" style:family="text"/>
    <style:style style:name="WW-Absatz-Standardschriftart111111111" style:family="text"/>
    <style:style style:name="WW-Absatz-Standardschriftart11111111" style:family="text"/>
    <style:style style:name="WW-Absatz-Standardschriftart1111111" style:family="text"/>
    <style:style style:name="WW-Absatz-Standardschriftart111111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Header" style:master-page-name="">
      <style:paragraph-properties style:page-number="auto">
        <style:tab-stops>
          <style:tab-stop style:position="3cm"/>
          <style:tab-stop style:position="12.924cm"/>
          <style:tab-stop style:position="21.11cm"/>
          <style:tab-stop style:position="26.09cm" style:type="right"/>
        </style:tab-stops>
      </style:paragraph-properties>
      <style:text-properties fo:font-size="8pt" officeooo:rsid="0048d237" officeooo:paragraph-rsid="0048d237" style:font-size-asian="8pt" style:font-size-complex="8pt"/>
    </style:style>
    <style:style style:name="MP3" style:family="paragraph" style:parent-style-name="Header">
      <style:paragraph-properties>
        <style:tab-stops>
          <style:tab-stop style:position="3cm"/>
          <style:tab-stop style:position="12.924cm"/>
          <style:tab-stop style:position="13cm"/>
          <style:tab-stop style:position="21.11cm"/>
        </style:tab-stops>
      </style:paragraph-properties>
      <style:text-properties fo:font-size="8pt" officeooo:rsid="0048d237" officeooo:paragraph-rsid="0048d237" style:font-size-asian="8pt" style:font-size-complex="8pt"/>
    </style:style>
    <style:style style:name="MT1" style:family="text">
      <style:text-properties fo:font-size="12pt" style:font-size-asian="12pt" style:font-size-complex="12pt"/>
    </style:style>
    <style:style style:name="MT2" style:family="text">
      <style:text-properties fo:font-size="11pt" style:font-size-asian="11pt" style:font-size-complex="11pt"/>
    </style:style>
    <style:page-layout style:name="Mpm1">
      <style:page-layout-properties fo:page-width="21.001cm" fo:page-height="90.699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9.7cm" fo:page-height="21.001cm" style:num-format="1" style:print-orientation="landscape" fo:margin-top="1.499cm" fo:margin-bottom="0.801cm" fo:margin-left="1.499cm" fo:margin-right="1.499cm" fo:background-color="transparent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9.7cm" fo:page-height="21.001cm" style:num-format="1" style:print-orientation="landscape" fo:margin-top="1.499cm" fo:margin-bottom="0.499cm" fo:margin-left="1.499cm" fo:margin-right="1.499cm" fo:background-color="transparent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4">
      <style:page-layout-properties fo:page-width="97.899cm" fo:page-height="21.001cm" style:num-format="1" style:print-orientation="landscape" fo:margin-top="1.499cm" fo:margin-bottom="0.801cm" fo:margin-left="1.499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5">
      <style:page-layout-properties fo:page-width="21.001cm" fo:page-height="107.301cm" style:num-format="1" style:print-orientation="portrait" fo:margin-top="1.499cm" fo:margin-bottom="0.801cm" fo:margin-left="1.499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6">
      <style:page-layout-properties fo:page-width="21.001cm" fo:page-height="119.001cm" style:num-format="1" style:print-orientation="portrait" fo:margin-top="1.499cm" fo:margin-bottom="0.801cm" fo:margin-left="1.499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7">
      <style:page-layout-properties fo:page-width="21.001cm" fo:page-height="125.7cm" style:num-format="1" style:print-orientation="portrait" fo:margin-top="1.499cm" fo:margin-bottom="0.7cm" fo:margin-left="1.499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8">
      <style:page-layout-properties fo:page-width="21.001cm" fo:page-height="90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0</text:page-number></text:p>
      </style:footer>
    </style:master-page>
    <style:master-page style:name="_31_" style:display-name="1" style:page-layout-name="Mpm2">
      <style:header>
        <text:p text:style-name="MP2"><text:tab/><text:span text:style-name="MT1">DOCUMENT D'ADAPTACIÓ CURRICULAR INDIVIDUALITZADA<text:tab/><text:tab/></text:span><text:span text:style-name="MT1"><text:page-number text:select-page="current">0</text:page-number></text:span><text:span text:style-name="MT1">/</text:span><text:span text:style-name="MT1"><text:page-count>11</text:page-count></text:span></text:p>
        <text:p text:style-name="MP3"><text:tab/><text:span text:style-name="MT2">Alumne:<text:tab/>NAC:<text:tab/>NRC:</text:span></text:p>
      </style:header>
      <style:footer>
        <text:p text:style-name="MP1"><text:page-number text:select-page="current">0</text:page-number></text:p>
      </style:footer>
    </style:master-page>
    <style:master-page style:name="_32_" style:display-name="2" style:page-layout-name="Mpm3">
      <style:footer>
        <text:p text:style-name="MP1"><text:page-number text:select-page="current">0</text:page-number></text:p>
      </style:footer>
    </style:master-page>
    <style:master-page style:name="_33_" style:display-name="3" style:page-layout-name="Mpm4">
      <style:footer>
        <text:p text:style-name="MP1"><text:page-number text:select-page="current">0</text:page-number></text:p>
      </style:footer>
    </style:master-page>
    <style:master-page style:name="_34_" style:display-name="4" style:page-layout-name="Mpm5">
      <style:footer>
        <text:p text:style-name="MP1"><text:page-number text:select-page="current">0</text:page-number></text:p>
      </style:footer>
    </style:master-page>
    <style:master-page style:name="_35_" style:display-name="5" style:page-layout-name="Mpm6">
      <style:footer>
        <text:p text:style-name="MP1"><text:page-number text:select-page="current">0</text:page-number></text:p>
      </style:footer>
    </style:master-page>
    <style:master-page style:name="_36_" style:display-name="6" style:page-layout-name="Mpm7">
      <style:footer>
        <text:p text:style-name="MP1"><text:page-number text:select-page="current">0</text:page-number></text:p>
      </style:footer>
    </style:master-page>
    <style:master-page style:name="First_20_Page" style:display-name="First Page" style:page-layout-name="Mpm8" style:next-style-name="Standard"/>
    <style:master-page style:name="Index" style:page-layout-name="Mpm8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entor</meta:initial-creator>
    <meta:creation-date>2014-09-24T18:48:00</meta:creation-date>
    <dc:date>2016-08-01T03:59:21.270844363</dc:date>
    <meta:editing-cycles>208</meta:editing-cycles>
    <meta:editing-duration>P1DT12H25M18S</meta:editing-duration>
    <meta:generator>LibreOffice/4.2.8.2$Linux_X86_64 LibreOffice_project/420m0$Build-2</meta:generator>
    <meta:document-statistic meta:table-count="1" meta:image-count="0" meta:object-count="0" meta:page-count="11" meta:paragraph-count="320" meta:word-count="3609" meta:character-count="25033" meta:non-whitespace-character-count="21700"/>
  </office:meta>
</office:document-meta>
</file>